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B000000297C599DBE20E6F75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70.75pt"/>
    </style:style>
    <style:style style:name="co3" style:family="table-column">
      <style:table-column-properties fo:break-before="auto" style:column-width="146.3pt"/>
    </style:style>
    <style:style style:name="co4" style:family="table-column">
      <style:table-column-properties fo:break-before="auto" style:column-width="285.25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125.04pt"/>
    </style:style>
    <style:style style:name="co7" style:family="table-column">
      <style:table-column-properties fo:break-before="auto" style:column-width="68.06pt"/>
    </style:style>
    <style:style style:name="co8" style:family="table-column">
      <style:table-column-properties fo:break-before="auto" style:column-width="210.81pt"/>
    </style:style>
    <style:style style:name="co9" style:family="table-column">
      <style:table-column-properties fo:break-before="auto" style:column-width="96.75pt"/>
    </style:style>
    <style:style style:name="co10" style:family="table-column">
      <style:table-column-properties fo:break-before="auto" style:column-width="85.69pt"/>
    </style:style>
    <style:style style:name="co11" style:family="table-column">
      <style:table-column-properties fo:break-before="auto" style:column-width="171.44pt"/>
    </style:style>
    <style:style style:name="co12" style:family="table-column">
      <style:table-column-properties fo:break-before="auto" style:column-width="92.01pt"/>
    </style:style>
    <style:style style:name="co13" style:family="table-column">
      <style:table-column-properties fo:break-before="auto" style:column-width="250.1pt"/>
    </style:style>
    <style:style style:name="co14" style:family="table-column">
      <style:table-column-properties fo:break-before="auto" style:column-width="69.19pt"/>
    </style:style>
    <style:style style:name="co15" style:family="table-column">
      <style:table-column-properties fo:break-before="auto" style:column-width="64.09pt"/>
    </style:style>
    <style:style style:name="co16" style:family="table-column">
      <style:table-column-properties fo:break-before="auto" style:column-width="148.65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87.31pt"/>
    </style:style>
    <style:style style:name="co19" style:family="table-column">
      <style:table-column-properties fo:break-before="auto" style:column-width="137.65pt"/>
    </style:style>
    <style:style style:name="co20" style:family="table-column">
      <style:table-column-properties fo:break-before="auto" style:column-width="228.9pt"/>
    </style:style>
    <style:style style:name="co21" style:family="table-column">
      <style:table-column-properties fo:break-before="auto" style:column-width="130.56pt"/>
    </style:style>
    <style:style style:name="co22" style:family="table-column">
      <style:table-column-properties fo:break-before="auto" style:column-width="121.1pt"/>
    </style:style>
    <style:style style:name="co23" style:family="table-column">
      <style:table-column-properties fo:break-before="auto" style:column-width="106.95pt"/>
    </style:style>
    <style:style style:name="co24" style:family="table-column">
      <style:table-column-properties fo:break-before="auto" style:column-width="296.56pt"/>
    </style:style>
    <style:style style:name="ro1" style:family="table-row">
      <style:table-row-properties style:row-height="12.84pt" fo:break-before="auto" style:use-optimal-row-height="fals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4.0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2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pt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pt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pt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pt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pt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pt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pt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pt"/>
      <style:text-properties style:use-window-font-color="true" style:font-name="Courier New1" fo:font-size="11pt" style:font-size-asian="11pt" style:font-size-complex="11pt"/>
    </style:style>
    <style:style style:name="ce55" style:family="table-cell" style:parent-style-name="Default" style:data-style-name="N100">
      <style:table-cell-properties fo:background-color="#cccccc" style:text-align-source="fix" style:repeat-content="false" fo:wrap-option="no-wrap"/>
      <style:paragraph-properties fo:text-align="end" fo:margin-left="0pt"/>
      <style:text-properties fo:color="#000000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pt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pt"/>
      <style:text-properties fo:color="#000000" style:font-name="Courier New1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urier New1"/>
    </style:style>
    <style:style style:name="ce14" style:family="table-cell" style:parent-style-name="Default">
      <style:text-properties style:font-name="Courier New1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pt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pt"/>
      <style:text-properties fo:color="#000000" style:text-outline="false" style:text-line-through-style="none" style:text-line-through-typ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urier New1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pt"/>
      <style:text-properties style:font-name="Courier New1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pt"/>
      <style:text-properties style:font-name="Courier New1" fo:font-size="11pt" style:font-size-asian="11pt" style:font-size-complex="11pt"/>
    </style:style>
    <style:style style:name="ce71" style:family="table-cell" style:parent-style-name="Default" style:data-style-name="N100">
      <style:table-cell-properties fo:background-color="#cccccc" fo:wrap-option="no-wrap"/>
      <style:text-properties fo:color="#000000"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4" style:family="table-cell" style:parent-style-name="Default" style:data-style-name="N100">
      <style:table-cell-properties fo:wrap-option="no-wrap"/>
      <style:text-properties fo:color="#000000" style:text-outline="false" style:text-line-through-style="none" style:text-line-through-typ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pt"/>
      <style:text-properties fo:color="#000000" style:text-outline="false" style:text-line-through-style="none" style:text-line-through-typ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style:text-align-source="value-type" style:repeat-content="false" fo:wrap-option="no-wrap"/>
      <style:paragraph-properties fo:margin-left="0pt"/>
      <style:text-properties fo:color="#000000" style:text-outline="false" style:text-line-through-style="none" style:text-line-through-typ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pt"/>
      <style:text-properties fo:color="#000000" style:text-outline="false" style:text-line-through-style="none" style:text-line-through-typ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pt"/>
      <style:text-properties fo:color="#000000" style:font-name="Courier New1" fo:font-size="11pt" style:font-size-asian="11pt" style:font-size-complex="11pt"/>
    </style:style>
    <style:style style:name="ce49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pt"/>
      <style:text-properties style:use-window-font-color="true" style:font-name="Courier New1" fo:font-size="11pt" style:font-size-asian="11pt" style:font-size-complex="11pt"/>
    </style:style>
    <style:style style:name="ce77" style:family="table-cell" style:parent-style-name="Default" style:data-style-name="N100">
      <style:table-cell-properties fo:background-color="#ff000a" fo:wrap-option="no-wrap"/>
      <style:text-properties fo:color="#000000" style:font-name="Courier New1" fo:font-size="11pt" style:font-size-asian="11pt" style:font-size-complex="11pt"/>
    </style:style>
    <style:style style:name="ce83" style:family="table-cell" style:parent-style-name="Default">
      <style:text-properties fo:color="#000000" style:font-name="Courier New1" style:font-size-asian="11pt" style:font-size-complex="11pt"/>
    </style: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pt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shapes>
          <draw:frame draw:z-index="0" draw:name="Image 1" draw:style-name="gr1" draw:text-style-name="P1" svg:width="399.34pt" svg:height="19.76pt" svg:x="352.8pt" svg:y="11265.28pt">
            <draw:image xlink:href="Pictures/100000000000036B000000297C599DBE20E6F75B.png" xlink:type="simple" xlink:show="embed" xlink:actuate="onLoad">
              <text:p/>
            </draw:image>
          </draw:frame>
        </table:shapes>
        <table:table-column table:style-name="co1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 calcext:value-type="string">
            <text:p>Debug:</text:p>
          </table:table-cell>
          <table:table-cell table:style-name="ce32" office:value-type="string" calcext:value-type="string">
            <text:p>0xBE6BBE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 calcext:value-type="string">
            <text:p>0xBE69EB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 calcext:value-type="string">
            <text:p>00BE695F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Release:</text:p>
          </table:table-cell>
          <table:table-cell table:style-name="ce32" office:value-type="string" calcext:value-type="string">
            <text:p>0xBE73FE</text:p>
          </table:table-cell>
          <table:table-cell table:style-name="ce45" office:value-type="string" calcext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 calcext:value-type="string">
            <text:p>0xBE719F</text:p>
          </table:table-cell>
          <table:table-cell table:style-name="ce45" office:value-type="string" calcext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 calcext:value-type="string">
            <text:p>0xBE722B</text:p>
          </table:table-cell>
          <table:table-cell table:style-name="ce45" office:value-type="string" calcext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+0x0000</text:p>
          </table:table-cell>
          <table:table-cell table:style-name="ce32" office:value-type="string" calcext:value-type="string">
            <text:p>byte</text:p>
          </table:table-cell>
          <table:table-cell table:style-name="ce46" office:value-type="string" calcext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Release:</text:p>
          </table:table-cell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0x11E7CA0</text:p>
          </table:table-cell>
          <table:table-cell table:style-name="ce32" office:value-type="string" calcext:value-type="string">
            <text:p>float</text:p>
          </table:table-cell>
          <table:table-cell table:style-name="ce45" office:value-type="string" calcext:value-type="string">
            <text:p>Unknown, everybody tposes if changed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1E7CEC</text:p>
          </table:table-cell>
          <table:table-cell table:style-name="ce32" office:value-type="string" calcext:value-type="string">
            <text:p>float</text:p>
          </table:table-cell>
          <table:table-cell table:style-name="ce45" office:value-type="string" calcext:value-type="string">
            <text:p>Unknown, interesting light effects from tiny change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1E7D34</text:p>
          </table:table-cell>
          <table:table-cell table:style-name="ce32" office:value-type="string" calcext:value-type="string">
            <text:p>float</text:p>
          </table:table-cell>
          <table:table-cell table:style-name="ce45" office:value-type="string" calcext:value-type="string">
            <text:p>Light related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1E7DD4</text:p>
          </table:table-cell>
          <table:table-cell table:style-name="ce32" office:value-type="string" calcext:value-type="string">
            <text:p>float</text:p>
          </table:table-cell>
          <table:table-cell table:style-name="ce45" office:value-type="string" calcext:value-type="string">
            <text:p>FOV relate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 calcext:value-type="string">
            <text:p>1.14 = norma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 calcext:value-type="string">
            <text:p>1.39 = warp effec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2">
          <table:table-cell table:style-name="ce9" office:value-type="string" calcext:value-type="string">
            <text:p>Release:</text:p>
          </table:table-cell>
          <table:table-cell table:style-name="Default"/>
          <table:table-cell table:style-name="ce45" office:value-type="string" calcext:value-type="string">
            <text:p>DARKSOULS.exe+EDF020 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0x12DE2A0</text:p>
          </table:table-cell>
          <table:table-cell table:style-name="Default" office:value-type="string" calcext:value-type="string">
            <text:p>long</text:p>
          </table:table-cell>
          <table:table-cell table:style-name="ce45" office:value-type="string" calcext:value-type="string">
            <text:p>Unknown, used in Util_RequestLevelUpFirst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0x12DE2A8</text:p>
          </table:table-cell>
          <table:table-cell table:style-name="Default" office:value-type="string" calcext:value-type="string">
            <text:p>long</text:p>
          </table:table-cell>
          <table:table-cell table:style-name="ce45" office:value-type="string" calcext:value-type="string">
            <text:p>Unknown, used in Util_RequestLevelUp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0x12DE2B0</text:p>
          </table:table-cell>
          <table:table-cell table:style-name="Default" office:value-type="string" calcext:value-type="string">
            <text:p>long</text:p>
          </table:table-cell>
          <table:table-cell table:style-name="ce45" office:value-type="string" calcext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0x12DE2B8</text:p>
          </table:table-cell>
          <table:table-cell table:style-name="Default" office:value-type="string" calcext:value-type="string">
            <text:p>long</text:p>
          </table:table-cell>
          <table:table-cell table:style-name="ce45" office:value-type="string" calcext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0x12DF02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0x12DF3EC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Release:</text:p>
          </table:table-cell>
          <table:table-cell office:value-type="string" calcext:value-type="string">
            <text:p>0x12E29E8</text:p>
          </table:table-cell>
          <table:table-cell office:value-type="string" calcext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Debug: </text:p>
          </table:table-cell>
          <table:table-cell table:style-name="ce15" office:value-type="string" calcext:value-type="string">
            <text:p>0x12E69E8</text:p>
          </table:table-cell>
          <table:table-cell table:style-name="ce15" office:value-type="string" calcext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Entity Struct (MP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chardata1</text:p>
          </table:table-cell>
          <table:table-cell office:value-type="string" calcext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+0x001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14</text:p>
          </table:table-cell>
          <table:table-cell table:style-name="ce15" office:value-type="string" calcext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 calcext:value-type="string">
            <text:p>x4</text:p>
          </table:table-cell>
          <table:table-cell table:style-name="ce15" office:value-type="string" calcext:value-type="string">
            <text:p>Player Hid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x1</text:p>
          </table:table-cell>
          <table:table-cell table:style-name="ce15" office:value-type="string" calcext:value-type="string">
            <text:p>SetDisabl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18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1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+0x14</text:p>
          </table:table-cell>
          <table:table-cell office:value-type="string" calcext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+0x0020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40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0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Release: </text:p>
          </table:table-cell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Debug:</text:p>
          </table:table-cell>
          <table:table-cell office:value-type="string" calcext:value-type="string">
            <text:p>+0x400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GeneralDialogInfo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0x12E33E0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 calcext:value-type="string">
            <text:p>50002</text:p>
          </table:table-cell>
          <table:table-cell table:style-name="ce45" office:value-type="string" calcext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 calcext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 calcext:value-type="string">
            <text:p>65000</text:p>
          </table:table-cell>
          <table:table-cell table:style-name="ce45" office:value-type="string" calcext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 calcext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 calcext:value-type="string">
            <text:p>70000</text:p>
          </table:table-cell>
          <table:table-cell table:style-name="ce45" office:value-type="string" calcext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 calcext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4" office:value-type="string" calcext:value-type="string">
            <text:p>10010800</text:p>
          </table:table-cell>
          <table:table-cell table:style-name="ce45" office:value-type="string" calcext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2E33E4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 calcext:value-type="string">
            <text:p>1</text:p>
          </table:table-cell>
          <table:table-cell table:style-name="ce45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 calcext:value-type="string">
            <text:p>2</text:p>
          </table:table-cell>
          <table:table-cell table:style-name="ce45" office:value-type="string" calcext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 calcext:value-type="string">
            <text:p>3</text:p>
          </table:table-cell>
          <table:table-cell table:style-name="ce45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 calcext:value-type="string">
            <text:p>4</text:p>
          </table:table-cell>
          <table:table-cell table:style-name="ce45" office:value-type="string" calcext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 calcext:value-type="string">
            <text:p>5</text:p>
          </table:table-cell>
          <table:table-cell table:style-name="ce45" office:value-type="string" calcext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 calcext:value-type="string">
            <text:p>6</text:p>
          </table:table-cell>
          <table:table-cell table:style-name="ce45" office:value-type="string" calcext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2E33EC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 calcext:value-type="float">
            <text:p>1</text:p>
          </table:table-cell>
          <table:table-cell table:style-name="ce17" office:value-type="string" calcext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 calcext:value-type="float">
            <text:p>2</text:p>
          </table:table-cell>
          <table:table-cell table:style-name="ce17" office:value-type="string" calcext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 calcext:value-type="float">
            <text:p>3</text:p>
          </table:table-cell>
          <table:table-cell table:style-name="ce17" office:value-type="string" calcext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 calcext:value-type="float">
            <text:p>4</text:p>
          </table:table-cell>
          <table:table-cell table:style-name="ce17" office:value-type="string" calcext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 calcext:value-type="float">
            <text:p>5</text:p>
          </table:table-cell>
          <table:table-cell table:style-name="ce17" office:value-type="string" calcext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 calcext:value-type="float">
            <text:p>6</text:p>
          </table:table-cell>
          <table:table-cell table:style-name="ce17" office:value-type="string" calcext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 calcext:value-type="float">
            <text:p>7</text:p>
          </table:table-cell>
          <table:table-cell table:style-name="ce17" office:value-type="string" calcext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 calcext:value-type="float">
            <text:p>8</text:p>
          </table:table-cell>
          <table:table-cell table:style-name="ce17" office:value-type="string" calcext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 calcext:value-type="float">
            <text:p>9</text:p>
          </table:table-cell>
          <table:table-cell table:style-name="ce17" office:value-type="string" calcext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 calcext:value-type="string">
            <text:p>A</text:p>
          </table:table-cell>
          <table:table-cell table:style-name="ce17" office:value-type="string" calcext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 calcext:value-type="float">
            <text:p>15</text:p>
          </table:table-cell>
          <table:table-cell table:style-name="ce17" office:value-type="string" calcext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2E33F0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2E33F4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2E33F8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2E33FC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Release:</text:p>
          </table:table-cell>
          <table:table-cell office:value-type="string" calcext:value-type="string">
            <text:p>0x12E33E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+0x0000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+0x0004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+0x0008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0x12E3BA8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Start of font array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0x12E3C14</text:p>
          </table:table-cell>
          <table:table-cell office:value-type="string" calcext:value-type="string">
            <text:p>float</text:p>
          </table:table-cell>
          <table:table-cell table:style-name="ce45" office:value-type="string" calcext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2E3C28</text:p>
          </table:table-cell>
          <table:table-cell office:value-type="string" calcext:value-type="string">
            <text:p>float</text:p>
          </table:table-cell>
          <table:table-cell table:style-name="ce45" office:value-type="string" calcext:value-type="string">
            <text:p>Size of title menu fonts/LineHelp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0x12E3C3C</text:p>
          </table:table-cell>
          <table:table-cell table:style-name="ce16" office:value-type="string" calcext:value-type="string">
            <text:p>float</text:p>
          </table:table-cell>
          <table:table-cell table:style-name="ce45" office:value-type="string" calcext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 calcext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 calcext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2E3C50</text:p>
          </table:table-cell>
          <table:table-cell office:value-type="string" calcext:value-type="string">
            <text:p>float</text:p>
          </table:table-cell>
          <table:table-cell table:style-name="ce45" office:value-type="string" calcext:value-type="string">
            <text:p>Size of prompt fonts/KeyGuid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0x12E3C64</text:p>
          </table:table-cell>
          <table:table-cell office:value-type="string" calcext:value-type="string">
            <text:p>float</text:p>
          </table:table-cell>
          <table:table-cell table:style-name="ce45" office:value-type="string" calcext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 office:value-type="string" calcext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Release:</text:p>
          </table:table-cell>
          <table:table-cell table:style-name="Default"/>
          <table:table-cell table:style-name="ce45"/>
          <table:table-cell table:number-columns-repeated="1021"/>
        </table:table-row>
        <table:table-row table:style-name="ro1">
          <table:table-cell table:style-name="ce9" office:value-type="string" calcext:value-type="string">
            <text:p>0x1362DD0</text:p>
          </table:table-cell>
          <table:table-cell office:value-type="string" calcext:value-type="string">
            <text:p>long</text:p>
          </table:table-cell>
          <table:table-cell table:style-name="ce45" office:value-type="string" calcext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7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Debug:</text:p>
          </table:table-cell>
          <table:table-cell table:style-name="ce17" office:value-type="string" calcext:value-type="string">
            <text:p>0x137C578</text:p>
          </table:table-cell>
          <table:table-cell table:style-name="ce17" office:value-type="string" calcext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04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</text:p>
          </table:table-cell>
          <table:table-cell table:style-name="ce17" office:value-type="string" calcext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 calcext:value-type="string">
            <text:p>1</text:p>
          </table:table-cell>
          <table:table-cell table:style-name="ce17" office:value-type="string" calcext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 calcext:value-type="string">
            <text:p>2</text:p>
          </table:table-cell>
          <table:table-cell table:style-name="ce17" office:value-type="string" calcext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7" office:value-type="string" calcext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 calcext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HUD Elements</text:p>
          </table:table-cell>
          <table:table-cell table:style-name="ce17" office:value-type="string" calcext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0x1378388</text:p>
          </table:table-cell>
          <table:table-cell table:style-name="ce17"/>
          <table:table-cell table:style-name="ce17" office:value-type="string" calcext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0x1378640</text:p>
          </table:table-cell>
          <table:table-cell table:style-name="ce17"/>
          <table:table-cell table:style-name="ce17" office:value-type="string" calcext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[[[[0x137F904]+14]+2c]+10]</text:p>
          </table:table-cell>
          <table:table-cell table:style-name="ce17"/>
          <table:table-cell table:style-name="ce17" office:value-type="string" calcext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[[[[0x137f88c]+28]+60]+D0</text:p>
          </table:table-cell>
          <table:table-cell table:style-name="ce17"/>
          <table:table-cell table:style-name="ce17" office:value-type="string" calcext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 calcext:value-type="string">
            <text:p>+0x0078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7C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 </text:p>
          </table:table-cell>
          <table:table-cell table:style-name="ce17" office:value-type="string" calcext:value-type="string">
            <text:p>0x13784A0</text:p>
          </table:table-cell>
          <table:table-cell table:style-name="ce17" office:value-type="string" calcext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Debug: </text:p>
          </table:table-cell>
          <table:table-cell table:style-name="ce17" office:value-type="string" calcext:value-type="string">
            <text:p>0x137C660</text:p>
          </table:table-cell>
          <table:table-cell table:style-name="ce17" office:value-type="string" calcext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11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6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7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8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5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5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A7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A8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A84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A88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A92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A93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00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0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0C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0E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0F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10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11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18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40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4C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4D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4E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60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7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74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78</text:p>
          </table:table-cell>
          <table:table-cell table:style-name="ce17" office:value-type="string" calcext:value-type="string">
            <text:p>flaot</text:p>
          </table:table-cell>
          <table:table-cell table:style-name="ce17" office:value-type="string" calcext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7C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CC</text:p>
          </table:table-cell>
          <table:table-cell table:style-name="ce17"/>
          <table:table-cell table:style-name="ce17" office:value-type="string" calcext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D0</text:p>
          </table:table-cell>
          <table:table-cell table:style-name="ce17"/>
          <table:table-cell table:style-name="ce17" office:value-type="string" calcext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DC</text:p>
          </table:table-cell>
          <table:table-cell table:style-name="ce17"/>
          <table:table-cell table:style-name="ce17" office:value-type="string" calcext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E0</text:p>
          </table:table-cell>
          <table:table-cell table:style-name="ce17"/>
          <table:table-cell table:style-name="ce17" office:value-type="string" calcext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E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EC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004</text:p>
          </table:table-cell>
          <table:table-cell table:style-name="ce17" office:value-type="string" calcext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014</text:p>
          </table:table-cell>
          <table:table-cell table:style-name="ce17" office:value-type="string" calcext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07C</text:p>
          </table:table-cell>
          <table:table-cell table:style-name="ce17" office:value-type="string" calcext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2C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2D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2E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2F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0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1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2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3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4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5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6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7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8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C39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 </text:p>
          </table:table-cell>
          <table:table-cell table:style-name="ce17" office:value-type="string" calcext:value-type="string">
            <text:p>0x13784A4</text:p>
          </table:table-cell>
          <table:table-cell table:style-name="ce17" office:value-type="string" calcext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Debug: </text:p>
          </table:table-cell>
          <table:table-cell table:style-name="ce17" office:value-type="string" calcext:value-type="string">
            <text:p>0x137C664</text:p>
          </table:table-cell>
          <table:table-cell table:style-name="ce17" office:value-type="string" calcext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00</text:p>
          </table:table-cell>
          <table:table-cell table:style-name="ce17" office:value-type="string" calcext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 calcext:value-type="string">
            <text:p>1</text:p>
          </table:table-cell>
          <table:table-cell table:style-name="ce17" office:value-type="string" calcext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2</text:p>
          </table:table-cell>
          <table:table-cell table:style-name="ce17" office:value-type="string" calcext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E</text:p>
          </table:table-cell>
          <table:table-cell table:style-name="ce18" office:value-type="string" calcext:value-type="string">
            <text:p>byte</text:p>
          </table:table-cell>
          <table:table-cell table:style-name="ce17" office:value-type="string" calcext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 calcext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7" office:value-type="string" calcext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0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 calcext:value-type="string">
            <text:p>Release:</text:p>
          </table:table-cell>
          <table:table-cell office:value-type="string" calcext:value-type="string">
            <text:p>0x1378520</text:p>
          </table:table-cell>
          <table:table-cell office:value-type="string" calcext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Debug: </text:p>
          </table:table-cell>
          <table:table-cell office:value-type="string" calcext:value-type="string">
            <text:p>0x137C6E0</text:p>
          </table:table-cell>
          <table:table-cell office:value-type="string" calcext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 calcext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23C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3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3F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40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4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4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45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46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6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7" office:value-type="string" calcext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Debug:</text:p>
          </table:table-cell>
          <table:table-cell table:style-name="ce17" office:value-type="string" calcext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 calcext:value-type="string">
            <text:p>B</text:p>
          </table:table-cell>
          <table:table-cell table:style-name="ce17" office:value-type="string" calcext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9" office:value-type="string" calcext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Debug:</text:p>
          </table:table-cell>
          <table:table-cell table:style-name="ce19" office:value-type="string" calcext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78</text:p>
          </table:table-cell>
          <table:table-cell table:style-name="ce19" office:value-type="string" calcext:value-type="string">
            <text:p>Pointer</text:p>
          </table:table-cell>
          <table:table-cell table:style-name="ce17" office:value-type="string" calcext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+0x65F6</text:p>
          </table:table-cell>
          <table:table-cell table:style-name="ce17" office:value-type="string" calcext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7C</text:p>
          </table:table-cell>
          <table:table-cell table:style-name="ce19" office:value-type="string" calcext:value-type="string">
            <text:p>Pointer</text:p>
          </table:table-cell>
          <table:table-cell table:style-name="ce17" office:value-type="string" calcext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 calcext:value-type="string">
            <text:p>+0x3B7A</text:p>
          </table:table-cell>
          <table:table-cell table:style-name="ce17" office:value-type="string" calcext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74</text:p>
          </table:table-cell>
          <table:table-cell table:style-name="ce19" office:value-type="string" calcext:value-type="string">
            <text:p>Pointer</text:p>
          </table:table-cell>
          <table:table-cell table:style-name="ce17" office:value-type="string" calcext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+0x1A5C</text:p>
          </table:table-cell>
          <table:table-cell table:style-name="ce17" office:value-type="string" calcext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 calcext:value-type="string">
            <text:p>0x1378622</text:p>
          </table:table-cell>
          <table:table-cell table:style-name="ce19" office:value-type="string" calcext:value-type="string">
            <text:p>byte</text:p>
          </table:table-cell>
          <table:table-cell table:style-name="ce17" office:value-type="string" calcext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9" table:number-columns-repeated="2"/>
          <table:table-cell table:style-name="ce17" office:value-type="string" calcext:value-type="string">
            <text:p>Possibly just 0x60 interactions?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0x13786C8</text:p>
          </table:table-cell>
          <table:table-cell table:style-name="ce19" office:value-type="string" calcext:value-type="string">
            <text:p>byte</text:p>
          </table:table-cell>
          <table:table-cell table:style-name="ce17" office:value-type="string" calcext:value-type="string">
            <text:p>Unknown, related to Menu+D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 </text:p>
          </table:table-cell>
          <table:table-cell table:style-name="ce17" office:value-type="string" calcext:value-type="string">
            <text:p>Debug: +0x41C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0x137869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Change level up menu to stat-sacrificing menu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7" office:value-type="string" calcext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Debug:</text:p>
          </table:table-cell>
          <table:table-cell table:style-name="ce17" office:value-type="string" calcext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18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9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A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B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4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2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3C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40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4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4C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50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5C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60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 calcext:value-type="float">
            <text:p>1</text:p>
          </table:table-cell>
          <table:table-cell table:style-name="ce17" office:value-type="string" calcext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 calcext:value-type="float">
            <text:p>2</text:p>
          </table:table-cell>
          <table:table-cell table:style-name="ce17" office:value-type="string" calcext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 calcext:value-type="float">
            <text:p>3</text:p>
          </table:table-cell>
          <table:table-cell table:style-name="ce17" office:value-type="string" calcext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 calcext:value-type="float">
            <text:p>4</text:p>
          </table:table-cell>
          <table:table-cell table:style-name="ce17" office:value-type="string" calcext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 calcext:value-type="float">
            <text:p>5</text:p>
          </table:table-cell>
          <table:table-cell table:style-name="ce17" office:value-type="string" calcext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 calcext:value-type="float">
            <text:p>6</text:p>
          </table:table-cell>
          <table:table-cell table:style-name="ce17" office:value-type="string" calcext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 calcext:value-type="float">
            <text:p>7</text:p>
          </table:table-cell>
          <table:table-cell table:style-name="ce17" office:value-type="string" calcext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 calcext:value-type="float">
            <text:p>8</text:p>
          </table:table-cell>
          <table:table-cell table:style-name="ce17" office:value-type="string" calcext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 calcext:value-type="float">
            <text:p>9</text:p>
          </table:table-cell>
          <table:table-cell table:style-name="ce17" office:value-type="string" calcext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 calcext:value-type="string">
            <text:p>A</text:p>
          </table:table-cell>
          <table:table-cell table:style-name="ce17" office:value-type="string" calcext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 calcext:value-type="float">
            <text:p>15</text:p>
          </table:table-cell>
          <table:table-cell table:style-name="ce17" office:value-type="string" calcext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 calcext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 calcext:value-type="string">
            <text:p>Linked to 0x1378622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64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6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Unknown, related to options menu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70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7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Level U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 office:value-type="string" calcext:value-type="string">
            <text:p>Becomes Stat Sacrifice if 137C850 = 1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80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84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8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90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9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9C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A0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A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AC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BC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C0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C4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D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E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EC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F0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F4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F8</text:p>
          </table:table-cell>
          <table:table-cell table:style-name="ce20" office:value-type="string" calcext:value-type="string">
            <text:p>long</text:p>
          </table:table-cell>
          <table:table-cell table:style-name="ce17" office:value-type="string" calcext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F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0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0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1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2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2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5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5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1B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1</text:p>
          </table:table-cell>
          <table:table-cell table:style-name="ce17" office:value-type="string" calcext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2</text:p>
          </table:table-cell>
          <table:table-cell table:style-name="ce17" office:value-type="string" calcext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F0</text:p>
          </table:table-cell>
          <table:table-cell table:style-name="ce19" office:value-type="string" calcext:value-type="string">
            <text:p>long</text:p>
          </table:table-cell>
          <table:table-cell table:style-name="ce17" office:value-type="string" calcext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10</text:p>
          </table:table-cell>
          <table:table-cell table:style-name="ce19" office:value-type="string" calcext:value-type="string">
            <text:p>long</text:p>
          </table:table-cell>
          <table:table-cell table:style-name="ce17" office:value-type="string" calcext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3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24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68</text:p>
          </table:table-cell>
          <table:table-cell table:style-name="ce17"/>
          <table:table-cell table:style-name="ce17" office:value-type="string" calcext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8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C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C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D8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D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Unknown, linked to 0x13786F4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E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Unknown, linked to 0x13786E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36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7E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2 = Loading Tips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7F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7F8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7FC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80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804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81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81C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82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860</text:p>
          </table:table-cell>
          <table:table-cell table:style-name="ce17"/>
          <table:table-cell table:style-name="ce17" office:value-type="string" calcext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862</text:p>
          </table:table-cell>
          <table:table-cell table:style-name="ce17"/>
          <table:table-cell table:style-name="ce17" office:value-type="string" calcext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864</text:p>
          </table:table-cell>
          <table:table-cell table:style-name="ce17"/>
          <table:table-cell table:style-name="ce17" office:value-type="string" calcext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9E8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Unknown, related to 0x23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B0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0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1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1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100</text:p>
          </table:table-cell>
          <table:table-cell table:style-name="ce17" office:value-type="string" calcext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 calcext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 calcext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B1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FA0</text:p>
          </table:table-cell>
          <table:table-cell table:style-name="ce17"/>
          <table:table-cell table:style-name="ce17" office:value-type="string" calcext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FD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FD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FD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FD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FE0</text:p>
          </table:table-cell>
          <table:table-cell table:style-name="ce17"/>
          <table:table-cell table:style-name="ce17" office:value-type="string" calcext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5006</text:p>
          </table:table-cell>
          <table:table-cell table:style-name="ce17" office:value-type="string" calcext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FE4</text:p>
          </table:table-cell>
          <table:table-cell table:style-name="ce17"/>
          <table:table-cell table:style-name="ce17" office:value-type="string" calcext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20001</text:p>
          </table:table-cell>
          <table:table-cell table:style-name="ce17" office:value-type="string" calcext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FE8</text:p>
          </table:table-cell>
          <table:table-cell table:style-name="ce17"/>
          <table:table-cell table:style-name="ce17" office:value-type="string" calcext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FEC</text:p>
          </table:table-cell>
          <table:table-cell table:style-name="ce17"/>
          <table:table-cell table:style-name="ce17" office:value-type="string" calcext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Menu Groupings</text:p>
          </table:table-cell>
          <table:table-cell table:style-name="ce17"/>
          <table:table-cell table:style-name="ce17" office:value-type="string" calcext:value-type="string">
            <text:p>Menu priorities/Groups from 0xC2AB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edi</text:p>
          </table:table-cell>
          <table:table-cell table:style-name="ce36" office:value-type="string" calcext:value-type="string">
            <text:p>0x1</text:p>
          </table:table-cell>
          <table:table-cell table:style-name="Default" office:value-type="string" calcext:value-type="string">
            <text:p>0x2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 calcext:value-type="string">
            <text:p>0x2</text:p>
          </table:table-cell>
          <table:table-cell table:style-name="Default" office:value-type="string" calcext:value-type="string">
            <text:p>0x11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 calcext:value-type="string">
            <text:p>0x4</text:p>
          </table:table-cell>
          <table:table-cell table:style-name="Default" office:value-type="string" calcext:value-type="string">
            <text:p>0x6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 calcext:value-type="string">
            <text:p>0x8</text:p>
          </table:table-cell>
          <table:table-cell table:style-name="Default" office:value-type="string" calcext:value-type="string">
            <text:p>0x6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/>
          <table:table-cell table:style-name="Default" office:value-type="string" calcext:value-type="string">
            <text:p>0x1378622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 calcext:value-type="string">
            <text:p>0x10</text:p>
          </table:table-cell>
          <table:table-cell table:style-name="Default" office:value-type="string" calcext:value-type="string">
            <text:p>0x9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 calcext:value-type="string">
            <text:p>0x20</text:p>
          </table:table-cell>
          <table:table-cell table:style-name="Default" office:value-type="string" calcext:value-type="string">
            <text:p>0xA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 calcext:value-type="string">
            <text:p>0x40</text:p>
          </table:table-cell>
          <table:table-cell table:style-name="Default" office:value-type="string" calcext:value-type="string">
            <text:p>0x3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 calcext:value-type="string">
            <text:p>0x80</text:p>
          </table:table-cell>
          <table:table-cell table:style-name="Default" office:value-type="string" calcext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 calcext:value-type="string">
            <text:p>0x100</text:p>
          </table:table-cell>
          <table:table-cell table:style-name="Default" office:value-type="string" calcext:value-type="string">
            <text:p>0x2C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200</text:p>
          </table:table-cell>
          <table:table-cell table:style-name="ce17" office:value-type="string" calcext:value-type="string">
            <text:p>0x2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400</text:p>
          </table:table-cell>
          <table:table-cell table:style-name="ce17" office:value-type="string" calcext:value-type="string">
            <text:p>0x8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800</text:p>
          </table:table-cell>
          <table:table-cell table:style-name="ce17" office:value-type="string" calcext:value-type="string">
            <text:p>0x9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1000</text:p>
          </table:table-cell>
          <table:table-cell table:style-name="ce17" office:value-type="string" calcext:value-type="string">
            <text:p>0x4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2000</text:p>
          </table:table-cell>
          <table:table-cell table:style-name="ce17" office:value-type="string" calcext:value-type="string">
            <text:p>0x4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4000</text:p>
          </table:table-cell>
          <table:table-cell table:style-name="ce17" office:value-type="string" calcext:value-type="string">
            <text:p>0x5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8000</text:p>
          </table:table-cell>
          <table:table-cell table:style-name="ce17" office:value-type="string" calcext:value-type="string">
            <text:p>0x12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10000</text:p>
          </table:table-cell>
          <table:table-cell table:style-name="ce17" office:value-type="string" calcext:value-type="string">
            <text:p>0xA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40000</text:p>
          </table:table-cell>
          <table:table-cell table:style-name="ce17" office:value-type="string" calcext:value-type="string">
            <text:p>0xB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80000</text:p>
          </table:table-cell>
          <table:table-cell table:style-name="ce17" office:value-type="string" calcext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100000</text:p>
          </table:table-cell>
          <table:table-cell table:style-name="ce17" office:value-type="string" calcext:value-type="string">
            <text:p>0xE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200000</text:p>
          </table:table-cell>
          <table:table-cell table:style-name="ce17" office:value-type="string" calcext:value-type="string">
            <text:p>0x7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400000</text:p>
          </table:table-cell>
          <table:table-cell table:style-name="ce17" office:value-type="string" calcext:value-type="string">
            <text:p>0x7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800000</text:p>
          </table:table-cell>
          <table:table-cell table:style-name="ce17" office:value-type="string" calcext:value-type="string">
            <text:p>0x8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1000000</text:p>
          </table:table-cell>
          <table:table-cell table:style-name="ce17" office:value-type="string" calcext:value-type="string">
            <text:p>0x8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2000000</text:p>
          </table:table-cell>
          <table:table-cell table:style-name="ce17" office:value-type="string" calcext:value-type="string">
            <text:p>0xF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4000000</text:p>
          </table:table-cell>
          <table:table-cell table:style-name="ce17" office:value-type="string" calcext:value-type="string">
            <text:p>0x5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x8000000</text:p>
          </table:table-cell>
          <table:table-cell table:style-name="ce17" office:value-type="string" calcext:value-type="string">
            <text:p>0x68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 calcext:value-type="string">
            <text:p>0xC4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 calcext:value-type="string">
            <text:p>0x10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0x2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0x13786E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0x10000000</text:p>
          </table:table-cell>
          <table:table-cell table:style-name="ce17" office:value-type="string" calcext:value-type="string">
            <text:p>0xD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 calcext:value-type="string">
            <text:p>0x13786C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0x40000000</text:p>
          </table:table-cell>
          <table:table-cell table:style-name="ce17" office:value-type="string" calcext:value-type="string">
            <text:p>0xE8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 calcext:value-type="string">
            <text:p>0x13786E1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Unknown, related to Menu+2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0x13786F4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Unknown, related to Menu+2D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0x13786F8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7" office:value-type="string" calcext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A4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A8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B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B4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B8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7" office:value-type="string" calcext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 calcext:value-type="string">
            <text:p>+0x000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+0x000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+0x000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 calcext:value-type="string">
            <text:p>Release:</text:p>
          </table:table-cell>
          <table:table-cell office:value-type="string" calcext:value-type="string">
            <text:p>0x137E204</text:p>
          </table:table-cell>
          <table:table-cell office:value-type="string" calcext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Debug: </text:p>
          </table:table-cell>
          <table:table-cell office:value-type="string" calcext:value-type="string">
            <text:p>0x13823C4</text:p>
          </table:table-cell>
          <table:table-cell office:value-type="string" calcext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 calcext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+0x0A0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1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13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1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1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1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2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2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2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3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AE0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B68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B69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 calcext:value-type="string">
            <text:p>Release: </text:p>
          </table:table-cell>
          <table:table-cell office:value-type="string" calcext:value-type="string">
            <text:p>0x137D7D4</text:p>
          </table:table-cell>
          <table:table-cell office:value-type="string" calcext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Debug: </text:p>
          </table:table-cell>
          <table:table-cell office:value-type="string" calcext:value-type="string">
            <text:p>0x1381994</text:p>
          </table:table-cell>
          <table:table-cell office:value-type="string" calcext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Event Flags</text:p>
          </table:table-cell>
          <table:table-cell office:value-type="string" calcext:value-type="string">
            <text:p>bitarray</text:p>
          </table:table-cell>
          <table:table-cell office:value-type="string" calcext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00</text:p>
          </table:table-cell>
          <table:table-cell table:style-name="ce16" office:value-type="string" calcext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00002</text:p>
          </table:table-cell>
          <table:table-cell table:style-name="ce16" office:value-type="string" calcext:value-type="string">
            <text:p>Gaping Dragon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 calcext:value-type="string">
            <text:p>00000003</text:p>
          </table:table-cell>
          <table:table-cell table:style-name="ce16" office:value-type="string" calcext:value-type="string">
            <text:p>Bell Gargoyles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 calcext:value-type="string">
            <text:p>00000004</text:p>
          </table:table-cell>
          <table:table-cell table:style-name="ce16" office:value-type="string" calcext:value-type="string">
            <text:p>Priscilla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05</text:p>
          </table:table-cell>
          <table:table-cell table:style-name="ce16" office:value-type="string" calcext:value-type="string">
            <text:p>Sif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06</text:p>
          </table:table-cell>
          <table:table-cell table:style-name="ce16" office:value-type="string" calcext:value-type="string">
            <text:p>Pinwheel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07</text:p>
          </table:table-cell>
          <table:table-cell table:style-name="ce16" office:value-type="string" calcext:value-type="string">
            <text:p>Nito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09</text:p>
          </table:table-cell>
          <table:table-cell table:style-name="ce16" office:value-type="string" calcext:value-type="string">
            <text:p>Chaos Witch Quelaag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10</text:p>
          </table:table-cell>
          <table:table-cell table:style-name="ce16" office:value-type="string" calcext:value-type="string">
            <text:p>Bed of Chaos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11</text:p>
          </table:table-cell>
          <table:table-cell table:style-name="ce16" office:value-type="string" calcext:value-type="string">
            <text:p>Iron Golem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12</text:p>
          </table:table-cell>
          <table:table-cell table:style-name="ce16" office:value-type="string" calcext:value-type="string">
            <text:p>Ornstein &amp; Smough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13</text:p>
          </table:table-cell>
          <table:table-cell table:style-name="ce16" office:value-type="string" calcext:value-type="string">
            <text:p>4 Kings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14</text:p>
          </table:table-cell>
          <table:table-cell table:style-name="ce16" office:value-type="string" calcext:value-type="string">
            <text:p>Seath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15</text:p>
          </table:table-cell>
          <table:table-cell table:style-name="ce16" office:value-type="string" calcext:value-type="string">
            <text:p>Gwyn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0016</text:p>
          </table:table-cell>
          <table:table-cell table:style-name="ce16" office:value-type="string" calcext:value-type="string">
            <text:p>Asylum Demon</text:p>
          </table:table-cell>
          <table:table-cell office:value-type="string" calcext:value-type="string">
            <text:p>+00000000</text:p>
          </table:table-cell>
          <table:table-cell office:value-type="string" calcext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00001000</text:p>
          </table:table-cell>
          <table:table-cell table:style-name="ce16" office:value-type="string" calcext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0001004</text:p>
          </table:table-cell>
          <table:table-cell table:style-name="ce16" office:value-type="string" calcext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0001005</text:p>
          </table:table-cell>
          <table:table-cell table:style-name="ce16" office:value-type="string" calcext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1010100</text:p>
          </table:table-cell>
          <table:table-cell table:style-name="ce16" office:value-type="string" calcext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1010901</text:p>
          </table:table-cell>
          <table:table-cell table:style-name="ce16" office:value-type="string" calcext:value-type="string">
            <text:p>Taurus Demon</text:p>
          </table:table-cell>
          <table:table-cell office:value-type="string" calcext:value-type="string">
            <text:p>+00000F70</text:p>
          </table:table-cell>
          <table:table-cell office:value-type="string" calcext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 calcext:value-type="string">
            <text:p>11010902</text:p>
          </table:table-cell>
          <table:table-cell table:style-name="ce16" office:value-type="string" calcext:value-type="string">
            <text:p>Capra Demon</text:p>
          </table:table-cell>
          <table:table-cell table:style-name="ce15" office:value-type="string" calcext:value-type="string">
            <text:p>+00000F70</text:p>
          </table:table-cell>
          <table:table-cell office:value-type="string" calcext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 calcext:value-type="string">
            <text:p>11020302</text:p>
          </table:table-cell>
          <table:table-cell table:style-name="ce16" office:value-type="string" calcext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11200900</text:p>
          </table:table-cell>
          <table:table-cell table:style-name="ce16" office:value-type="string" calcext:value-type="string">
            <text:p>Moonlight Butterfly</text:p>
          </table:table-cell>
          <table:table-cell office:value-type="string" calcext:value-type="string">
            <text:p>+00001E70</text:p>
          </table:table-cell>
          <table:table-cell office:value-type="string" calcext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210000</text:p>
          </table:table-cell>
          <table:table-cell table:style-name="ce16" office:value-type="string" calcext:value-type="string">
            <text:p>Sanctuary Guardian</text:p>
          </table:table-cell>
          <table:table-cell office:value-type="string" calcext:value-type="string">
            <text:p>+00002300</text:p>
          </table:table-cell>
          <table:table-cell office:value-type="string" calcext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210001</text:p>
          </table:table-cell>
          <table:table-cell table:style-name="ce16" office:value-type="string" calcext:value-type="string">
            <text:p>Artorias</text:p>
          </table:table-cell>
          <table:table-cell office:value-type="string" calcext:value-type="string">
            <text:p>+00002300</text:p>
          </table:table-cell>
          <table:table-cell office:value-type="string" calcext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210002</text:p>
          </table:table-cell>
          <table:table-cell table:style-name="ce16" office:value-type="string" calcext:value-type="string">
            <text:p>Manus</text:p>
          </table:table-cell>
          <table:table-cell office:value-type="string" calcext:value-type="string">
            <text:p>+00002300</text:p>
          </table:table-cell>
          <table:table-cell office:value-type="string" calcext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210004</text:p>
          </table:table-cell>
          <table:table-cell table:style-name="ce16" office:value-type="string" calcext:value-type="string">
            <text:p>Kalameet</text:p>
          </table:table-cell>
          <table:table-cell office:value-type="string" calcext:value-type="string">
            <text:p>+00002300</text:p>
          </table:table-cell>
          <table:table-cell office:value-type="string" calcext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410410</text:p>
          </table:table-cell>
          <table:table-cell table:style-name="ce16" office:value-type="string" calcext:value-type="string">
            <text:p>Demon Firesage</text:p>
          </table:table-cell>
          <table:table-cell office:value-type="string" calcext:value-type="string">
            <text:p>+00003C30</text:p>
          </table:table-cell>
          <table:table-cell office:value-type="string" calcext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410900</text:p>
          </table:table-cell>
          <table:table-cell table:style-name="ce16" office:value-type="string" calcext:value-type="string">
            <text:p>Ceaseless Discharge</text:p>
          </table:table-cell>
          <table:table-cell office:value-type="string" calcext:value-type="string">
            <text:p>+00003C70</text:p>
          </table:table-cell>
          <table:table-cell office:value-type="string" calcext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410901</text:p>
          </table:table-cell>
          <table:table-cell table:style-name="ce16" office:value-type="string" calcext:value-type="string">
            <text:p>Centipede Demon</text:p>
          </table:table-cell>
          <table:table-cell office:value-type="string" calcext:value-type="string">
            <text:p>+00003C70</text:p>
          </table:table-cell>
          <table:table-cell office:value-type="string" calcext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510900</text:p>
          </table:table-cell>
          <table:table-cell table:style-name="ce16" office:value-type="string" calcext:value-type="string">
            <text:p>Gwyndolin</text:p>
          </table:table-cell>
          <table:table-cell office:value-type="string" calcext:value-type="string">
            <text:p>+00004670</text:p>
          </table:table-cell>
          <table:table-cell office:value-type="string" calcext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1510272 ?</text:p>
          </table:table-cell>
          <table:table-cell table:style-name="ce16" office:value-type="string" calcext:value-type="string">
            <text:p>Dark Anor Londo</text:p>
          </table:table-cell>
          <table:table-cell office:value-type="string" calcext:value-type="string">
            <text:p>+00004630</text:p>
          </table:table-cell>
          <table:table-cell office:value-type="string" calcext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600100</text:p>
          </table:table-cell>
          <table:table-cell table:style-name="ce16" office:value-type="string" calcext:value-type="string">
            <text:p>New Londo Drained</text:p>
          </table:table-cell>
          <table:table-cell office:value-type="string" calcext:value-type="string">
            <text:p>+00004B0C</text:p>
          </table:table-cell>
          <table:table-cell office:value-type="string" calcext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1810103</text:p>
          </table:table-cell>
          <table:table-cell table:style-name="ce16" office:value-type="string" calcext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9" office:value-type="float" office:value="11810112" calcext:value-type="float">
            <text:p>11810112</text:p>
          </table:table-cell>
          <table:table-cell table:style-name="ce20" office:value-type="string" calcext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5" calcext:value-type="float">
            <text:p>11810105</text:p>
          </table:table-cell>
          <table:table-cell table:style-name="ce20" office:value-type="string" calcext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6" calcext:value-type="float">
            <text:p>11810106</text:p>
          </table:table-cell>
          <table:table-cell table:style-name="ce20" office:value-type="string" calcext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 calcext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 calcext:value-type="string">
            <text:p>Stray Demon</text:p>
          </table:table-cell>
          <table:table-cell office:value-type="string" calcext:value-type="string">
            <text:p>+00005A70</text:p>
          </table:table-cell>
          <table:table-cell office:value-type="string" calcext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Default" office:value-type="string" calcext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6EE7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D2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D3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4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5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6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7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8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9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A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B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C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D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4EE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51B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524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0x1378525</text:p>
          </table:table-cell>
          <table:table-cell table:style-name="Default" office:value-type="string" calcext:value-type="string">
            <text:p>byte</text:p>
          </table:table-cell>
          <table:table-cell table:style-name="ce19" office:value-type="string" calcext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 calcext:value-type="string">
            <text:p>Debug:</text:p>
          </table:table-cell>
          <table:table-cell table:style-name="ce18" office:value-type="string" calcext:value-type="string">
            <text:p>0x137C688</text:p>
          </table:table-cell>
          <table:table-cell table:style-name="ce19" office:value-type="string" calcext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03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1c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1D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1E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1F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0x137C6A8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21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22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0x137C6AB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24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25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26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0x137C6AF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+0x0029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 calcext:value-type="string">
            <text:p>0x137C6E4</text:p>
          </table:table-cell>
          <table:table-cell table:style-name="ce19"/>
          <table:table-cell table:style-name="ce19" office:value-type="string" calcext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 calcext:value-type="string">
            <text:p>Debug: </text:p>
          </table:table-cell>
          <table:table-cell office:value-type="string" calcext:value-type="string">
            <text:p>0x12E2FEB</text:p>
          </table:table-cell>
          <table:table-cell table:style-name="ce15" office:value-type="string" calcext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00</text:p>
          </table:table-cell>
          <table:table-cell office:value-type="string" calcext:value-type="string">
            <text:p>byte</text:p>
          </table:table-cell>
          <table:table-cell table:style-name="ce15" office:value-type="string" calcext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 calcext:value-type="string">
            <text:p>0x12DEFEB</text:p>
          </table:table-cell>
          <table:table-cell office:value-type="string" calcext:value-type="string">
            <text:p>byte</text:p>
          </table:table-cell>
          <table:table-cell table:style-name="ce15" office:value-type="string" calcext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0x12DF242</text:p>
          </table:table-cell>
          <table:table-cell office:value-type="string" calcext:value-type="string">
            <text:p>byte</text:p>
          </table:table-cell>
          <table:table-cell table:style-name="ce15" office:value-type="string" calcext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0x12DF243</text:p>
          </table:table-cell>
          <table:table-cell office:value-type="string" calcext:value-type="string">
            <text:p>byte</text:p>
          </table:table-cell>
          <table:table-cell table:style-name="ce15" office:value-type="string" calcext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 calcext:value-type="string">
            <text:p>Release:</text:p>
          </table:table-cell>
          <table:table-cell office:value-type="string" calcext:value-type="string">
            <text:p>0x13783C0</text:p>
          </table:table-cell>
          <table:table-cell table:style-name="ce21" office:value-type="string" calcext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Debug: </text:p>
          </table:table-cell>
          <table:table-cell office:value-type="string" calcext:value-type="string">
            <text:p>0x137C580</text:p>
          </table:table-cell>
          <table:table-cell office:value-type="string" calcext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 calcext:value-type="string">
            <text:p>+0x0704</text:p>
          </table:table-cell>
          <table:table-cell office:value-type="string" calcext:value-type="string">
            <text:p>float</text:p>
          </table:table-cell>
          <table:table-cell table:style-name="ce15" office:value-type="string" calcext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Debug:</text:p>
          </table:table-cell>
          <table:table-cell table:style-name="ce17" office:value-type="string" calcext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0</text:p>
          </table:table-cell>
          <table:table-cell table:style-name="ce17" office:value-type="string" calcext:value-type="string">
            <text:p>long</text:p>
          </table:table-cell>
          <table:table-cell table:style-name="ce19" office:value-type="string" calcext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4</text:p>
          </table:table-cell>
          <table:table-cell table:style-name="ce17" office:value-type="string" calcext:value-type="string">
            <text:p>Pointer</text:p>
          </table:table-cell>
          <table:table-cell table:style-name="ce19" office:value-type="string" calcext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8</text:p>
          </table:table-cell>
          <table:table-cell table:style-name="ce17" office:value-type="string" calcext:value-type="string">
            <text:p>long</text:p>
          </table:table-cell>
          <table:table-cell table:style-name="ce19" office:value-type="string" calcext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C</text:p>
          </table:table-cell>
          <table:table-cell table:style-name="ce17" office:value-type="string" calcext:value-type="string">
            <text:p>Pointer</text:p>
          </table:table-cell>
          <table:table-cell table:style-name="ce19" office:value-type="string" calcext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ce17" office:value-type="string" calcext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A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B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c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F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 calcext:value-type="string">
            <text:p>Release: </text:p>
          </table:table-cell>
          <table:table-cell office:value-type="string" calcext:value-type="string">
            <text:p>0x1378700</text:p>
          </table:table-cell>
          <table:table-cell office:value-type="string" calcext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Debug: </text:p>
          </table:table-cell>
          <table:table-cell office:value-type="string" calcext:value-type="string">
            <text:p>0x137C8C0</text:p>
          </table:table-cell>
          <table:table-cell office:value-type="string" calcext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 calcext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8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2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38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+0x000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+0x000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+0x003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4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0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1</text:p>
          </table:table-cell>
          <table:table-cell office:value-type="string" calcext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2</text:p>
          </table:table-cell>
          <table:table-cell office:value-type="string" calcext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44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48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4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8</text:p>
          </table:table-cell>
          <table:table-cell office:value-type="string" calcext:value-type="string">
            <text:p>long</text:p>
          </table:table-cell>
          <table:table-cell table:style-name="ce15" office:value-type="string" calcext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C</text:p>
          </table:table-cell>
          <table:table-cell office:value-type="string" calcext:value-type="string">
            <text:p>long</text:p>
          </table:table-cell>
          <table:table-cell table:style-name="ce15" office:value-type="string" calcext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70</text:p>
          </table:table-cell>
          <table:table-cell office:value-type="string" calcext:value-type="string">
            <text:p>long</text:p>
          </table:table-cell>
          <table:table-cell table:style-name="ce15" office:value-type="string" calcext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78</text:p>
          </table:table-cell>
          <table:table-cell office:value-type="string" calcext:value-type="string">
            <text:p>long</text:p>
          </table:table-cell>
          <table:table-cell table:style-name="ce15" office:value-type="string" calcext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4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5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6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7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8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9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A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B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0</text:p>
          </table:table-cell>
          <table:table-cell table:style-name="ce19" office:value-type="string" calcext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1</text:p>
          </table:table-cell>
          <table:table-cell table:style-name="ce19" office:value-type="string" calcext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2</text:p>
          </table:table-cell>
          <table:table-cell table:style-name="ce19" office:value-type="string" calcext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C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D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E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F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0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1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2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3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ce17" office:value-type="string" calcext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ce17" office:value-type="string" calcext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Debug: </text:p>
          </table:table-cell>
          <table:table-cell table:style-name="ce17" office:value-type="string" calcext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 calcext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3C</text:p>
          </table:table-cell>
          <table:table-cell table:style-name="ce17" office:value-type="string" calcext:value-type="string">
            <text:p>Pointer</text:p>
          </table:table-cell>
          <table:table-cell table:style-name="ce19" office:value-type="string" calcext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40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70</text:p>
          </table:table-cell>
          <table:table-cell table:style-name="ce17" office:value-type="string" calcext:value-type="string">
            <text:p>long</text:p>
          </table:table-cell>
          <table:table-cell table:style-name="ce19" office:value-type="string" calcext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74</text:p>
          </table:table-cell>
          <table:table-cell table:style-name="ce17" office:value-type="string" calcext:value-type="string">
            <text:p>Pointer</text:p>
          </table:table-cell>
          <table:table-cell table:style-name="ce19" office:value-type="string" calcext:value-type="string">
            <text:p>First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78</text:p>
          </table:table-cell>
          <table:table-cell table:style-name="ce17" office:value-type="string" calcext:value-type="string">
            <text:p>Pointer</text:p>
          </table:table-cell>
          <table:table-cell table:style-name="ce19" office:value-type="string" calcext:value-type="string">
            <text:p>Second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1"/>
          <table:table-cell table:style-name="ce49"/>
          <table:table-cell table:style-name="ce4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4</text:p>
          </table:table-cell>
          <table:table-cell table:style-name="ce17" office:value-type="string" calcext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006</text:p>
          </table:table-cell>
          <table:table-cell table:style-name="ce19" office:value-type="string" calcext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007</text:p>
          </table:table-cell>
          <table:table-cell table:style-name="ce19" office:value-type="string" calcext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3C</text:p>
          </table:table-cell>
          <table:table-cell table:style-name="ce17" office:value-type="string" calcext:value-type="string">
            <text:p>long</text:p>
          </table:table-cell>
          <table:table-cell table:style-name="ce19" office:value-type="string" calcext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40</text:p>
          </table:table-cell>
          <table:table-cell table:style-name="ce17" office:value-type="string" calcext:value-type="string">
            <text:p>Pointer</text:p>
          </table:table-cell>
          <table:table-cell table:style-name="ce19" office:value-type="string" calcext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9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ce17" office:value-type="string" calcext:value-type="string">
            <text:p>0x137D6DC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Debug:</text:p>
          </table:table-cell>
          <table:table-cell table:style-name="ce17" office:value-type="string" calcext:value-type="string">
            <text:p>0x138189C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[[[ptr]+0x3C]+0x6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Chr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50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5C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Draw distanc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E0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E4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E8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00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04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08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40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50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90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Cam Follow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04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X Rot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08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Y Rot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0C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X RotSpeedMa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10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Y RotSpeedMa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1C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X RotHi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20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Y RotHi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24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X RotHiSpeedMa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228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Y RotHiSpeedMa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ce17" office:value-type="string" calcext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0</text:p>
          </table:table-cell>
          <table:table-cell table:style-name="ce17" office:value-type="string" calcext:value-type="string">
            <text:p>Pointer</text:p>
          </table:table-cell>
          <table:table-cell table:style-name="ce19" office:value-type="string" calcext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B4</text:p>
          </table:table-cell>
          <table:table-cell table:style-name="ce17" office:value-type="string" calcext:value-type="string">
            <text:p>Pointer</text:p>
          </table:table-cell>
          <table:table-cell table:style-name="ce19" office:value-type="string" calcext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D8</text:p>
          </table:table-cell>
          <table:table-cell table:style-name="ce17"/>
          <table:table-cell table:style-name="ce19" office:value-type="string" calcext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DD</text:p>
          </table:table-cell>
          <table:table-cell table:style-name="ce17" office:value-type="string" calcext:value-type="string">
            <text:p>byte</text:p>
          </table:table-cell>
          <table:table-cell table:style-name="ce19" office:value-type="string" calcext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E0</text:p>
          </table:table-cell>
          <table:table-cell table:style-name="ce17" office:value-type="string" calcext:value-type="string">
            <text:p>float</text:p>
          </table:table-cell>
          <table:table-cell table:style-name="ce19" office:value-type="string" calcext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4" table:number-rows-repeated="7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 calcext:value-type="string">
            <text:p>Release: </text:p>
          </table:table-cell>
          <table:table-cell office:value-type="string" calcext:value-type="string">
            <text:p>0x137DC70</text:p>
          </table:table-cell>
          <table:table-cell office:value-type="string" calcext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Debug: </text:p>
          </table:table-cell>
          <table:table-cell office:value-type="string" calcext:value-type="string">
            <text:p>0x1381E30</text:p>
          </table:table-cell>
          <table:table-cell office:value-type="string" calcext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 calcext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entry in entity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+0x0000</text:p>
          </table:table-cell>
          <table:table-cell office:value-type="string" calcext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+0x0008</text:p>
          </table:table-cell>
          <table:table-cell office:value-type="string" calcext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14</text:p>
          </table:table-cell>
          <table:table-cell table:style-name="ce15" office:value-type="string" calcext:value-type="string">
            <text:p>byte</text:p>
          </table:table-cell>
          <table:table-cell office:value-type="string" calcext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28</text:p>
          </table:table-cell>
          <table:table-cell table:style-name="ce15" office:value-type="string" calcext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2" office:value-type="string" calcext:value-type="string">
            <text:p>+0x0014</text:p>
          </table:table-cell>
          <table:table-cell office:value-type="string" calcext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 calcext:value-type="string">
            <text:p>+0x000C</text:p>
          </table:table-cell>
          <table:table-cell office:value-type="string" calcext:value-type="string">
            <text:p>pointer</text:p>
          </table:table-cell>
          <table:table-cell table:number-columns-repeated="1020"/>
        </table:table-row>
        <table:table-row table:style-name="ro4">
          <table:table-cell/>
          <table:table-cell table:style-name="ce16"/>
          <table:table-cell/>
          <table:table-cell office:value-type="string" calcext:value-type="string">
            <text:p>+0x0010</text:p>
          </table:table-cell>
          <table:table-cell table:style-name="Default" office:value-type="string" calcext:value-type="string">
            <text:p>Pointer</text:p>
          </table:table-cell>
          <table:table-cell office:value-type="string" calcext:value-type="string">
            <text:p>Start of AnimInstance pointer list</text:p>
          </table:table-cell>
          <table:table-cell table:number-columns-repeated="1018"/>
        </table:table-row>
        <table:table-row table:style-name="ro4">
          <table:table-cell/>
          <table:table-cell table:style-name="ce16"/>
          <table:table-cell/>
          <table:table-cell table:style-name="Default" office:value-type="string" calcext:value-type="string">
            <text:p>+0x0014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string" calcext:value-type="string">
            <text:p>AnimInstance pointer list count</text:p>
          </table:table-cell>
          <table:table-cell table:style-name="Default" table:number-columns-repeated="4"/>
          <table:table-cell table:number-columns-repeated="1014"/>
        </table:table-row>
        <table:table-row table:style-name="ro4">
          <table:table-cell/>
          <table:table-cell table:style-name="ce16"/>
          <table:table-cell/>
          <table:table-cell table:style-name="Default" office:value-type="string" calcext:value-type="string">
            <text:p>([[0x0010]] is first entry, [[0x0010]+0x4] is second, etc)</text:p>
          </table:table-cell>
          <table:table-cell table:style-name="Default" table:number-columns-repeated="6"/>
          <table:table-cell table:number-columns-repeated="1014"/>
        </table:table-row>
        <table:table-row table:style-name="ro4">
          <table:table-cell/>
          <table:table-cell table:style-name="ce16"/>
          <table:table-cell/>
          <table:table-cell table:style-name="ce43" table:number-columns-repeated="1021"/>
        </table:table-row>
        <table:table-row table:style-name="ro4">
          <table:table-cell/>
          <table:table-cell table:style-name="ce16"/>
          <table:table-cell/>
          <table:table-cell table:style-name="Default" office:value-type="string" calcext:value-type="string">
            <text:p>AnimInstance Struct:</text:p>
          </table:table-cell>
          <table:table-cell table:style-name="Default" table:number-columns-repeated="5"/>
          <table:table-cell table:number-columns-repeated="1015"/>
        </table:table-row>
        <table:table-row table:style-name="ro4">
          <table:table-cell/>
          <table:table-cell table:style-name="ce16"/>
          <table:table-cell/>
          <table:table-cell table:style-name="ce10" office:value-type="string" calcext:value-type="string">
            <text:p>+0x000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ime into current animation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4">
          <table:table-cell/>
          <table:table-cell table:style-name="ce16"/>
          <table:table-cell/>
          <table:table-cell table:style-name="ce10" office:value-type="string" calcext:value-type="string">
            <text:p>+0x003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nimation weight. Only has effect relative to 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4">
          <table:table-cell/>
          <table:table-cell table:style-name="ce16"/>
          <table:table-cell/>
          <table:table-cell table:style-name="ce10"/>
          <table:table-cell/>
          <table:table-cell office:value-type="string" calcext:value-type="string">
            <text:p>other instances’ ratios ([1.0, 1.0] is the same effect as [0.5, 0.5]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4">
          <table:table-cell/>
          <table:table-cell table:style-name="ce16"/>
          <table:table-cell/>
          <table:table-cell table:style-name="ce10"/>
          <table:table-cell table:number-columns-repeated="4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4">
          <table:table-cell/>
          <table:table-cell table:style-name="ce16"/>
          <table:table-cell/>
          <table:table-cell table:style-name="ce10" office:value-type="string" calcext:value-type="string">
            <text:p>+0x004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nimation speed multiplier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4">
          <table:table-cell/>
          <table:table-cell table:style-name="ce16"/>
          <table:table-cell/>
          <table:table-cell table:style-name="ce10" office:value-type="string" calcext:value-type="string">
            <text:p>+0x0044</text:p>
          </table:table-cell>
          <table:table-cell table:style-name="ce16" office:value-type="string" calcext:value-type="string">
            <text:p>long</text:p>
          </table:table-cell>
          <table:table-cell office:value-type="string" calcext:value-type="string">
            <text:p>Times current animation loope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4">
          <table:table-cell/>
          <table:table-cell table:style-name="ce16"/>
          <table:table-cell/>
          <table:table-cell table:style-name="ce10"/>
          <table:table-cell table:style-name="ce16"/>
          <table:table-cell table:number-columns-repeated="3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4">
          <table:table-cell/>
          <table:table-cell table:style-name="ce16"/>
          <table:table-cell/>
          <table:table-cell table:style-name="ce83" office:value-type="string" calcext:value-type="string">
            <text:p>[ROOT][GAME][CHR INS][WORLD CHR MAN][c0000][Animation]:</text:p>
          </table:table-cell>
          <table:table-cell table:style-name="ce83"/>
          <table:table-cell table:style-name="Default"/>
          <table:table-cell table:style-name="ce10"/>
          <table:table-cell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4" table:number-rows-repeated="2">
          <table:table-cell/>
          <table:table-cell table:style-name="ce16"/>
          <table:table-cell/>
          <table:table-cell table:style-name="ce10"/>
          <table:table-cell table:style-name="ce16"/>
          <table:table-cell table:number-columns-repeated="3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4">
          <table:table-cell/>
          <table:table-cell table:style-name="ce16"/>
          <table:table-cell/>
          <table:table-cell table:style-name="ce43" table:number-columns-repeated="1021"/>
        </table:table-row>
        <table:table-row table:style-name="ro4" table:number-rows-repeated="2">
          <table:table-cell/>
          <table:table-cell table:style-name="ce16"/>
          <table:table-cell/>
          <table:table-cell table:style-name="Default"/>
          <table:table-cell table:style-name="ce10"/>
          <table:table-cell table:style-name="ce16"/>
          <table:table-cell table:number-columns-repeated="1018"/>
        </table:table-row>
        <table:table-row table:style-name="ro3">
          <table:table-cell/>
          <table:table-cell table:style-name="ce42"/>
          <table:table-cell table:style-name="ce38" office:value-type="string" calcext:value-type="string">
            <text:p>+0x00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 calcext:value-type="string">
            <text:p>+0x0068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 calcext:value-type="string">
            <text:p>+0x0069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 calcext:value-type="string">
            <text:p>+0x008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 calcext:value-type="string">
            <text:p>+0x008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string" calcext:value-type="string">
            <text:p>+0x0054</text:p>
          </table:table-cell>
          <table:table-cell table:style-name="ce38" office:value-type="string" calcext:value-type="string">
            <text:p>pointer</text:p>
          </table:table-cell>
          <table:table-cell office:value-type="string" calcext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 office:value-type="string" calcext:value-type="string">
            <text:p>+0x08</text:p>
          </table:table-cell>
          <table:table-cell office:value-type="string" calcext:value-type="string">
            <text:p>pointer to string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 calcext:value-type="string">
            <text:p>+0x00C0</text:p>
          </table:table-cell>
          <table:table-cell table:style-name="ce38" office:value-type="string" calcext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2"/>
          <table:table-cell table:style-name="ce42" office:value-type="string" calcext:value-type="string">
            <text:p>x1</text:p>
          </table:table-cell>
          <table:table-cell office:value-type="string" calcext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 calcext:value-type="string">
            <text:p>+0x00C8</text:p>
          </table:table-cell>
          <table:table-cell table:style-name="ce38" office:value-type="string" calcext:value-type="string">
            <text:p>byte</text:p>
          </table:table-cell>
          <table:table-cell office:value-type="string" calcext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 calcext:value-type="string">
            <text:p>+0x00D0</text:p>
          </table:table-cell>
          <table:table-cell table:style-name="ce38" office:value-type="string" calcext:value-type="string">
            <text:p>float</text:p>
          </table:table-cell>
          <table:table-cell office:value-type="string" calcext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 calcext:value-type="string">
            <text:p>+0x00D4</text:p>
          </table:table-cell>
          <table:table-cell table:style-name="ce38" office:value-type="string" calcext:value-type="string">
            <text:p>float</text:p>
          </table:table-cell>
          <table:table-cell office:value-type="string" calcext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 calcext:value-type="string">
            <text:p>+0x00D8</text:p>
          </table:table-cell>
          <table:table-cell table:style-name="ce38" office:value-type="string" calcext:value-type="string">
            <text:p>float</text:p>
          </table:table-cell>
          <table:table-cell office:value-type="string" calcext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 calcext:value-type="string">
            <text:p>+0x00E4</text:p>
          </table:table-cell>
          <table:table-cell table:style-name="ce38" office:value-type="string" calcext:value-type="string">
            <text:p>float</text:p>
          </table:table-cell>
          <table:table-cell office:value-type="string" calcext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Pointer</text:p>
          </table:table-cell>
          <table:table-cell office:value-type="string" calcext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Pointer</text:p>
          </table:table-cell>
          <table:table-cell office:value-type="string" calcext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(Confirm)</text:p>
          </table:table-cell>
          <table:table-cell table:style-name="ce10" office:value-type="string" calcext:value-type="string">
            <text:p>+0x144</text:p>
          </table:table-cell>
          <table:table-cell office:value-type="string" calcext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+0x0038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+0x0028</text:p>
          </table:table-cell>
          <table:table-cell office:value-type="string" calcext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7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0</text:p>
          </table:table-cell>
          <table:table-cell office:value-type="string" calcext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2</text:p>
          </table:table-cell>
          <table:table-cell office:value-type="string" calcext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8</text:p>
          </table:table-cell>
          <table:table-cell office:value-type="string" calcext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12</text:p>
          </table:table-cell>
          <table:table-cell office:value-type="string" calcext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13</text:p>
          </table:table-cell>
          <table:table-cell office:value-type="string" calcext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7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1</text:p>
          </table:table-cell>
          <table:table-cell office:value-type="string" calcext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4</text:p>
          </table:table-cell>
          <table:table-cell office:value-type="string" calcext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17</text:p>
          </table:table-cell>
          <table:table-cell office:value-type="string" calcext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F4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ForceSetOmissionLevel val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FC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ForcePlayAnimation relat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0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ForcePlayAnimation relat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4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ForcePlayAnimation relat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8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ForcePlayAnimation relat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28</text:p>
          </table:table-cell>
          <table:table-cell table:style-name="ce15" office:value-type="string" calcext:value-type="string">
            <text:p>byte</text:p>
          </table:table-cell>
          <table:table-cell office:value-type="string" calcext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70</text:p>
          </table:table-cell>
          <table:table-cell table:style-name="ce15" office:value-type="string" calcext:value-type="string">
            <text:p>Pointer</text:p>
          </table:table-cell>
          <table:table-cell office:value-type="string" calcext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+0x18</text:p>
          </table:table-cell>
          <table:table-cell office:value-type="string" calcext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C0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C4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CC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E0</text:p>
          </table:table-cell>
          <table:table-cell table:style-name="ce15" office:value-type="string" calcext:value-type="string">
            <text:p>Poin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+0x01E4</text:p>
          </table:table-cell>
          <table:table-cell table:style-name="ce15" office:value-type="string" calcext:value-type="string">
            <text:p>Poin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+0x01FC</text:p>
          </table:table-cell>
          <table:table-cell office:value-type="string" calcext:value-type="string">
            <text:p>bitarray</text:p>
          </table:table-cell>
          <table:table-cell table:number-columns-repeated="2"/>
          <table:table-cell office:value-type="string" calcext:value-type="string">
            <text:p>Offset from 0x1FC (0 means first bit of [0x1FC]):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2xxxxxx</text:p>
          </table:table-cell>
          <table:table-cell office:value-type="string" calcext:value-type="string">
            <text:p>SetDeadMode</text:p>
          </table:table-cell>
          <table:table-cell office:value-type="string" calcext:value-type="string">
            <text:p>0000 0010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4xxxxxx</text:p>
          </table:table-cell>
          <table:table-cell office:value-type="string" calcext:value-type="string">
            <text:p>DisableDamage</text:p>
          </table:table-cell>
          <table:table-cell office:value-type="string" calcext:value-type="string">
            <text:p>0000 0100</text:p>
          </table:table-cell>
          <table:table-cell office:value-type="string" calcext:value-type="string">
            <text:p>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8xxxxxx</text:p>
          </table:table-cell>
          <table:table-cell office:value-type="string" calcext:value-type="string">
            <text:p>EnableInvincible</text:p>
          </table:table-cell>
          <table:table-cell office:value-type="string" calcext:value-type="string">
            <text:p>0000 1000</text:p>
          </table:table-cell>
          <table:table-cell office:value-type="string" calcext:value-type="string">
            <text:p>4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xx1xxxxx</text:p>
          </table:table-cell>
          <table:table-cell office:value-type="string" calcext:value-type="string">
            <text:p>1<text:span text:style-name="T1">st</text:span> Person View</text:p>
          </table:table-cell>
          <table:table-cell office:value-type="string" calcext:value-type="string">
            <text:p>0000 0000 0001</text:p>
          </table:table-cell>
          <table:table-cell office:value-type="string" calcext:value-type="string">
            <text:p>1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x8xxxxx</text:p>
          </table:table-cell>
          <table:table-cell office:value-type="string" calcext:value-type="string">
            <text:p>SetDrawEnable</text:p>
          </table:table-cell>
          <table:table-cell office:value-type="string" calcext:value-type="string">
            <text:p>0000 0000 1000</text:p>
          </table:table-cell>
          <table:table-cell office:value-type="string" calcext:value-type="string">
            <text:p>8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xxx1xxxx</text:p>
          </table:table-cell>
          <table:table-cell table:style-name="ce77" office:value-type="string" calcext:value-type="string">
            <text:p>SetSuperArmor (?)</text:p>
          </table:table-cell>
          <table:table-cell table:style-name="ce77" office:value-type="string" calcext:value-type="string">
            <text:p>0000 0000 0000 0001</text:p>
          </table:table-cell>
          <table:table-cell table:style-name="ce77" office:value-type="string" calcext:value-type="string">
            <text:p>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xxx4xxx</text:p>
          </table:table-cell>
          <table:table-cell office:value-type="string" calcext:value-type="string">
            <text:p>SetDisableGravity</text:p>
          </table:table-cell>
          <table:table-cell office:value-type="string" calcext:value-type="string">
            <text:p>0000 0000 0000 0000 0100</text:p>
          </table:table-cell>
          <table:table-cell office:value-type="string" calcext:value-type="string">
            <text:p>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+0x01FC</text:p>
          </table:table-cell>
          <table:table-cell office:value-type="string" calcext:value-type="string">
            <text:p>bitarray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+0x01FD</text:p>
          </table:table-cell>
          <table:table-cell office:value-type="string" calcext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x</text:p>
          </table:table-cell>
          <table:table-cell office:value-type="string" calcext:value-type="string">
            <text:p>SetDisableGravity</text:p>
          </table:table-cell>
          <table:table-cell office:value-type="string" calcext:value-type="string">
            <text:p>---- ---- 0100</text:p>
          </table:table-cell>
          <table:table-cell office:value-type="string" calcext:value-type="string">
            <text:p>9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x1</text:p>
          </table:table-cell>
          <table:table-cell table:style-name="ce77" office:value-type="string" calcext:value-type="string">
            <text:p>ForceSetOmission</text:p>
          </table:table-cell>
          <table:table-cell table:style-name="ce77" office:value-type="string" calcext:value-type="string">
            <text:p>---- ---- 0000 0001</text:p>
          </table:table-cell>
          <table:table-cell table:style-name="ce77" office:value-type="string" calcext:value-type="string">
            <text:p>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ForceUpdateNextFrame</text:p>
          </table:table-cell>
          <table:table-cell office:value-type="string" calcext:value-type="string">
            <text:p>---- ---- 0000 0010</text:p>
          </table:table-cell>
          <table:table-cell office:value-type="string" calcext:value-type="string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+0x01FE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ForcePlayAnimation</text:p>
          </table:table-cell>
          <table:table-cell office:value-type="string" calcext:value-type="string">
            <text:p>---- ---- ---- ---- 0000 0100</text:p>
          </table:table-cell>
          <table:table-cell office:value-type="string" calcext:value-type="string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+0x0200</text:p>
          </table:table-cell>
          <table:table-cell office:value-type="string" calcext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x</text:p>
          </table:table-cell>
          <table:table-cell office:value-type="string" calcext:value-type="string">
            <text:p>SetEventGenerate</text:p>
          </table:table-cell>
          <table:table-cell office:value-type="string" calcext:value-type="string">
            <text:p>---- ---- ---- ---- 0000 0000 0001</text:p>
          </table:table-cell>
          <table:table-cell office:value-type="string" calcext:value-type="string">
            <text:p>27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8</text:p>
          </table:table-cell>
          <table:table-cell office:value-type="string" calcext:value-type="string">
            <text:p>DisableHpGauge</text:p>
          </table:table-cell>
          <table:table-cell office:value-type="string" calcext:value-type="string">
            <text:p>---- ---- ---- ---- 0000 0000 0000 1000</text:p>
          </table:table-cell>
          <table:table-cell office:value-type="string" calcext:value-type="string">
            <text:p>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+0x0204</text:p>
          </table:table-cell>
          <table:table-cell/>
          <table:table-cell office:value-type="string" calcext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0x0000</text:p>
          </table:table-cell>
          <table:table-cell office:value-type="string" calcext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0x0FFF</text:p>
          </table:table-cell>
          <table:table-cell office:value-type="string" calcext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0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5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6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6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6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8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A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C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D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D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D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E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E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E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0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0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0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1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1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1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1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3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+0x0010</text:p>
          </table:table-cell>
          <table:table-cell office:value-type="string" calcext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 calcext:value-type="string">
            <text:p>3</text:p>
          </table:table-cell>
          <table:table-cell office:value-type="string" calcext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+0x0348</text:p>
          </table:table-cell>
          <table:table-cell office:value-type="string" calcext:value-type="string">
            <text:p>long</text:p>
          </table:table-cell>
          <table:table-cell table:style-name="ce15" office:value-type="string" calcext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C4</text:p>
          </table:table-cell>
          <table:table-cell office:value-type="string" calcext:value-type="string">
            <text:p>bitarray</text:p>
          </table:table-cell>
          <table:table-cell table:number-columns-repeated="2"/>
          <table:table-cell office:value-type="string" calcext:value-type="string">
            <text:p>Bit offset from 3C4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1xxxxxx </text:p>
          </table:table-cell>
          <table:table-cell office:value-type="string" calcext:value-type="string">
            <text:p>No Goods Consume</text:p>
          </table:table-cell>
          <table:table-cell/>
          <table:table-cell office:value-type="string" calcext:value-type="string">
            <text:p>7</text:p>
          </table:table-cell>
          <table:table-cell table:number-columns-repeated="1019"/>
        </table:table-row>
        <table:table-row table:style-name="ro4">
          <table:table-cell table:style-name="ce55"/>
          <table:table-cell table:style-name="ce71" office:value-type="string" calcext:value-type="string">
            <text:p>xx1xxxxx</text:p>
          </table:table-cell>
          <table:table-cell table:style-name="ce71" office:value-type="string" calcext:value-type="string">
            <text:p>(Stop drawing)</text:p>
          </table:table-cell>
          <table:table-cell table:style-name="ce71"/>
          <table:table-cell table:style-name="ce71" office:value-type="string" calcext:value-type="string">
            <text:p>11</text:p>
          </table:table-cell>
          <table:table-cell table:style-name="ce71" table:number-columns-repeated="1019"/>
        </table:table-row>
        <table:table-row table:style-name="ro3">
          <table:table-cell/>
          <table:table-cell office:value-type="string" calcext:value-type="string">
            <text:p>xx2xxxxx </text:p>
          </table:table-cell>
          <table:table-cell office:value-type="string" calcext:value-type="string">
            <text:p>Draw Counter</text:p>
          </table:table-cell>
          <table:table-cell/>
          <table:table-cell office:value-type="string" calcext:value-type="string">
            <text:p>10</text:p>
          </table:table-cell>
          <table:table-cell table:number-columns-repeated="1019"/>
        </table:table-row>
        <table:table-row table:style-name="ro4">
          <table:table-cell table:style-name="ce55"/>
          <table:table-cell table:style-name="ce71" office:value-type="string" calcext:value-type="string">
            <text:p>xxx8xxxx</text:p>
          </table:table-cell>
          <table:table-cell table:style-name="ce71" office:value-type="string" calcext:value-type="string">
            <text:p>(Stop drawing)</text:p>
          </table:table-cell>
          <table:table-cell table:style-name="ce71"/>
          <table:table-cell table:style-name="ce71" office:value-type="string" calcext:value-type="string">
            <text:p>12</text:p>
          </table:table-cell>
          <table:table-cell table:style-name="ce71" table:number-columns-repeated="1019"/>
        </table:table-row>
        <table:table-row table:style-name="ro3">
          <table:table-cell/>
          <table:table-cell office:value-type="string" calcext:value-type="string">
            <text:p>xxxx4xxx </text:p>
          </table:table-cell>
          <table:table-cell office:value-type="string" calcext:value-type="string">
            <text:p>Draw Direction</text:p>
          </table:table-cell>
          <table:table-cell/>
          <table:table-cell office:value-type="string" calcext:value-type="string">
            <text:p>17</text:p>
          </table:table-cell>
          <table:table-cell table:number-columns-repeated="1019"/>
        </table:table-row>
        <table:table-row table:style-name="ro4">
          <table:table-cell table:style-name="ce55"/>
          <table:table-cell table:style-name="ce71" office:value-type="string" calcext:value-type="string">
            <text:p>xxxx8xxx </text:p>
          </table:table-cell>
          <table:table-cell table:style-name="ce71" office:value-type="string" calcext:value-type="string">
            <text:p>No Update</text:p>
          </table:table-cell>
          <table:table-cell table:style-name="ce71"/>
          <table:table-cell table:style-name="ce71" office:value-type="string" calcext:value-type="string">
            <text:p>16</text:p>
          </table:table-cell>
          <table:table-cell table:style-name="ce71" table:number-columns-repeated="1019"/>
        </table:table-row>
        <table:table-row table:style-name="ro3">
          <table:table-cell/>
          <table:table-cell office:value-type="string" calcext:value-type="string">
            <text:p>xxxxx1xx </text:p>
          </table:table-cell>
          <table:table-cell office:value-type="string" calcext:value-type="string">
            <text:p>No Attack</text:p>
          </table:table-cell>
          <table:table-cell/>
          <table:table-cell office:value-type="string" calcext:value-type="string">
            <text:p>23</text:p>
          </table:table-cell>
          <table:table-cell table:number-columns-repeated="1019"/>
        </table:table-row>
        <table:table-row table:style-name="ro4">
          <table:table-cell table:style-name="ce55"/>
          <table:table-cell table:style-name="ce71" office:value-type="string" calcext:value-type="string">
            <text:p>xxxxx2xx </text:p>
          </table:table-cell>
          <table:table-cell table:style-name="ce71" office:value-type="string" calcext:value-type="string">
            <text:p>No Move</text:p>
          </table:table-cell>
          <table:table-cell table:style-name="ce71"/>
          <table:table-cell table:style-name="ce71" office:value-type="string" calcext:value-type="string">
            <text:p>22</text:p>
          </table:table-cell>
          <table:table-cell table:style-name="ce71" table:number-columns-repeated="1019"/>
        </table:table-row>
        <table:table-row table:style-name="ro3">
          <table:table-cell/>
          <table:table-cell office:value-type="string" calcext:value-type="string">
            <text:p>xxxxx4xx </text:p>
          </table:table-cell>
          <table:table-cell office:value-type="string" calcext:value-type="string">
            <text:p>No Stam Consume</text:p>
          </table:table-cell>
          <table:table-cell/>
          <table:table-cell office:value-type="string" calcext:value-type="string">
            <text:p>21</text:p>
          </table:table-cell>
          <table:table-cell table:number-columns-repeated="1019"/>
        </table:table-row>
        <table:table-row table:style-name="ro4">
          <table:table-cell table:style-name="ce55"/>
          <table:table-cell table:style-name="ce71" office:value-type="string" calcext:value-type="string">
            <text:p>xxxxx8xx </text:p>
          </table:table-cell>
          <table:table-cell table:style-name="ce71" office:value-type="string" calcext:value-type="string">
            <text:p>No MP Consume</text:p>
          </table:table-cell>
          <table:table-cell table:style-name="ce71"/>
          <table:table-cell table:style-name="ce71" office:value-type="string" calcext:value-type="string">
            <text:p>20</text:p>
          </table:table-cell>
          <table:table-cell table:style-name="ce71" table:number-columns-repeated="1019"/>
        </table:table-row>
        <table:table-row table:style-name="ro3">
          <table:table-cell/>
          <table:table-cell office:value-type="string" calcext:value-type="string">
            <text:p>xxxxxx2x </text:p>
          </table:table-cell>
          <table:table-cell office:value-type="string" calcext:value-type="string">
            <text:p>No Dead</text:p>
          </table:table-cell>
          <table:table-cell/>
          <table:table-cell office:value-type="string" calcext:value-type="string">
            <text:p>26</text:p>
          </table:table-cell>
          <table:table-cell table:number-columns-repeated="1019"/>
        </table:table-row>
        <table:table-row table:style-name="ro4">
          <table:table-cell table:style-name="ce55"/>
          <table:table-cell table:style-name="ce71" office:value-type="string" calcext:value-type="string">
            <text:p>xxxxxx4x </text:p>
          </table:table-cell>
          <table:table-cell table:style-name="ce71" office:value-type="string" calcext:value-type="string">
            <text:p>No Damage</text:p>
          </table:table-cell>
          <table:table-cell table:style-name="ce71"/>
          <table:table-cell table:style-name="ce71" office:value-type="string" calcext:value-type="string">
            <text:p>25</text:p>
          </table:table-cell>
          <table:table-cell table:style-name="ce71" table:number-columns-repeated="1019"/>
        </table:table-row>
        <table:table-row table:style-name="ro3">
          <table:table-cell/>
          <table:table-cell office:value-type="string" calcext:value-type="string">
            <text:p>xxxxxx8x </text:p>
          </table:table-cell>
          <table:table-cell office:value-type="string" calcext:value-type="string">
            <text:p>No Hit</text:p>
          </table:table-cell>
          <table:table-cell/>
          <table:table-cell office:value-type="string" calcext:value-type="string">
            <text:p>24</text:p>
          </table:table-cell>
          <table:table-cell table:number-columns-repeated="1019"/>
        </table:table-row>
        <table:table-row table:style-name="ro4">
          <table:table-cell table:style-name="ce55"/>
          <table:table-cell table:style-name="ce71" office:value-type="string" calcext:value-type="string">
            <text:p>xxxxxxx4 </text:p>
          </table:table-cell>
          <table:table-cell table:style-name="ce71" office:value-type="string" calcext:value-type="string">
            <text:p>Draw Hit</text:p>
          </table:table-cell>
          <table:table-cell table:style-name="ce71"/>
          <table:table-cell table:style-name="ce71" office:value-type="string" calcext:value-type="string">
            <text:p>29</text:p>
          </table:table-cell>
          <table:table-cell table:style-name="ce71" table:number-columns-repeated="1019"/>
        </table:table-row>
        <table:table-row table:style-name="ro3">
          <table:table-cell office:value-type="string" calcext:value-type="string">
            <text:p>+0x041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41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6C7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6C8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 calcext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1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8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5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54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6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64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84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85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89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8B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92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97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98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B7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B9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BE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C0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C2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C2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C7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CC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CD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EC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F0</text:p>
          </table:table-cell>
          <table:table-cell table:style-name="Default" office:value-type="string" calcext:value-type="string">
            <text:p>float</text:p>
          </table:table-cell>
          <table:table-cell table:style-name="ce17" office:value-type="string" calcext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F4</text:p>
          </table:table-cell>
          <table:table-cell table:style-name="Default" office:value-type="string" calcext:value-type="string">
            <text:p>float</text:p>
          </table:table-cell>
          <table:table-cell table:style-name="ce17" office:value-type="string" calcext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04</text:p>
          </table:table-cell>
          <table:table-cell table:style-name="Default" office:value-type="string" calcext:value-type="string">
            <text:p>float</text:p>
          </table:table-cell>
          <table:table-cell table:style-name="ce17" office:value-type="string" calcext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10C</text:p>
          </table:table-cell>
          <table:table-cell table:style-name="Default" office:value-type="string" calcext:value-type="string">
            <text:p>float</text:p>
          </table:table-cell>
          <table:table-cell table:style-name="ce17" office:value-type="string" calcext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3C</text:p>
          </table:table-cell>
          <table:table-cell table:style-name="Default" office:value-type="string" calcext:value-type="string">
            <text:p>float</text:p>
          </table:table-cell>
          <table:table-cell table:style-name="ce17" office:value-type="string" calcext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44</text:p>
          </table:table-cell>
          <table:table-cell table:style-name="Default" office:value-type="string" calcext:value-type="string">
            <text:p>float</text:p>
          </table:table-cell>
          <table:table-cell table:style-name="ce17" office:value-type="string" calcext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1C8</text:p>
          </table:table-cell>
          <table:table-cell table:style-name="Default" office:value-type="string" calcext:value-type="string">
            <text:p>long</text:p>
          </table:table-cell>
          <table:table-cell table:style-name="ce17" office:value-type="string" calcext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CC</text:p>
          </table:table-cell>
          <table:table-cell table:style-name="Default" office:value-type="string" calcext:value-type="string">
            <text:p>long</text:p>
          </table:table-cell>
          <table:table-cell table:style-name="ce17" office:value-type="string" calcext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D0</text:p>
          </table:table-cell>
          <table:table-cell table:style-name="Default" office:value-type="string" calcext:value-type="string">
            <text:p>long</text:p>
          </table:table-cell>
          <table:table-cell table:style-name="ce17" office:value-type="string" calcext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1E8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230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014</text:p>
          </table:table-cell>
          <table:table-cell table:style-name="ce17" office:value-type="string" calcext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078</text:p>
          </table:table-cell>
          <table:table-cell table:style-name="ce17" office:value-type="string" calcext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09C</text:p>
          </table:table-cell>
          <table:table-cell table:style-name="ce17" office:value-type="string" calcext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080</text:p>
          </table:table-cell>
          <table:table-cell table:style-name="ce17" office:value-type="string" calcext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1E0</text:p>
          </table:table-cell>
          <table:table-cell table:style-name="ce17" office:value-type="string" calcext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1E4</text:p>
          </table:table-cell>
          <table:table-cell table:style-name="ce17" office:value-type="string" calcext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1E8</text:p>
          </table:table-cell>
          <table:table-cell table:style-name="ce17" office:value-type="string" calcext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1F0</text:p>
          </table:table-cell>
          <table:table-cell table:style-name="ce17" office:value-type="string" calcext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1F4</text:p>
          </table:table-cell>
          <table:table-cell table:style-name="ce17" office:value-type="string" calcext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+0x0208</text:p>
          </table:table-cell>
          <table:table-cell table:style-name="ce17" office:value-type="string" calcext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Debug:</text:p>
          </table:table-cell>
          <table:table-cell table:style-name="ce17" office:value-type="string" calcext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 calcext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8C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F5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 calcext:value-type="string">
            <text:p>Release: </text:p>
          </table:table-cell>
          <table:table-cell office:value-type="string" calcext:value-type="string">
            <text:p>0x137DC70</text:p>
          </table:table-cell>
          <table:table-cell office:value-type="string" calcext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Debug: </text:p>
          </table:table-cell>
          <table:table-cell office:value-type="string" calcext:value-type="string">
            <text:p>0x1381E30</text:p>
          </table:table-cell>
          <table:table-cell office:value-type="string" calcext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 calcext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 calcext:value-type="string">
            <text:p>+0x0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1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1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1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 calcext:value-type="string">
            <text:p>Release: </text:p>
          </table:table-cell>
          <table:table-cell office:value-type="string" calcext:value-type="string">
            <text:p>0x1378700</text:p>
          </table:table-cell>
          <table:table-cell office:value-type="string" calcext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Debug: </text:p>
          </table:table-cell>
          <table:table-cell office:value-type="string" calcext:value-type="string">
            <text:p>0x137C8C0</text:p>
          </table:table-cell>
          <table:table-cell office:value-type="string" calcext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0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1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1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1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1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2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2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2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3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3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4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4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7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7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8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8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8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9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A0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C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c4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C6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C7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C8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C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D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D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D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D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5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6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7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8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9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A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F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F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F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F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8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9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A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C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0F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10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vade Typ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+0x01B8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Start of equipment inventory index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D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left hand primary weap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D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right hand primary weap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D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left hand secondary weap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E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right hand secondary weap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E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primary arrow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E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primary bol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E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secondary arrow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F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secondary bol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F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helm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F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che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F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glov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pan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+0x020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first r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0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second r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1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Item #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1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Item #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1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Item #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1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Item #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2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dex of 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+0x023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wo-handed statu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0</text:p>
          </table:table-cell>
          <table:table-cell office:value-type="string" calcext:value-type="string">
            <text:p>No weapon hel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1</text:p>
          </table:table-cell>
          <table:table-cell office:value-type="string" calcext:value-type="string">
            <text:p>Right weapon, 1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2</text:p>
          </table:table-cell>
          <table:table-cell office:value-type="string" calcext:value-type="string">
            <text:p>Left weapon, 2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 calcext:value-type="string">
            <text:p>3</text:p>
          </table:table-cell>
          <table:table-cell office:value-type="string" calcext:value-type="string">
            <text:p>Right weapon, 2 han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3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eft hand, Primary/Secondary acti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3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Right hand, Primary/Secondary acti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+0x024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eft hand, primary weap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5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Right hand, primary weap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5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eft hand, secondary weap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5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5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rimary arro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6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rimary bol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6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econdary arro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6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econdary bol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6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est slo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Glove slo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7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ants slo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+0x028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rimary r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econdary r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tem #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8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tem #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9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tem #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9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tem #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9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+0x02A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B0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B4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B8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BC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Leg size modifier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 calcext:value-type="string">
            <text:p>+0x02DC</text:p>
          </table:table-cell>
          <table:table-cell table:style-name="ce15" office:value-type="string" calcext:value-type="string">
            <text:p>Pointer</text:p>
          </table:table-cell>
          <table:table-cell office:value-type="string" calcext:value-type="string">
            <text:p>Pointer to inventory da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E0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Inventory count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 calcext:value-type="string">
            <text:p>+0x030C</text:p>
          </table:table-cell>
          <table:table-cell table:style-name="ce15" office:value-type="string" calcext:value-type="string">
            <text:p>Pointer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+0x8</text:p>
          </table:table-cell>
          <table:table-cell office:value-type="string" calcext:value-type="string">
            <text:p>Pointer to equipment inventory-index data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 calcext:value-type="string">
            <text:p>+0x0330</text:p>
          </table:table-cell>
          <table:table-cell table:style-name="ce15" office:value-type="string" calcext:value-type="string">
            <text:p>long</text:p>
          </table:table-cell>
          <table:table-cell office:value-type="string" calcext:value-type="string">
            <text:p>Index of currently selected ite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34</text:p>
          </table:table-cell>
          <table:table-cell table:style-name="ce15" office:value-type="string" calcext:value-type="string">
            <text:p>Pointer</text:p>
          </table:table-cell>
          <table:table-cell office:value-type="string" calcext:value-type="string">
            <text:p>Pointer to gesture prese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3C</text:p>
          </table:table-cell>
          <table:table-cell table:style-name="ce15" office:value-type="string" calcext:value-type="string">
            <text:p>Pointer</text:p>
          </table:table-cell>
          <table:table-cell office:value-type="string" calcext:value-type="string">
            <text:p>Pointer back to start of chardata2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 calcext:value-type="string">
            <text:p>+0x0380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84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88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8C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90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94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98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9C</text:p>
          </table:table-cell>
          <table:table-cell table:style-name="ce15" office:value-type="string" calcext:value-type="string">
            <text:p>float</text:p>
          </table:table-cell>
          <table:table-cell office:value-type="string" calcext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3A0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+0x30</text:p>
          </table:table-cell>
          <table:table-cell office:value-type="string" calcext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43C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44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49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4A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4A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4A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4A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 calcext:value-type="string">
            <text:p>Release: </text:p>
          </table:table-cell>
          <table:table-cell office:value-type="string" calcext:value-type="string">
            <text:p>0x137DC70</text:p>
          </table:table-cell>
          <table:table-cell office:value-type="string" calcext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Debug: </text:p>
          </table:table-cell>
          <table:table-cell office:value-type="string" calcext:value-type="string">
            <text:p>0x1381E30</text:p>
          </table:table-cell>
          <table:table-cell office:value-type="string" calcext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 calcext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1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1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c4</text:p>
          </table:table-cell>
          <table:table-cell office:value-type="string" calcext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xxxxxx1x</text:p>
          </table:table-cell>
          <table:table-cell table:style-name="ce15" office:value-type="string" calcext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24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7" office:value-type="string" calcext:value-type="string">
            <text:p>0x13795E0</text:p>
          </table:table-cell>
          <table:table-cell table:style-name="ce17" office:value-type="string" calcext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Debug: </text:p>
          </table:table-cell>
          <table:table-cell table:style-name="ce17" office:value-type="string" calcext:value-type="string">
            <text:p>0x137D7A0</text:p>
          </table:table-cell>
          <table:table-cell table:style-name="ce17" office:value-type="string" calcext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ce17" office:value-type="string" calcext:value-type="string">
            <text:p>0x1379658</text:p>
          </table:table-cell>
          <table:table-cell table:style-name="ce17" office:value-type="string" calcext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 calcext:value-type="string">
            <text:p>Debug:</text:p>
          </table:table-cell>
          <table:table-cell table:style-name="ce17" office:value-type="string" calcext:value-type="string">
            <text:p>0x137D818</text:p>
          </table:table-cell>
          <table:table-cell table:style-name="ce17" office:value-type="string" calcext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17" office:value-type="string" calcext:value-type="string">
            <text:p>0x137D6BC</text:p>
          </table:table-cell>
          <table:table-cell table:style-name="ce17" office:value-type="string" calcext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Debug:</text:p>
          </table:table-cell>
          <table:table-cell table:style-name="ce17" office:value-type="string" calcext:value-type="string">
            <text:p>0x138187C</text:p>
          </table:table-cell>
          <table:table-cell table:style-name="ce17" office:value-type="string" calcext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 calcext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14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0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Pointer to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C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Pointer to lootable treasu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30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3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ItemBagData</text:p>
          </table:table-cell>
          <table:table-cell table:style-name="ce17" office:value-type="string" calcext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00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04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2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4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8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40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ce17" office:value-type="string" calcext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 calcext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90</text:p>
          </table:table-cell>
          <table:table-cell table:style-name="ce17" office:value-type="string" calcext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 calcext:value-type="string">
            <text:p>3</text:p>
          </table:table-cell>
          <table:table-cell table:style-name="ce17" office:value-type="string" calcext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4</text:p>
          </table:table-cell>
          <table:table-cell table:style-name="ce17" office:value-type="string" calcext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 calcext:value-type="string">
            <text:p>6</text:p>
          </table:table-cell>
          <table:table-cell table:style-name="ce17" office:value-type="string" calcext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1C2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Release:</text:p>
          </table:table-cell>
          <table:table-cell table:style-name="ce44" office:value-type="string" calcext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+0x0035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DC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8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E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Debug:</text:p>
          </table:table-cell>
          <table:table-cell table:style-name="ce17" office:value-type="string" calcext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1c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D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E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1F</text:p>
          </table:table-cell>
          <table:table-cell table:style-name="ce17" office:value-type="string" calcext:value-type="string">
            <text:p>byte</text:p>
          </table:table-cell>
          <table:table-cell table:style-name="ce17" office:value-type="string" calcext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0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ce17" office:value-type="string" calcext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 calcext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 calcext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0C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 calcext:value-type="string">
            <text:p>0x7C</text:p>
          </table:table-cell>
          <table:table-cell table:style-name="ce17" office:value-type="string" calcext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04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 calcext:value-type="string">
            <text:p>+0x0018</text:p>
          </table:table-cell>
          <table:table-cell table:style-name="Default" office:value-type="string" calcext:value-type="string">
            <text:p>Pointer</text:p>
          </table:table-cell>
          <table:table-cell table:style-name="ce17" office:value-type="string" calcext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20</text:p>
          </table:table-cell>
          <table:table-cell table:style-name="Default"/>
          <table:table-cell table:style-name="ce17" office:value-type="string" calcext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4</text:p>
          </table:table-cell>
          <table:table-cell table:style-name="Default"/>
          <table:table-cell table:style-name="ce17" office:value-type="string" calcext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28</text:p>
          </table:table-cell>
          <table:table-cell table:style-name="Default"/>
          <table:table-cell table:style-name="ce17" office:value-type="string" calcext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30</text:p>
          </table:table-cell>
          <table:table-cell table:style-name="Default"/>
          <table:table-cell table:style-name="ce17" office:value-type="string" calcext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34</text:p>
          </table:table-cell>
          <table:table-cell table:style-name="Default"/>
          <table:table-cell table:style-name="ce17" office:value-type="string" calcext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38</text:p>
          </table:table-cell>
          <table:table-cell table:style-name="Default"/>
          <table:table-cell table:style-name="ce17" office:value-type="string" calcext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40</text:p>
          </table:table-cell>
          <table:table-cell table:style-name="Default"/>
          <table:table-cell table:style-name="ce17" office:value-type="string" calcext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44</text:p>
          </table:table-cell>
          <table:table-cell table:style-name="Default"/>
          <table:table-cell table:style-name="ce17" office:value-type="string" calcext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4C</text:p>
          </table:table-cell>
          <table:table-cell table:style-name="Default"/>
          <table:table-cell table:style-name="ce17" office:value-type="string" calcext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50</text:p>
          </table:table-cell>
          <table:table-cell table:style-name="Default"/>
          <table:table-cell table:style-name="ce17" office:value-type="string" calcext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 calcext:value-type="string">
            <text:p>+0x0070</text:p>
          </table:table-cell>
          <table:table-cell table:style-name="Default"/>
          <table:table-cell table:style-name="ce17" office:value-type="string" calcext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 calcext:value-type="string">
            <text:p>+0x0074</text:p>
          </table:table-cell>
          <table:table-cell table:style-name="Default"/>
          <table:table-cell table:style-name="ce17" office:value-type="string" calcext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 calcext:value-type="string">
            <text:p>Release:</text:p>
          </table:table-cell>
          <table:table-cell table:style-name="ce17" office:value-type="string" calcext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08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 calcext:value-type="string">
            <text:p>Release:</text:p>
          </table:table-cell>
          <table:table-cell table:style-name="ce44" office:value-type="string" calcext:value-type="string">
            <text:p>0x13A466C</text:p>
          </table:table-cell>
          <table:table-cell table:style-name="ce45" office:value-type="string" calcext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Debug:</text:p>
          </table:table-cell>
          <table:table-cell table:style-name="ce32" office:value-type="string" calcext:value-type="string">
            <text:p>0x13A882C</text:p>
          </table:table-cell>
          <table:table-cell table:style-name="ce45" office:value-type="string" calcext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 calcext:value-type="string">
            <text:p>[[[ptr]]+10]</text:p>
          </table:table-cell>
          <table:table-cell table:style-name="ce45"/>
          <table:table-cell table:number-columns-repeated="1021"/>
        </table:table-row>
        <table:table-row table:style-name="ro1">
          <table:table-cell office:value-type="string" calcext:value-type="string">
            <text:p>+0x0070</text:p>
          </table:table-cell>
          <table:table-cell office:value-type="string" calcext:value-type="string">
            <text:p>Pointer</text:p>
          </table:table-cell>
          <table:table-cell table:style-name="ce45" office:value-type="string" calcext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3">
          <table:table-cell table:style-name="ce15" office:value-type="string" calcext:value-type="string">
            <text:p>Release:</text:p>
          </table:table-cell>
          <table:table-cell table:style-name="ce10" office:value-type="string" calcext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7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Release:</text:p>
          </table:table-cell>
          <table:table-cell office:value-type="string" calcext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+0x01A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A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Release:</text:p>
          </table:table-cell>
          <table:table-cell office:value-type="string" calcext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[ptr]</text:p>
          </table:table-cell>
          <table:table-cell office:value-type="string" calcext:value-type="string">
            <text:p>+0x000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0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0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0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Release:</text:p>
          </table:table-cell>
          <table:table-cell office:value-type="string" calcext:value-type="string">
            <text:p>0x1362DD4</text:p>
          </table:table-cell>
          <table:table-cell office:value-type="string" calcext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teamData1</text:p>
          </table:table-cell>
          <table:table-cell office:value-type="string" calcext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+0x00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0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30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30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2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4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+0x00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50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63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8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9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9F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A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A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A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A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B0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B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0B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Release:</text:p>
          </table:table-cell>
          <table:table-cell office:value-type="string" calcext:value-type="string">
            <text:p>0x137ce88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+0x016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xxxx1xxx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xxxx2xxx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xxxx4xxx 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xxxx8xxx 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1xx </text:p>
          </table:table-cell>
          <table:table-cell office:value-type="string" calcext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2xx </text:p>
          </table:table-cell>
          <table:table-cell office:value-type="string" calcext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1x</text:p>
          </table:table-cell>
          <table:table-cell office:value-type="string" calcext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2x</text:p>
          </table:table-cell>
          <table:table-cell office:value-type="string" calcext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4x </text:p>
          </table:table-cell>
          <table:table-cell office:value-type="string" calcext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8x </text:p>
          </table:table-cell>
          <table:table-cell office:value-type="string" calcext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x1</text:p>
          </table:table-cell>
          <table:table-cell office:value-type="string" calcext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x2</text:p>
          </table:table-cell>
          <table:table-cell office:value-type="string" calcext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x4 </text:p>
          </table:table-cell>
          <table:table-cell office:value-type="string" calcext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x8</text:p>
          </table:table-cell>
          <table:table-cell office:value-type="string" calcext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64</text:p>
          </table:table-cell>
          <table:table-cell office:value-type="string" calcext:value-type="string">
            <text:p>long</text:p>
          </table:table-cell>
          <table:table-cell table:style-name="ce15" office:value-type="string" calcext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6C</text:p>
          </table:table-cell>
          <table:table-cell office:value-type="string" calcext:value-type="string">
            <text:p>float</text:p>
          </table:table-cell>
          <table:table-cell table:style-name="ce15" office:value-type="string" calcext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70</text:p>
          </table:table-cell>
          <table:table-cell office:value-type="string" calcext:value-type="string">
            <text:p>float</text:p>
          </table:table-cell>
          <table:table-cell table:style-name="ce15" office:value-type="string" calcext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78</text:p>
          </table:table-cell>
          <table:table-cell office:value-type="string" calcext:value-type="string">
            <text:p>float</text:p>
          </table:table-cell>
          <table:table-cell table:style-name="ce15" office:value-type="string" calcext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7C</text:p>
          </table:table-cell>
          <table:table-cell office:value-type="string" calcext:value-type="string">
            <text:p>float</text:p>
          </table:table-cell>
          <table:table-cell table:style-name="ce15" office:value-type="string" calcext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8C</text:p>
          </table:table-cell>
          <table:table-cell office:value-type="string" calcext:value-type="string">
            <text:p>float</text:p>
          </table:table-cell>
          <table:table-cell table:style-name="ce15" office:value-type="string" calcext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+0x0190</text:p>
          </table:table-cell>
          <table:table-cell office:value-type="string" calcext:value-type="string">
            <text:p>float</text:p>
          </table:table-cell>
          <table:table-cell table:style-name="ce15" office:value-type="string" calcext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643B09</text:p>
          </table:table-cell>
          <table:table-cell office:value-type="string" calcext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644011</text:p>
          </table:table-cell>
          <table:table-cell office:value-type="string" calcext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643D59</text:p>
          </table:table-cell>
          <table:table-cell office:value-type="string" calcext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643D2F</text:p>
          </table:table-cell>
          <table:table-cell office:value-type="string" calcext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 office:value-type="string" calcext:value-type="string">
            <text:p>0x643460</text:p>
          </table:table-cell>
          <table:table-cell office:value-type="string" calcext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 calcext:value-type="string">
            <text:p>0x643D46</text:p>
          </table:table-cell>
          <table:table-cell office:value-type="string" calcext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 calcext:value-type="string">
            <text:p>0x643D64</text:p>
          </table:table-cell>
          <table:table-cell office:value-type="string" calcext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 calcext:value-type="string">
            <text:p>0x643D76</text:p>
          </table:table-cell>
          <table:table-cell office:value-type="string" calcext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 calcext:value-type="string">
            <text:p>0x643D8E</text:p>
          </table:table-cell>
          <table:table-cell office:value-type="string" calcext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 calcext:value-type="string">
            <text:p>0x643D9A</text:p>
          </table:table-cell>
          <table:table-cell office:value-type="string" calcext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 calcext:value-type="string">
            <text:p>0x6440B0</text:p>
          </table:table-cell>
          <table:table-cell office:value-type="string" calcext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Xinput1_3.dll + 0x650A</text:p>
          </table:table-cell>
          <table:table-cell/>
          <table:table-cell office:value-type="string" calcext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Xinput1_3.dll + 0x6516</text:p>
          </table:table-cell>
          <table:table-cell/>
          <table:table-cell office:value-type="string" calcext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 calcext:value-type="string">
            <text:p>Xinput1_3.dll + 0x6597</text:p>
          </table:table-cell>
          <table:table-cell/>
          <table:table-cell office:value-type="string" calcext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 calcext:value-type="string">
            <text:p>Xinput1_3.dll + 0x65AB</text:p>
          </table:table-cell>
          <table:table-cell/>
          <table:table-cell office:value-type="string" calcext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 calcext:value-type="string">
            <text:p>Xinput1_3.dll + 0x652F</text:p>
          </table:table-cell>
          <table:table-cell/>
          <table:table-cell office:value-type="string" calcext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 calcext:value-type="string">
            <text:p>Xinput1_3.dll + 0x6549</text:p>
          </table:table-cell>
          <table:table-cell/>
          <table:table-cell office:value-type="string" calcext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 calcext:value-type="string">
            <text:p>Xinput1_3.dll + 0x6563</text:p>
          </table:table-cell>
          <table:table-cell/>
          <table:table-cell office:value-type="string" calcext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Xinput1_3.dll + 0x657D</text:p>
          </table:table-cell>
          <table:table-cell/>
          <table:table-cell office:value-type="string" calcext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 calcext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 calcext:value-type="string">
            <text:p>[[ptr]]</text:p>
          </table:table-cell>
          <table:table-cell office:value-type="string" calcext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2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Ffxxxxxx</text:p>
          </table:table-cell>
          <table:table-cell office:value-type="string" calcext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xxFFxxxx</text:p>
          </table:table-cell>
          <table:table-cell office:value-type="string" calcext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xxxx1xxx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xxxx2xxx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xxxx4xxx 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xxxx8xxx 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1xx </text:p>
          </table:table-cell>
          <table:table-cell office:value-type="string" calcext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2xx </text:p>
          </table:table-cell>
          <table:table-cell office:value-type="string" calcext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4xx</text:p>
          </table:table-cell>
          <table:table-cell office:value-type="string" calcext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1x</text:p>
          </table:table-cell>
          <table:table-cell office:value-type="string" calcext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2x</text:p>
          </table:table-cell>
          <table:table-cell office:value-type="string" calcext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4x </text:p>
          </table:table-cell>
          <table:table-cell office:value-type="string" calcext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8x </text:p>
          </table:table-cell>
          <table:table-cell office:value-type="string" calcext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x1</text:p>
          </table:table-cell>
          <table:table-cell office:value-type="string" calcext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x2</text:p>
          </table:table-cell>
          <table:table-cell office:value-type="string" calcext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x4 </text:p>
          </table:table-cell>
          <table:table-cell office:value-type="string" calcext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 calcext:value-type="string">
            <text:p>xxxxxxx8</text:p>
          </table:table-cell>
          <table:table-cell office:value-type="string" calcext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2C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2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3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3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 calcext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+0x000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 calcext:value-type="string">
            <text:p>+0x0160</text:p>
          </table:table-cell>
          <table:table-cell office:value-type="string" calcext:value-type="string">
            <text:p>LB/RB buttons</text:p>
          </table:table-cell>
          <table:table-cell office:value-type="string" calcext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Debug EXE:</text:p>
          </table:table-cell>
          <table:table-cell office:value-type="string" calcext:value-type="string">
            <text:p>0xB74FF3</text:p>
          </table:table-cell>
          <table:table-cell office:value-type="string" calcext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Release EXE:</text:p>
          </table:table-cell>
          <table:table-cell office:value-type="string" calcext:value-type="string">
            <text:p>0xB71943</text:p>
          </table:table-cell>
          <table:table-cell office:value-type="string" calcext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ebug:</text:p>
          </table:table-cell>
          <table:table-cell office:value-type="string" calcext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0xDEA476</text:p>
          </table:table-cell>
          <table:table-cell office:value-type="string" calcext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 calcext:value-type="string">
            <text:p>0xDEA154</text:p>
          </table:table-cell>
          <table:table-cell office:value-type="string" calcext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xDE7B96</text:p>
          </table:table-cell>
          <table:table-cell office:value-type="string" calcext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0xDE7874</text:p>
          </table:table-cell>
          <table:table-cell office:value-type="string" calcext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Debug:</text:p>
          </table:table-cell>
          <table:table-cell/>
          <table:table-cell office:value-type="string" calcext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Pre-destined SOS Signs</text:p>
          </table:table-cell>
          <table:table-cell/>
          <table:table-cell office:value-type="string" calcext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 calcext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 calcext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004557C8</text:p>
          </table:table-cell>
          <table:table-cell office:value-type="string" calcext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0045D47B</text:p>
          </table:table-cell>
          <table:table-cell office:value-type="string" calcext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00B87B2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x008FB726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74 12 → EB 12</text:p>
          </table:table-cell>
          <table:table-cell office:value-type="string" calcext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00561DB0</text:p>
          </table:table-cell>
          <table:table-cell office:value-type="string" calcext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0055A2B0</text:p>
          </table:table-cell>
          <table:table-cell office:value-type="string" calcext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 calcext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 calcext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 calcext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byte</text:p>
          </table:table-cell>
          <table:table-cell table:style-name="ce15" office:value-type="string" calcext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byte</text:p>
          </table:table-cell>
          <table:table-cell table:style-name="ce15" office:value-type="string" calcext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byte</text:p>
          </table:table-cell>
          <table:table-cell table:style-name="ce15" office:value-type="string" calcext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 calcext:value-type="string">
            <text:p>2x</text:p>
          </table:table-cell>
          <table:table-cell table:style-name="ce15" office:value-type="string" calcext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 calcext:value-type="float">
            <text:p>108</text:p>
          </table:table-cell>
          <table:table-cell table:style-name="ce15" office:value-type="string" calcext:value-type="string">
            <text:p>byte</text:p>
          </table:table-cell>
          <table:table-cell table:style-name="ce15" office:value-type="string" calcext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 calcext:value-type="float">
            <text:p>114</text:p>
          </table:table-cell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 calcext:value-type="float">
            <text:p>120</text:p>
          </table:table-cell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 calcext:value-type="float">
            <text:p>124</text:p>
          </table:table-cell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 calcext:value-type="float">
            <text:p>128</text:p>
          </table:table-cell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 calcext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 calcext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 calcext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 calcext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 calcext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 calcext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 calcext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 calcext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 calcext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 calcext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 calcext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688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liases" table:style-name="ta1" table:print="false">
        <table:table-column table:style-name="co6" table:default-cell-style-name="ce37"/>
        <table:table-column table:style-name="co7" table:number-columns-repeated="6" table:default-cell-style-name="ce37"/>
        <table:table-column table:style-name="co8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 calcext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bgName</text:p>
          </table:table-cell>
          <table:table-cell office:value-type="string" calcext:value-type="string">
            <text:p>DbgVal</text:p>
          </table:table-cell>
          <table:table-cell office:value-type="string" calcext:value-type="string">
            <text:p>RlsName</text:p>
          </table:table-cell>
          <table:table-cell office:value-type="string" calcext:value-type="string">
            <text:p>RlsVal</text:p>
          </table:table-cell>
          <table:table-cell office:value-type="string" calcext:value-type="string">
            <text:p>JPName</text:p>
          </table:table-cell>
          <table:table-cell office:value-type="string" calcext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ame</text:p>
          </table:table-cell>
          <table:table-cell table:number-columns-repeated="2"/>
          <table:table-cell office:value-type="string" calcext:value-type="string">
            <text:p>0xD65B30</text:p>
          </table:table-cell>
          <table:table-cell office:value-type="string" calcext:value-type="string">
            <text:p>0xD65B3C</text:p>
          </table:table-cell>
          <table:table-cell table:number-columns-repeated="2"/>
          <table:table-cell office:value-type="string" calcext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bug</text:p>
          </table:table-cell>
          <table:table-cell table:number-columns-repeated="2"/>
          <table:table-cell office:value-type="string" calcext:value-type="string">
            <text:p>0xD65B6C</text:p>
          </table:table-cell>
          <table:table-cell office:value-type="string" calcext:value-type="string">
            <text:p>0xD65B78</text:p>
          </table:table-cell>
          <table:table-cell table:number-columns-repeated="2"/>
          <table:table-cell office:value-type="string" calcext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pture</text:p>
          </table:table-cell>
          <table:table-cell table:number-columns-repeated="2"/>
          <table:table-cell office:value-type="string" calcext:value-type="string">
            <text:p>0xD65BA4</text:p>
          </table:table-cell>
          <table:table-cell office:value-type="string" calcext:value-type="string">
            <text:p>0xD65BB4</text:p>
          </table:table-cell>
          <table:table-cell table:number-columns-repeated="2"/>
          <table:table-cell office:value-type="string" calcext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vdroot</text:p>
          </table:table-cell>
          <table:table-cell table:number-columns-repeated="2"/>
          <table:table-cell office:value-type="string" calcext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terroot</text:p>
          </table:table-cell>
          <table:table-cell table:number-columns-repeated="2"/>
          <table:table-cell office:value-type="string" calcext:value-type="string">
            <text:p>0xD65C28</text:p>
          </table:table-cell>
          <table:table-cell office:value-type="string" calcext:value-type="string">
            <text:p>0xD65C3C</text:p>
          </table:table-cell>
          <table:table-cell table:number-columns-repeated="2"/>
          <table:table-cell office:value-type="string" calcext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odel</text:p>
          </table:table-cell>
          <table:table-cell table:number-columns-repeated="6"/>
          <table:table-cell office:value-type="string" calcext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ader</text:p>
          </table:table-cell>
          <table:table-cell table:number-columns-repeated="6"/>
          <table:table-cell office:value-type="string" calcext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t</text:p>
          </table:table-cell>
          <table:table-cell table:number-columns-repeated="6"/>
          <table:table-cell office:value-type="string" calcext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sg</text:p>
          </table:table-cell>
          <table:table-cell table:number-columns-repeated="2"/>
          <table:table-cell office:value-type="string" calcext:value-type="string">
            <text:p>0xD65E2C</text:p>
          </table:table-cell>
          <table:table-cell office:value-type="string" calcext:value-type="string">
            <text:p>0xD65E34</text:p>
          </table:table-cell>
          <table:table-cell table:number-columns-repeated="2"/>
          <table:table-cell office:value-type="string" calcext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r</text:p>
          </table:table-cell>
          <table:table-cell table:number-columns-repeated="6"/>
          <table:table-cell office:value-type="string" calcext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bj</text:p>
          </table:table-cell>
          <table:table-cell table:number-columns-repeated="6"/>
          <table:table-cell office:value-type="string" calcext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tem</text:p>
          </table:table-cell>
          <table:table-cell table:number-columns-repeated="6"/>
          <table:table-cell office:value-type="string" calcext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rts</text:p>
          </table:table-cell>
          <table:table-cell table:number-columns-repeated="6"/>
          <table:table-cell office:value-type="string" calcext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0xD66178</text:p>
          </table:table-cell>
          <table:table-cell office:value-type="string" calcext:value-type="string">
            <text:p>0xD66180</text:p>
          </table:table-cell>
          <table:table-cell table:number-columns-repeated="2"/>
          <table:table-cell office:value-type="string" calcext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mo</text:p>
          </table:table-cell>
          <table:table-cell table:number-columns-repeated="6"/>
          <table:table-cell office:value-type="string" calcext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eakobj</text:p>
          </table:table-cell>
          <table:table-cell table:number-columns-repeated="6"/>
          <table:table-cell office:value-type="string" calcext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sb</text:p>
          </table:table-cell>
          <table:table-cell table:number-columns-repeated="2"/>
          <table:table-cell office:value-type="string" calcext:value-type="string">
            <text:p>0xD66310</text:p>
          </table:table-cell>
          <table:table-cell office:value-type="string" calcext:value-type="string">
            <text:p>0xD66318</text:p>
          </table:table-cell>
          <table:table-cell table:number-columns-repeated="2"/>
          <table:table-cell office:value-type="string" calcext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td</text:p>
          </table:table-cell>
          <table:table-cell table:number-columns-repeated="6"/>
          <table:table-cell office:value-type="string" calcext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ram</text:p>
          </table:table-cell>
          <table:table-cell table:number-columns-repeated="2"/>
          <table:table-cell office:value-type="string" calcext:value-type="string">
            <text:p>0xD663A4</text:p>
          </table:table-cell>
          <table:table-cell office:value-type="string" calcext:value-type="string">
            <text:p>0xD663B0</text:p>
          </table:table-cell>
          <table:table-cell table:number-columns-repeated="2"/>
          <table:table-cell office:value-type="string" calcext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ramdef</text:p>
          </table:table-cell>
          <table:table-cell table:number-columns-repeated="6"/>
          <table:table-cell office:value-type="string" calcext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acegen</text:p>
          </table:table-cell>
          <table:table-cell table:number-columns-repeated="6"/>
          <table:table-cell office:value-type="string" calcext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ovjp</text:p>
          </table:table-cell>
          <table:table-cell table:number-columns-repeated="6"/>
          <table:table-cell office:value-type="string" calcext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ovna</text:p>
          </table:table-cell>
          <table:table-cell table:number-columns-repeated="6"/>
          <table:table-cell office:value-type="string" calcext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oveu</text:p>
          </table:table-cell>
          <table:table-cell table:number-columns-repeated="6"/>
          <table:table-cell office:value-type="string" calcext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ovww</text:p>
          </table:table-cell>
          <table:table-cell table:number-columns-repeated="6"/>
          <table:table-cell office:value-type="string" calcext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ound</text:p>
          </table:table-cell>
          <table:table-cell table:number-columns-repeated="6"/>
          <table:table-cell office:value-type="string" calcext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ther</text:p>
          </table:table-cell>
          <table:table-cell table:number-columns-repeated="6"/>
          <table:table-cell office:value-type="string" calcext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uascript</text:p>
          </table:table-cell>
          <table:table-cell table:number-columns-repeated="6"/>
          <table:table-cell office:value-type="string" calcext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alkscript</text:p>
          </table:table-cell>
          <table:table-cell table:number-columns-repeated="6"/>
          <table:table-cell office:value-type="string" calcext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bgscript</text:p>
          </table:table-cell>
          <table:table-cell table:number-columns-repeated="6"/>
          <table:table-cell office:value-type="string" calcext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bgai</text:p>
          </table:table-cell>
          <table:table-cell table:number-columns-repeated="6"/>
          <table:table-cell office:value-type="string" calcext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p_param</text:p>
          </table:table-cell>
          <table:table-cell table:number-columns-repeated="6"/>
          <table:table-cell office:value-type="string" calcext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p_breakobj</text:p>
          </table:table-cell>
          <table:table-cell table:number-columns-repeated="6"/>
          <table:table-cell office:value-type="string" calcext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p_screenshot</text:p>
          </table:table-cell>
          <table:table-cell table:number-columns-repeated="6"/>
          <table:table-cell office:value-type="string" calcext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p_dbgrep</text:p>
          </table:table-cell>
          <table:table-cell table:number-columns-repeated="6"/>
          <table:table-cell office:value-type="string" calcext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p_mapstudio</text:p>
          </table:table-cell>
          <table:table-cell table:number-columns-repeated="6"/>
          <table:table-cell office:value-type="string" calcext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p_EnvLightMap</text:p>
          </table:table-cell>
          <table:table-cell table:number-columns-repeated="6"/>
          <table:table-cell office:value-type="string" calcext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play</text:p>
          </table:table-cell>
          <table:table-cell table:number-columns-repeated="6"/>
          <table:table-cell office:value-type="string" calcext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</text:p>
          </table:table-cell>
          <table:table-cell table:number-columns-repeated="6"/>
          <table:table-cell office:value-type="string" calcext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fx</text:p>
          </table:table-cell>
          <table:table-cell table:number-columns-repeated="2"/>
          <table:table-cell office:value-type="string" calcext:value-type="string">
            <text:p>0xD66BD8</text:p>
          </table:table-cell>
          <table:table-cell office:value-type="string" calcext:value-type="string">
            <text:p>0xD66BE0</text:p>
          </table:table-cell>
          <table:table-cell table:number-columns-repeated="2"/>
          <table:table-cell office:value-type="string" calcext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fxlua</text:p>
          </table:table-cell>
          <table:table-cell table:number-columns-repeated="6"/>
          <table:table-cell office:value-type="string" calcext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fxbnd</text:p>
          </table:table-cell>
          <table:table-cell table:number-columns-repeated="6"/>
          <table:table-cell office:value-type="string" calcext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fxmodel</text:p>
          </table:table-cell>
          <table:table-cell table:number-columns-repeated="6"/>
          <table:table-cell office:value-type="string" calcext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fxtex</text:p>
          </table:table-cell>
          <table:table-cell table:number-columns-repeated="6"/>
          <table:table-cell office:value-type="string" calcext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fxdebug</text:p>
          </table:table-cell>
          <table:table-cell table:number-columns-repeated="6"/>
          <table:table-cell office:value-type="string" calcext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vent</text:p>
          </table:table-cell>
          <table:table-cell table:number-columns-repeated="6"/>
          <table:table-cell office:value-type="string" calcext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p_event</text:p>
          </table:table-cell>
          <table:table-cell table:number-columns-repeated="6"/>
          <table:table-cell office:value-type="string" calcext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01178EFC</text:p>
          </table:table-cell>
          <table:table-cell office:value-type="string" calcext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1193FB0</text:p>
          </table:table-cell>
          <table:table-cell office:value-type="string" calcext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01193F98</text:p>
          </table:table-cell>
          <table:table-cell office:value-type="string" calcext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 calcext:value-type="string">
            <text:p>Release:</text:p>
          </table:table-cell>
          <table:table-cell office:value-type="string" calcext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[ptr]</text:p>
          </table:table-cell>
          <table:table-cell table:style-name="ce13" office:value-type="string" calcext:value-type="string">
            <text:p>+0x000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+0x000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+0x000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0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 calcext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+0x0000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0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0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elease:</text:p>
          </table:table-cell>
          <table:table-cell office:value-type="string" calcext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 calcext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eamData1</text:p>
          </table:table-cell>
          <table:table-cell office:value-type="string" calcext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+0x00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0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30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+0x00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30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+0x00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24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54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6C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 calcext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+0x000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50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6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63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8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9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9F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A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A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A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A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B0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B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+0x00B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 calcext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 calcext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 calcext:value-type="string">
            <text:p>0102544F</text:p>
          </table:table-cell>
          <table:table-cell office:value-type="string" calcext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i</text:p>
          </table:table-cell>
          <table:table-cell office:value-type="string" calcext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cx</text:p>
          </table:table-cell>
          <table:table-cell office:value-type="string" calcext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0E52870</text:p>
          </table:table-cell>
          <table:table-cell office:value-type="string" calcext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i</text:p>
          </table:table-cell>
          <table:table-cell office:value-type="string" calcext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di</text:p>
          </table:table-cell>
          <table:table-cell office:value-type="string" calcext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0E80662 </text:p>
          </table:table-cell>
          <table:table-cell office:value-type="string" calcext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0E7FE14</text:p>
          </table:table-cell>
          <table:table-cell office:value-type="string" calcext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 calcext:value-type="string">
            <text:p>Release:</text:p>
          </table:table-cell>
          <table:table-cell office:value-type="string" calcext:value-type="string">
            <text:p>Debug - + 0x1590</text:p>
          </table:table-cell>
          <table:table-cell/>
          <table:table-cell office:value-type="string" calcext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ctionEnd</text:p>
          </table:table-cell>
          <table:table-cell office:value-type="float" office:value="14030544" calcext:value-type="float">
            <text:p>14030544</text:p>
          </table:table-cell>
          <table:table-cell office:value-type="string" calcext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ActionCount</text:p>
          </table:table-cell>
          <table:table-cell office:value-type="float" office:value="14023712" calcext:value-type="float">
            <text:p>14023712</text:p>
          </table:table-cell>
          <table:table-cell office:value-type="string" calcext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BlockClearBonus</text:p>
          </table:table-cell>
          <table:table-cell office:value-type="float" office:value="14017664" calcext:value-type="float">
            <text:p>14017664</text:p>
          </table:table-cell>
          <table:table-cell office:value-type="string" calcext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ClearCount</text:p>
          </table:table-cell>
          <table:table-cell office:value-type="float" office:value="14019616" calcext:value-type="float">
            <text:p>14019616</text:p>
          </table:table-cell>
          <table:table-cell office:value-type="string" calcext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CorpseEvent</text:p>
          </table:table-cell>
          <table:table-cell office:value-type="float" office:value="14027056" calcext:value-type="float">
            <text:p>14027056</text:p>
          </table:table-cell>
          <table:table-cell office:value-type="string" calcext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CurrentVowRankPoint</text:p>
          </table:table-cell>
          <table:table-cell office:value-type="float" office:value="14024912" calcext:value-type="float">
            <text:p>14024912</text:p>
          </table:table-cell>
          <table:table-cell office:value-type="string" calcext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CustomRoutePoint</text:p>
          </table:table-cell>
          <table:table-cell office:value-type="float" office:value="14042560" calcext:value-type="float">
            <text:p>14042560</text:p>
          </table:table-cell>
          <table:table-cell office:value-type="string" calcext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DeathCount</text:p>
          </table:table-cell>
          <table:table-cell office:value-type="float" office:value="14016032" calcext:value-type="float">
            <text:p>14016032</text:p>
          </table:table-cell>
          <table:table-cell office:value-type="string" calcext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EventParts_Ignore</text:p>
          </table:table-cell>
          <table:table-cell office:value-type="float" office:value="14028016" calcext:value-type="float">
            <text:p>14028016</text:p>
          </table:table-cell>
          <table:table-cell office:value-type="string" calcext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EventSimpleTalk</text:p>
          </table:table-cell>
          <table:table-cell office:value-type="float" office:value="14035040" calcext:value-type="float">
            <text:p>14035040</text:p>
          </table:table-cell>
          <table:table-cell office:value-type="string" calcext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EventSimpleTalkTimer</text:p>
          </table:table-cell>
          <table:table-cell office:value-type="float" office:value="14034976" calcext:value-type="float">
            <text:p>14034976</text:p>
          </table:table-cell>
          <table:table-cell office:value-type="string" calcext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FieldInsFilter</text:p>
          </table:table-cell>
          <table:table-cell office:value-type="float" office:value="14034832" calcext:value-type="float">
            <text:p>14034832</text:p>
          </table:table-cell>
          <table:table-cell office:value-type="string" calcext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GeneEvent</text:p>
          </table:table-cell>
          <table:table-cell office:value-type="float" office:value="14033584" calcext:value-type="float">
            <text:p>14033584</text:p>
          </table:table-cell>
          <table:table-cell office:value-type="string" calcext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HelpWhiteGhost</text:p>
          </table:table-cell>
          <table:table-cell office:value-type="float" office:value="14015312" calcext:value-type="float">
            <text:p>14015312</text:p>
          </table:table-cell>
          <table:table-cell office:value-type="string" calcext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HitMaskByBit</text:p>
          </table:table-cell>
          <table:table-cell office:value-type="float" office:value="14044496" calcext:value-type="float">
            <text:p>14044496</text:p>
          </table:table-cell>
          <table:table-cell office:value-type="string" calcext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nfomationBuffer</text:p>
          </table:table-cell>
          <table:table-cell office:value-type="float" office:value="14042912" calcext:value-type="float">
            <text:p>14042912</text:p>
          </table:table-cell>
          <table:table-cell office:value-type="string" calcext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nfomationBufferTag</text:p>
          </table:table-cell>
          <table:table-cell office:value-type="float" office:value="14042928" calcext:value-type="float">
            <text:p>14042928</text:p>
          </table:table-cell>
          <table:table-cell office:value-type="string" calcext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nfomationList</text:p>
          </table:table-cell>
          <table:table-cell office:value-type="float" office:value="14033776" calcext:value-type="float">
            <text:p>14033776</text:p>
          </table:table-cell>
          <table:table-cell office:value-type="string" calcext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nfomationTimeMsgTag</text:p>
          </table:table-cell>
          <table:table-cell office:value-type="float" office:value="14042864" calcext:value-type="float">
            <text:p>14042864</text:p>
          </table:table-cell>
          <table:table-cell office:value-type="string" calcext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nfomationTosBuffer</text:p>
          </table:table-cell>
          <table:table-cell office:value-type="float" office:value="14042832" calcext:value-type="float">
            <text:p>14042832</text:p>
          </table:table-cell>
          <table:table-cell office:value-type="string" calcext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nfomationTosBufferPlus</text:p>
          </table:table-cell>
          <table:table-cell office:value-type="float" office:value="14042800" calcext:value-type="float">
            <text:p>14042800</text:p>
          </table:table-cell>
          <table:table-cell office:value-type="string" calcext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nventoryItem</text:p>
          </table:table-cell>
          <table:table-cell office:value-type="float" office:value="14050496" calcext:value-type="float">
            <text:p>14050496</text:p>
          </table:table-cell>
          <table:table-cell office:value-type="string" calcext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KillBlackGhost</text:p>
          </table:table-cell>
          <table:table-cell office:value-type="float" office:value="14015280" calcext:value-type="float">
            <text:p>14015280</text:p>
          </table:table-cell>
          <table:table-cell office:value-type="string" calcext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QWC</text:p>
          </table:table-cell>
          <table:table-cell office:value-type="float" office:value="14022672" calcext:value-type="float">
            <text:p>14022672</text:p>
          </table:table-cell>
          <table:table-cell office:value-type="string" calcext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TreasureEvent</text:p>
          </table:table-cell>
          <table:table-cell office:value-type="float" office:value="14021552" calcext:value-type="float">
            <text:p>14021552</text:p>
          </table:table-cell>
          <table:table-cell office:value-type="string" calcext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TrueDeathCount</text:p>
          </table:table-cell>
          <table:table-cell office:value-type="float" office:value="14015984" calcext:value-type="float">
            <text:p>14015984</text:p>
          </table:table-cell>
          <table:table-cell office:value-type="string" calcext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ginAction</text:p>
          </table:table-cell>
          <table:table-cell office:value-type="float" office:value="14023920" calcext:value-type="float">
            <text:p>14023920</text:p>
          </table:table-cell>
          <table:table-cell office:value-type="string" calcext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ginLoopCheck</text:p>
          </table:table-cell>
          <table:table-cell office:value-type="float" office:value="14023568" calcext:value-type="float">
            <text:p>14023568</text:p>
          </table:table-cell>
          <table:table-cell office:value-type="string" calcext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mReset</text:p>
          </table:table-cell>
          <table:table-cell office:value-type="float" office:value="14023424" calcext:value-type="float">
            <text:p>14023424</text:p>
          </table:table-cell>
          <table:table-cell office:value-type="string" calcext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tPointSpell</text:p>
          </table:table-cell>
          <table:table-cell office:value-type="float" office:value="14049200" calcext:value-type="float">
            <text:p>14049200</text:p>
          </table:table-cell>
          <table:table-cell office:value-type="string" calcext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tTargetSpell</text:p>
          </table:table-cell>
          <table:table-cell office:value-type="float" office:value="14048912" calcext:value-type="float">
            <text:p>14048912</text:p>
          </table:table-cell>
          <table:table-cell office:value-type="string" calcext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tTargetSpellPlus</text:p>
          </table:table-cell>
          <table:table-cell office:value-type="float" office:value="14048848" calcext:value-type="float">
            <text:p>14048848</text:p>
          </table:table-cell>
          <table:table-cell office:value-type="string" calcext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angeInitPosAng</text:p>
          </table:table-cell>
          <table:table-cell office:value-type="float" office:value="14028144" calcext:value-type="float">
            <text:p>14028144</text:p>
          </table:table-cell>
          <table:table-cell office:value-type="string" calcext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angeGreyGhost</text:p>
          </table:table-cell>
          <table:table-cell office:value-type="float" office:value="14050256" calcext:value-type="float">
            <text:p>14050256</text:p>
          </table:table-cell>
          <table:table-cell office:value-type="string" calcext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angeModel</text:p>
          </table:table-cell>
          <table:table-cell office:value-type="float" office:value="14044272" calcext:value-type="float">
            <text:p>14044272</text:p>
          </table:table-cell>
          <table:table-cell office:value-type="string" calcext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angeTarget</text:p>
          </table:table-cell>
          <table:table-cell office:value-type="float" office:value="14032288" calcext:value-type="float">
            <text:p>14032288</text:p>
          </table:table-cell>
          <table:table-cell office:value-type="string" calcext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angeThink</text:p>
          </table:table-cell>
          <table:table-cell office:value-type="float" office:value="14047392" calcext:value-type="float">
            <text:p>14047392</text:p>
          </table:table-cell>
          <table:table-cell office:value-type="string" calcext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angeWander</text:p>
          </table:table-cell>
          <table:table-cell office:value-type="float" office:value="14028800" calcext:value-type="float">
            <text:p>14028800</text:p>
          </table:table-cell>
          <table:table-cell office:value-type="string" calcext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aracterAllAttachSys</text:p>
          </table:table-cell>
          <table:table-cell office:value-type="float" office:value="14026848" calcext:value-type="float">
            <text:p>14026848</text:p>
          </table:table-cell>
          <table:table-cell office:value-type="string" calcext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aractorCopyPosAng</text:p>
          </table:table-cell>
          <table:table-cell office:value-type="float" office:value="14041488" calcext:value-type="float">
            <text:p>14041488</text:p>
          </table:table-cell>
          <table:table-cell office:value-type="string" calcext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eckEventBody</text:p>
          </table:table-cell>
          <table:table-cell office:value-type="float" office:value="14019680" calcext:value-type="float">
            <text:p>14019680</text:p>
          </table:table-cell>
          <table:table-cell office:value-type="string" calcext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eckPenalty</text:p>
          </table:table-cell>
          <table:table-cell office:value-type="float" office:value="14020176" calcext:value-type="float">
            <text:p>14020176</text:p>
          </table:table-cell>
          <table:table-cell office:value-type="string" calcext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rDisableUpdate</text:p>
          </table:table-cell>
          <table:table-cell office:value-type="float" office:value="14029920" calcext:value-type="float">
            <text:p>14029920</text:p>
          </table:table-cell>
          <table:table-cell office:value-type="string" calcext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rFadeIn</text:p>
          </table:table-cell>
          <table:table-cell office:value-type="float" office:value="14026720" calcext:value-type="float">
            <text:p>14026720</text:p>
          </table:table-cell>
          <table:table-cell office:value-type="string" calcext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rFadeOut</text:p>
          </table:table-cell>
          <table:table-cell office:value-type="float" office:value="14026608" calcext:value-type="float">
            <text:p>14026608</text:p>
          </table:table-cell>
          <table:table-cell office:value-type="string" calcext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rResetAnimation</text:p>
          </table:table-cell>
          <table:table-cell office:value-type="float" office:value="14026352" calcext:value-type="float">
            <text:p>14026352</text:p>
          </table:table-cell>
          <table:table-cell office:value-type="string" calcext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rResetRequest</text:p>
          </table:table-cell>
          <table:table-cell office:value-type="float" office:value="14026400" calcext:value-type="float">
            <text:p>14026400</text:p>
          </table:table-cell>
          <table:table-cell office:value-type="string" calcext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earBossGauge</text:p>
          </table:table-cell>
          <table:table-cell office:value-type="float" office:value="14015872" calcext:value-type="float">
            <text:p>14015872</text:p>
          </table:table-cell>
          <table:table-cell office:value-type="string" calcext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earMyWorldState</text:p>
          </table:table-cell>
          <table:table-cell office:value-type="float" office:value="14020048" calcext:value-type="float">
            <text:p>14020048</text:p>
          </table:table-cell>
          <table:table-cell office:value-type="string" calcext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earSosSign</text:p>
          </table:table-cell>
          <table:table-cell office:value-type="float" office:value="14020304" calcext:value-type="float">
            <text:p>14020304</text:p>
          </table:table-cell>
          <table:table-cell office:value-type="string" calcext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earTarget</text:p>
          </table:table-cell>
          <table:table-cell office:value-type="float" office:value="14029760" calcext:value-type="float">
            <text:p>14029760</text:p>
          </table:table-cell>
          <table:table-cell office:value-type="string" calcext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GenDialog</text:p>
          </table:table-cell>
          <table:table-cell office:value-type="float" office:value="14017792" calcext:value-type="float">
            <text:p>14017792</text:p>
          </table:table-cell>
          <table:table-cell office:value-type="string" calcext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Menu</text:p>
          </table:table-cell>
          <table:table-cell office:value-type="float" office:value="14019840" calcext:value-type="float">
            <text:p>14019840</text:p>
          </table:table-cell>
          <table:table-cell office:value-type="string" calcext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RankingDialog</text:p>
          </table:table-cell>
          <table:table-cell office:value-type="float" office:value="14014800" calcext:value-type="float">
            <text:p>14014800</text:p>
          </table:table-cell>
          <table:table-cell office:value-type="string" calcext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Talk</text:p>
          </table:table-cell>
          <table:table-cell office:value-type="float" office:value="14018064" calcext:value-type="float">
            <text:p>14018064</text:p>
          </table:table-cell>
          <table:table-cell office:value-type="string" calcext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pleteEvent</text:p>
          </table:table-cell>
          <table:table-cell office:value-type="float" office:value="14049440" calcext:value-type="float">
            <text:p>14049440</text:p>
          </table:table-cell>
          <table:table-cell office:value-type="string" calcext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reateCamSfx</text:p>
          </table:table-cell>
          <table:table-cell office:value-type="float" office:value="14033072" calcext:value-type="float">
            <text:p>14033072</text:p>
          </table:table-cell>
          <table:table-cell office:value-type="string" calcext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reateHeroBloodStain</text:p>
          </table:table-cell>
          <table:table-cell office:value-type="float" office:value="14034496" calcext:value-type="float">
            <text:p>14034496</text:p>
          </table:table-cell>
          <table:table-cell office:value-type="string" calcext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reateSfx</text:p>
          </table:table-cell>
          <table:table-cell office:value-type="float" office:value="14020608" calcext:value-type="float">
            <text:p>14020608</text:p>
          </table:table-cell>
          <table:table-cell office:value-type="string" calcext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reateSfx_DummyPoly</text:p>
          </table:table-cell>
          <table:table-cell office:value-type="float" office:value="14041408" calcext:value-type="float">
            <text:p>14041408</text:p>
          </table:table-cell>
          <table:table-cell office:value-type="string" calcext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roseBriefingMsg</text:p>
          </table:table-cell>
          <table:table-cell office:value-type="float" office:value="14017536" calcext:value-type="float">
            <text:p>14017536</text:p>
          </table:table-cell>
          <table:table-cell office:value-type="string" calcext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stomLuaCall</text:p>
          </table:table-cell>
          <table:table-cell office:value-type="float" office:value="14036016" calcext:value-type="float">
            <text:p>14036016</text:p>
          </table:table-cell>
          <table:table-cell office:value-type="string" calcext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stomLuaCallStart</text:p>
          </table:table-cell>
          <table:table-cell office:value-type="float" office:value="14049856" calcext:value-type="float">
            <text:p>14049856</text:p>
          </table:table-cell>
          <table:table-cell office:value-type="string" calcext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stomLuaCallStartPlus</text:p>
          </table:table-cell>
          <table:table-cell office:value-type="float" office:value="14049808" calcext:value-type="float">
            <text:p>14049808</text:p>
          </table:table-cell>
          <table:table-cell office:value-type="string" calcext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eteCamSfx</text:p>
          </table:table-cell>
          <table:table-cell office:value-type="float" office:value="14018720" calcext:value-type="float">
            <text:p>14018720</text:p>
          </table:table-cell>
          <table:table-cell office:value-type="string" calcext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eteEvent</text:p>
          </table:table-cell>
          <table:table-cell office:value-type="float" office:value="14019232" calcext:value-type="float">
            <text:p>14019232</text:p>
          </table:table-cell>
          <table:table-cell office:value-type="string" calcext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eteObjSfxAll</text:p>
          </table:table-cell>
          <table:table-cell office:value-type="float" office:value="14018480" calcext:value-type="float">
            <text:p>14018480</text:p>
          </table:table-cell>
          <table:table-cell office:value-type="string" calcext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eteObjSfxDmyPlyID</text:p>
          </table:table-cell>
          <table:table-cell office:value-type="float" office:value="14018544" calcext:value-type="float">
            <text:p>14018544</text:p>
          </table:table-cell>
          <table:table-cell office:value-type="string" calcext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eteObjSfxEventID</text:p>
          </table:table-cell>
          <table:table-cell office:value-type="float" office:value="14018512" calcext:value-type="float">
            <text:p>14018512</text:p>
          </table:table-cell>
          <table:table-cell office:value-type="string" calcext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ableCollection</text:p>
          </table:table-cell>
          <table:table-cell office:value-type="float" office:value="14027328" calcext:value-type="float">
            <text:p>14027328</text:p>
          </table:table-cell>
          <table:table-cell office:value-type="string" calcext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ableDamage</text:p>
          </table:table-cell>
          <table:table-cell office:value-type="float" office:value="14028240" calcext:value-type="float">
            <text:p>14028240</text:p>
          </table:table-cell>
          <table:table-cell office:value-type="string" calcext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ableHpGauge</text:p>
          </table:table-cell>
          <table:table-cell office:value-type="float" office:value="14027264" calcext:value-type="float">
            <text:p>14027264</text:p>
          </table:table-cell>
          <table:table-cell office:value-type="string" calcext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ableInterupt</text:p>
          </table:table-cell>
          <table:table-cell office:value-type="float" office:value="14029488" calcext:value-type="float">
            <text:p>14029488</text:p>
          </table:table-cell>
          <table:table-cell office:value-type="string" calcext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ableMapHit</text:p>
          </table:table-cell>
          <table:table-cell office:value-type="float" office:value="14030736" calcext:value-type="float">
            <text:p>14030736</text:p>
          </table:table-cell>
          <table:table-cell office:value-type="string" calcext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ableMove</text:p>
          </table:table-cell>
          <table:table-cell office:value-type="float" office:value="14030800" calcext:value-type="float">
            <text:p>14030800</text:p>
          </table:table-cell>
          <table:table-cell office:value-type="string" calcext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ableGeneratorSystem</text:p>
          </table:table-cell>
          <table:table-cell office:value-type="float" office:value="14020384" calcext:value-type="float">
            <text:p>14020384</text:p>
          </table:table-cell>
          <table:table-cell office:value-type="string" calcext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ableHide</text:p>
          </table:table-cell>
          <table:table-cell office:value-type="float" office:value="14028288" calcext:value-type="float">
            <text:p>14028288</text:p>
          </table:table-cell>
          <table:table-cell office:value-type="string" calcext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ableInvincible</text:p>
          </table:table-cell>
          <table:table-cell office:value-type="float" office:value="14028176" calcext:value-type="float">
            <text:p>14028176</text:p>
          </table:table-cell>
          <table:table-cell office:value-type="string" calcext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ableLogic</text:p>
          </table:table-cell>
          <table:table-cell office:value-type="float" office:value="14024080" calcext:value-type="float">
            <text:p>14024080</text:p>
          </table:table-cell>
          <table:table-cell office:value-type="string" calcext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ableObjTreasure</text:p>
          </table:table-cell>
          <table:table-cell office:value-type="float" office:value="14049744" calcext:value-type="float">
            <text:p>14049744</text:p>
          </table:table-cell>
          <table:table-cell office:value-type="string" calcext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dAnimation</text:p>
          </table:table-cell>
          <table:table-cell office:value-type="float" office:value="14031856" calcext:value-type="float">
            <text:p>14031856</text:p>
          </table:table-cell>
          <table:table-cell office:value-type="string" calcext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raseEventSpecialEffect</text:p>
          </table:table-cell>
          <table:table-cell office:value-type="float" office:value="14029328" calcext:value-type="float">
            <text:p>14029328</text:p>
          </table:table-cell>
          <table:table-cell office:value-type="string" calcext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raseEventSpecialEffect_2</text:p>
          </table:table-cell>
          <table:table-cell office:value-type="float" office:value="14029168" calcext:value-type="float">
            <text:p>14029168</text:p>
          </table:table-cell>
          <table:table-cell office:value-type="string" calcext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ventTagInsertString_forPlayerNo</text:p>
          </table:table-cell>
          <table:table-cell office:value-type="float" office:value="14018592" calcext:value-type="float">
            <text:p>14018592</text:p>
          </table:table-cell>
          <table:table-cell office:value-type="string" calcext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ceChangeTarget</text:p>
          </table:table-cell>
          <table:table-cell office:value-type="float" office:value="14032384" calcext:value-type="float">
            <text:p>14032384</text:p>
          </table:table-cell>
          <table:table-cell office:value-type="string" calcext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ceDead</text:p>
          </table:table-cell>
          <table:table-cell office:value-type="float" office:value="14050960" calcext:value-type="float">
            <text:p>14050960</text:p>
          </table:table-cell>
          <table:table-cell office:value-type="string" calcext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cePlayAnimation</text:p>
          </table:table-cell>
          <table:table-cell office:value-type="float" office:value="14032112" calcext:value-type="float">
            <text:p>14032112</text:p>
          </table:table-cell>
          <table:table-cell office:value-type="string" calcext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cePlayAnimationStayCancel</text:p>
          </table:table-cell>
          <table:table-cell office:value-type="float" office:value="14032032" calcext:value-type="float">
            <text:p>14032032</text:p>
          </table:table-cell>
          <table:table-cell office:value-type="string" calcext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cePlayLoopAnimation</text:p>
          </table:table-cell>
          <table:table-cell office:value-type="float" office:value="14031952" calcext:value-type="float">
            <text:p>14031952</text:p>
          </table:table-cell>
          <table:table-cell office:value-type="string" calcext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ceUpdateNextFrame</text:p>
          </table:table-cell>
          <table:table-cell office:value-type="float" office:value="14027920" calcext:value-type="float">
            <text:p>14027920</text:p>
          </table:table-cell>
          <table:table-cell office:value-type="string" calcext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BountyRankPoint</text:p>
          </table:table-cell>
          <table:table-cell office:value-type="float" office:value="14025008" calcext:value-type="float">
            <text:p>14025008</text:p>
          </table:table-cell>
          <table:table-cell office:value-type="string" calcext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ClearBonus</text:p>
          </table:table-cell>
          <table:table-cell office:value-type="float" office:value="14016176" calcext:value-type="float">
            <text:p>14016176</text:p>
          </table:table-cell>
          <table:table-cell office:value-type="string" calcext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EnemyPlayerId_Random</text:p>
          </table:table-cell>
          <table:table-cell office:value-type="float" office:value="14019856" calcext:value-type="float">
            <text:p>14019856</text:p>
          </table:table-cell>
          <table:table-cell office:value-type="string" calcext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EventFlagValue</text:p>
          </table:table-cell>
          <table:table-cell office:value-type="float" office:value="14025536" calcext:value-type="float">
            <text:p>14025536</text:p>
          </table:table-cell>
          <table:table-cell office:value-type="string" calcext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EventGoalState</text:p>
          </table:table-cell>
          <table:table-cell office:value-type="float" office:value="14029552" calcext:value-type="float">
            <text:p>14029552</text:p>
          </table:table-cell>
          <table:table-cell office:value-type="string" calcext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EventMode</text:p>
          </table:table-cell>
          <table:table-cell office:value-type="float" office:value="14030480" calcext:value-type="float">
            <text:p>14030480</text:p>
          </table:table-cell>
          <table:table-cell office:value-type="string" calcext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FloorMaterial</text:p>
          </table:table-cell>
          <table:table-cell office:value-type="float" office:value="14025856" calcext:value-type="float">
            <text:p>14025856</text:p>
          </table:table-cell>
          <table:table-cell office:value-type="string" calcext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GlobalQWC</text:p>
          </table:table-cell>
          <table:table-cell office:value-type="float" office:value="14022736" calcext:value-type="float">
            <text:p>14022736</text:p>
          </table:table-cell>
          <table:table-cell office:value-type="string" calcext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Hp</text:p>
          </table:table-cell>
          <table:table-cell office:value-type="float" office:value="14023296" calcext:value-type="float">
            <text:p>14023296</text:p>
          </table:table-cell>
          <table:table-cell office:value-type="string" calcext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Item</text:p>
          </table:table-cell>
          <table:table-cell office:value-type="float" office:value="14017088" calcext:value-type="float">
            <text:p>14017088</text:p>
          </table:table-cell>
          <table:table-cell office:value-type="string" calcext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LocalPlayerChrType</text:p>
          </table:table-cell>
          <table:table-cell office:value-type="float" office:value="14023536" calcext:value-type="float">
            <text:p>14023536</text:p>
          </table:table-cell>
          <table:table-cell office:value-type="string" calcext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LocalPlayerInvadeType</text:p>
          </table:table-cell>
          <table:table-cell office:value-type="float" office:value="14023504" calcext:value-type="float">
            <text:p>14023504</text:p>
          </table:table-cell>
          <table:table-cell office:value-type="string" calcext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LocalPlayerVowType</text:p>
          </table:table-cell>
          <table:table-cell office:value-type="float" office:value="14023456" calcext:value-type="float">
            <text:p>14023456</text:p>
          </table:table-cell>
          <table:table-cell office:value-type="string" calcext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LocalQWC</text:p>
          </table:table-cell>
          <table:table-cell office:value-type="float" office:value="14022768" calcext:value-type="float">
            <text:p>14022768</text:p>
          </table:table-cell>
          <table:table-cell office:value-type="string" calcext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PlayerId_Random</text:p>
          </table:table-cell>
          <table:table-cell office:value-type="float" office:value="14019888" calcext:value-type="float">
            <text:p>14019888</text:p>
          </table:table-cell>
          <table:table-cell office:value-type="string" calcext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PlayerNo_LotNitoMultiItem</text:p>
          </table:table-cell>
          <table:table-cell office:value-type="float" office:value="14041344" calcext:value-type="float">
            <text:p>14041344</text:p>
          </table:table-cell>
          <table:table-cell office:value-type="string" calcext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QWC</text:p>
          </table:table-cell>
          <table:table-cell office:value-type="float" office:value="14022848" calcext:value-type="float">
            <text:p>14022848</text:p>
          </table:table-cell>
          <table:table-cell office:value-type="string" calcext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Random</text:p>
          </table:table-cell>
          <table:table-cell office:value-type="float" office:value="14016752" calcext:value-type="float">
            <text:p>14016752</text:p>
          </table:table-cell>
          <table:table-cell office:value-type="string" calcext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RateItem</text:p>
          </table:table-cell>
          <table:table-cell office:value-type="float" office:value="14050736" calcext:value-type="float">
            <text:p>14050736</text:p>
          </table:table-cell>
          <table:table-cell office:value-type="string" calcext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RightCurrentWeaponId</text:p>
          </table:table-cell>
          <table:table-cell office:value-type="float" office:value="14020480" calcext:value-type="float">
            <text:p>14020480</text:p>
          </table:table-cell>
          <table:table-cell office:value-type="string" calcext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SoloClearBonus</text:p>
          </table:table-cell>
          <table:table-cell office:value-type="float" office:value="14016096" calcext:value-type="float">
            <text:p>14016096</text:p>
          </table:table-cell>
          <table:table-cell office:value-type="string" calcext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SummonAnimId</text:p>
          </table:table-cell>
          <table:table-cell office:value-type="float" office:value="14026896" calcext:value-type="float">
            <text:p>14026896</text:p>
          </table:table-cell>
          <table:table-cell office:value-type="string" calcext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TargetChrID</text:p>
          </table:table-cell>
          <table:table-cell office:value-type="float" office:value="14041440" calcext:value-type="float">
            <text:p>14041440</text:p>
          </table:table-cell>
          <table:table-cell office:value-type="string" calcext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TravelItemParamId</text:p>
          </table:table-cell>
          <table:table-cell office:value-type="float" office:value="14025792" calcext:value-type="float">
            <text:p>14025792</text:p>
          </table:table-cell>
          <table:table-cell office:value-type="string" calcext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asSuppleItem</text:p>
          </table:table-cell>
          <table:table-cell office:value-type="float" office:value="14025776" calcext:value-type="float">
            <text:p>14025776</text:p>
          </table:table-cell>
          <table:table-cell office:value-type="string" calcext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overMoveVal</text:p>
          </table:table-cell>
          <table:table-cell office:value-type="float" office:value="14035968" calcext:value-type="float">
            <text:p>14035968</text:p>
          </table:table-cell>
          <table:table-cell office:value-type="string" calcext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overMoveValDmy</text:p>
          </table:table-cell>
          <table:table-cell office:value-type="float" office:value="14043360" calcext:value-type="float">
            <text:p>14043360</text:p>
          </table:table-cell>
          <table:table-cell office:value-type="string" calcext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crementCoopPlaySuccessCount</text:p>
          </table:table-cell>
          <table:table-cell office:value-type="float" office:value="14021072" calcext:value-type="float">
            <text:p>14021072</text:p>
          </table:table-cell>
          <table:table-cell office:value-type="string" calcext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crementThiefInvadePlaySuccessCount</text:p>
          </table:table-cell>
          <table:table-cell office:value-type="float" office:value="14021024" calcext:value-type="float">
            <text:p>14021024</text:p>
          </table:table-cell>
          <table:table-cell office:value-type="string" calcext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fomationMenu</text:p>
          </table:table-cell>
          <table:table-cell office:value-type="float" office:value="14041360" calcext:value-type="float">
            <text:p>14041360</text:p>
          </table:table-cell>
          <table:table-cell office:value-type="string" calcext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itDeathState</text:p>
          </table:table-cell>
          <table:table-cell office:value-type="float" office:value="14014432" calcext:value-type="float">
            <text:p>14014432</text:p>
          </table:table-cell>
          <table:table-cell office:value-type="string" calcext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validMyBloodMarkInfo</text:p>
          </table:table-cell>
          <table:table-cell office:value-type="float" office:value="14028368" calcext:value-type="float">
            <text:p>14028368</text:p>
          </table:table-cell>
          <table:table-cell office:value-type="string" calcext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validMyBloodMarkInfo_Tutorial</text:p>
          </table:table-cell>
          <table:table-cell office:value-type="float" office:value="14028336" calcext:value-type="float">
            <text:p>14028336</text:p>
          </table:table-cell>
          <table:table-cell office:value-type="string" calcext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validPointLight</text:p>
          </table:table-cell>
          <table:table-cell office:value-type="float" office:value="14020704" calcext:value-type="float">
            <text:p>14020704</text:p>
          </table:table-cell>
          <table:table-cell office:value-type="string" calcext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validSfx</text:p>
          </table:table-cell>
          <table:table-cell office:value-type="float" office:value="14022528" calcext:value-type="float">
            <text:p>14022528</text:p>
          </table:table-cell>
          <table:table-cell office:value-type="string" calcext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Action</text:p>
          </table:table-cell>
          <table:table-cell office:value-type="float" office:value="14023344" calcext:value-type="float">
            <text:p>14023344</text:p>
          </table:table-cell>
          <table:table-cell office:value-type="string" calcext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Alive</text:p>
          </table:table-cell>
          <table:table-cell office:value-type="float" office:value="14030304" calcext:value-type="float">
            <text:p>14030304</text:p>
          </table:table-cell>
          <table:table-cell office:value-type="string" calcext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Angle</text:p>
          </table:table-cell>
          <table:table-cell office:value-type="float" office:value="14031664" calcext:value-type="float">
            <text:p>14031664</text:p>
          </table:table-cell>
          <table:table-cell office:value-type="string" calcext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AppearancePlayer</text:p>
          </table:table-cell>
          <table:table-cell office:value-type="float" office:value="14020976" calcext:value-type="float">
            <text:p>14020976</text:p>
          </table:table-cell>
          <table:table-cell office:value-type="string" calcext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BlackGhost</text:p>
          </table:table-cell>
          <table:table-cell office:value-type="float" office:value="14028528" calcext:value-type="float">
            <text:p>14028528</text:p>
          </table:table-cell>
          <table:table-cell office:value-type="string" calcext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ColiseumGhost</text:p>
          </table:table-cell>
          <table:table-cell office:value-type="float" office:value="14028464" calcext:value-type="float">
            <text:p>14028464</text:p>
          </table:table-cell>
          <table:table-cell office:value-type="string" calcext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Disable</text:p>
          </table:table-cell>
          <table:table-cell office:value-type="float" office:value="14028656" calcext:value-type="float">
            <text:p>14028656</text:p>
          </table:table-cell>
          <table:table-cell office:value-type="string" calcext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Distance</text:p>
          </table:table-cell>
          <table:table-cell office:value-type="float" office:value="14031776" calcext:value-type="float">
            <text:p>14031776</text:p>
          </table:table-cell>
          <table:table-cell office:value-type="string" calcext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DropCheck_Only</text:p>
          </table:table-cell>
          <table:table-cell office:value-type="float" office:value="14027776" calcext:value-type="float">
            <text:p>14027776</text:p>
          </table:table-cell>
          <table:table-cell office:value-type="string" calcext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Equip</text:p>
          </table:table-cell>
          <table:table-cell office:value-type="float" office:value="14021872" calcext:value-type="float">
            <text:p>14021872</text:p>
          </table:table-cell>
          <table:table-cell office:value-type="string" calcext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EventAnim</text:p>
          </table:table-cell>
          <table:table-cell office:value-type="float" office:value="14031920" calcext:value-type="float">
            <text:p>14031920</text:p>
          </table:table-cell>
          <table:table-cell office:value-type="string" calcext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FireDead</text:p>
          </table:table-cell>
          <table:table-cell office:value-type="float" office:value="14025728" calcext:value-type="float">
            <text:p>14025728</text:p>
          </table:table-cell>
          <table:table-cell office:value-type="string" calcext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GreyGhost</text:p>
          </table:table-cell>
          <table:table-cell office:value-type="float" office:value="14028592" calcext:value-type="float">
            <text:p>14028592</text:p>
          </table:table-cell>
          <table:table-cell office:value-type="string" calcext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Intruder</text:p>
          </table:table-cell>
          <table:table-cell office:value-type="float" office:value="14028496" calcext:value-type="float">
            <text:p>14028496</text:p>
          </table:table-cell>
          <table:table-cell office:value-type="string" calcext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InventoryEquip</text:p>
          </table:table-cell>
          <table:table-cell office:value-type="float" office:value="14020416" calcext:value-type="float">
            <text:p>14020416</text:p>
          </table:table-cell>
          <table:table-cell office:value-type="string" calcext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Land</text:p>
          </table:table-cell>
          <table:table-cell office:value-type="float" office:value="14025808" calcext:value-type="float">
            <text:p>14025808</text:p>
          </table:table-cell>
          <table:table-cell office:value-type="string" calcext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LivePlayer</text:p>
          </table:table-cell>
          <table:table-cell office:value-type="float" office:value="14028624" calcext:value-type="float">
            <text:p>14028624</text:p>
          </table:table-cell>
          <table:table-cell office:value-type="string" calcext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MatchingMultiPlay</text:p>
          </table:table-cell>
          <table:table-cell office:value-type="float" office:value="14019968" calcext:value-type="float">
            <text:p>14019968</text:p>
          </table:table-cell>
          <table:table-cell office:value-type="string" calcext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PlayerStay</text:p>
          </table:table-cell>
          <table:table-cell office:value-type="float" office:value="14030352" calcext:value-type="float">
            <text:p>14030352</text:p>
          </table:table-cell>
          <table:table-cell office:value-type="string" calcext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PlayMovie</text:p>
          </table:table-cell>
          <table:table-cell office:value-type="float" office:value="14027504" calcext:value-type="float">
            <text:p>14027504</text:p>
          </table:table-cell>
          <table:table-cell office:value-type="string" calcext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ProcessEventGoal</text:p>
          </table:table-cell>
          <table:table-cell office:value-type="float" office:value="14029632" calcext:value-type="float">
            <text:p>14029632</text:p>
          </table:table-cell>
          <table:table-cell office:value-type="string" calcext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RegionDrop</text:p>
          </table:table-cell>
          <table:table-cell office:value-type="float" office:value="14027824" calcext:value-type="float">
            <text:p>14027824</text:p>
          </table:table-cell>
          <table:table-cell office:value-type="string" calcext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RegionIn</text:p>
          </table:table-cell>
          <table:table-cell office:value-type="float" office:value="14028832" calcext:value-type="float">
            <text:p>14028832</text:p>
          </table:table-cell>
          <table:table-cell office:value-type="string" calcext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SuccessQWC</text:p>
          </table:table-cell>
          <table:table-cell office:value-type="float" office:value="14022608" calcext:value-type="float">
            <text:p>14022608</text:p>
          </table:table-cell>
          <table:table-cell office:value-type="string" calcext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ValidInstance</text:p>
          </table:table-cell>
          <table:table-cell office:value-type="float" office:value="14021904" calcext:value-type="float">
            <text:p>14021904</text:p>
          </table:table-cell>
          <table:table-cell office:value-type="string" calcext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WhiteGhost</text:p>
          </table:table-cell>
          <table:table-cell office:value-type="float" office:value="14028560" calcext:value-type="float">
            <text:p>14028560</text:p>
          </table:table-cell>
          <table:table-cell office:value-type="string" calcext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aveSession</text:p>
          </table:table-cell>
          <table:table-cell office:value-type="float" office:value="14035200" calcext:value-type="float">
            <text:p>14035200</text:p>
          </table:table-cell>
          <table:table-cell office:value-type="string" calcext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ckSession</text:p>
          </table:table-cell>
          <table:table-cell office:value-type="float" office:value="14020192" calcext:value-type="float">
            <text:p>14020192</text:p>
          </table:table-cell>
          <table:table-cell office:value-type="string" calcext:value-type="string">
            <text:p>0xd5ee60</text:p>
          </table:table-cell>
          <table:table-cell table:number-columns-repeated="2"/>
          <table:table-cell office:value-type="string" calcext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aCall</text:p>
          </table:table-cell>
          <table:table-cell office:value-type="float" office:value="14036064" calcext:value-type="float">
            <text:p>14036064</text:p>
          </table:table-cell>
          <table:table-cell office:value-type="string" calcext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uaCallStart</text:p>
          </table:table-cell>
          <table:table-cell office:value-type="float" office:value="14049936" calcext:value-type="float">
            <text:p>14049936</text:p>
          </table:table-cell>
          <table:table-cell office:value-type="string" calcext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uaCallStartPlus</text:p>
          </table:table-cell>
          <table:table-cell office:value-type="float" office:value="14049888" calcext:value-type="float">
            <text:p>14049888</text:p>
          </table:table-cell>
          <table:table-cell office:value-type="string" calcext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ultiDoping_AllEventBody</text:p>
          </table:table-cell>
          <table:table-cell office:value-type="float" office:value="14032224" calcext:value-type="float">
            <text:p>14032224</text:p>
          </table:table-cell>
          <table:table-cell office:value-type="string" calcext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AnimeTurnCharactor</text:p>
          </table:table-cell>
          <table:table-cell office:value-type="float" office:value="14029952" calcext:value-type="float">
            <text:p>14029952</text:p>
          </table:table-cell>
          <table:table-cell office:value-type="string" calcext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tNetMessage_begin</text:p>
          </table:table-cell>
          <table:table-cell office:value-type="float" office:value="14015456" calcext:value-type="float">
            <text:p>14015456</text:p>
          </table:table-cell>
          <table:table-cell office:value-type="string" calcext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tNetMessage_end</text:p>
          </table:table-cell>
          <table:table-cell office:value-type="float" office:value="14015440" calcext:value-type="float">
            <text:p>14015440</text:p>
          </table:table-cell>
          <table:table-cell office:value-type="string" calcext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bjRootMtxMove</text:p>
          </table:table-cell>
          <table:table-cell office:value-type="float" office:value="14043040" calcext:value-type="float">
            <text:p>14043040</text:p>
          </table:table-cell>
          <table:table-cell office:value-type="string" calcext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bjRootMtxMoveByChrDmyPoly</text:p>
          </table:table-cell>
          <table:table-cell office:value-type="float" office:value="14042976" calcext:value-type="float">
            <text:p>14042976</text:p>
          </table:table-cell>
          <table:table-cell office:value-type="string" calcext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bjRootMtxMoveDmyPoly</text:p>
          </table:table-cell>
          <table:table-cell office:value-type="float" office:value="14043008" calcext:value-type="float">
            <text:p>14043008</text:p>
          </table:table-cell>
          <table:table-cell office:value-type="string" calcext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ActionEventRegion</text:p>
          </table:table-cell>
          <table:table-cell office:value-type="float" office:value="14040176" calcext:value-type="float">
            <text:p>14040176</text:p>
          </table:table-cell>
          <table:table-cell office:value-type="string" calcext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ActionEventRegionAttribute</text:p>
          </table:table-cell>
          <table:table-cell office:value-type="float" office:value="14040032" calcext:value-type="float">
            <text:p>14040032</text:p>
          </table:table-cell>
          <table:table-cell office:value-type="string" calcext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CharacterAnimEnd</text:p>
          </table:table-cell>
          <table:table-cell office:value-type="float" office:value="14039136" calcext:value-type="float">
            <text:p>14039136</text:p>
          </table:table-cell>
          <table:table-cell office:value-type="string" calcext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CharacterDead</text:p>
          </table:table-cell>
          <table:table-cell office:value-type="float" office:value="14039728" calcext:value-type="float">
            <text:p>14039728</text:p>
          </table:table-cell>
          <table:table-cell office:value-type="string" calcext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CharacterHP</text:p>
          </table:table-cell>
          <table:table-cell office:value-type="float" office:value="14039632" calcext:value-type="float">
            <text:p>14039632</text:p>
          </table:table-cell>
          <table:table-cell office:value-type="string" calcext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CharacterHP_CheckAttacker</text:p>
          </table:table-cell>
          <table:table-cell office:value-type="float" office:value="14039520" calcext:value-type="float">
            <text:p>14039520</text:p>
          </table:table-cell>
          <table:table-cell office:value-type="string" calcext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ChrAnimEnd</text:p>
          </table:table-cell>
          <table:table-cell office:value-type="float" office:value="14042480" calcext:value-type="float">
            <text:p>14042480</text:p>
          </table:table-cell>
          <table:table-cell office:value-type="string" calcext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ChrAnimEndPlus</text:p>
          </table:table-cell>
          <table:table-cell office:value-type="float" office:value="14038992" calcext:value-type="float">
            <text:p>14038992</text:p>
          </table:table-cell>
          <table:table-cell office:value-type="string" calcext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DistanceJustIn</text:p>
          </table:table-cell>
          <table:table-cell office:value-type="float" office:value="14044752" calcext:value-type="float">
            <text:p>14044752</text:p>
          </table:table-cell>
          <table:table-cell office:value-type="string" calcext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FireDamage</text:p>
          </table:table-cell>
          <table:table-cell office:value-type="float" office:value="14038192" calcext:value-type="float">
            <text:p>14038192</text:p>
          </table:table-cell>
          <table:table-cell office:value-type="string" calcext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NetRegion</text:p>
          </table:table-cell>
          <table:table-cell office:value-type="float" office:value="14034384" calcext:value-type="float">
            <text:p>14034384</text:p>
          </table:table-cell>
          <table:table-cell office:value-type="string" calcext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NetRegionPlus</text:p>
          </table:table-cell>
          <table:table-cell office:value-type="float" office:value="14036480" calcext:value-type="float">
            <text:p>14036480</text:p>
          </table:table-cell>
          <table:table-cell office:value-type="string" calcext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ObjAnimEnd</text:p>
          </table:table-cell>
          <table:table-cell office:value-type="float" office:value="14042464" calcext:value-type="float">
            <text:p>14042464</text:p>
          </table:table-cell>
          <table:table-cell office:value-type="string" calcext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ObjAnimEndPlus</text:p>
          </table:table-cell>
          <table:table-cell office:value-type="float" office:value="14042448" calcext:value-type="float">
            <text:p>14042448</text:p>
          </table:table-cell>
          <table:table-cell office:value-type="string" calcext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ObjDestroy</text:p>
          </table:table-cell>
          <table:table-cell office:value-type="float" office:value="14039296" calcext:value-type="float">
            <text:p>14039296</text:p>
          </table:table-cell>
          <table:table-cell office:value-type="string" calcext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PlayerActionInRegionAngle</text:p>
          </table:table-cell>
          <table:table-cell office:value-type="float" office:value="14040464" calcext:value-type="float">
            <text:p>14040464</text:p>
          </table:table-cell>
          <table:table-cell office:value-type="string" calcext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PlayerActionInRegionAngleAttribute</text:p>
          </table:table-cell>
          <table:table-cell office:value-type="float" office:value="14040320" calcext:value-type="float">
            <text:p>14040320</text:p>
          </table:table-cell>
          <table:table-cell office:value-type="string" calcext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PlayerDistanceInTarget</text:p>
          </table:table-cell>
          <table:table-cell office:value-type="float" office:value="14046080" calcext:value-type="float">
            <text:p>14046080</text:p>
          </table:table-cell>
          <table:table-cell office:value-type="string" calcext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PlayerDistanceOut</text:p>
          </table:table-cell>
          <table:table-cell office:value-type="float" office:value="14044896" calcext:value-type="float">
            <text:p>14044896</text:p>
          </table:table-cell>
          <table:table-cell office:value-type="string" calcext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PlayerKill</text:p>
          </table:table-cell>
          <table:table-cell office:value-type="float" office:value="14038064" calcext:value-type="float">
            <text:p>14038064</text:p>
          </table:table-cell>
          <table:table-cell office:value-type="string" calcext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RegionIn</text:p>
          </table:table-cell>
          <table:table-cell office:value-type="float" office:value="14041168" calcext:value-type="float">
            <text:p>14041168</text:p>
          </table:table-cell>
          <table:table-cell office:value-type="string" calcext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RegionJustIn</text:p>
          </table:table-cell>
          <table:table-cell office:value-type="float" office:value="14041024" calcext:value-type="float">
            <text:p>14041024</text:p>
          </table:table-cell>
          <table:table-cell office:value-type="string" calcext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RegionJustOut</text:p>
          </table:table-cell>
          <table:table-cell office:value-type="float" office:value="14040896" calcext:value-type="float">
            <text:p>14040896</text:p>
          </table:table-cell>
          <table:table-cell office:value-type="string" calcext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SelfBloodMark</text:p>
          </table:table-cell>
          <table:table-cell office:value-type="float" office:value="14037936" calcext:value-type="float">
            <text:p>14037936</text:p>
          </table:table-cell>
          <table:table-cell office:value-type="string" calcext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SelfHeroBloodMark</text:p>
          </table:table-cell>
          <table:table-cell office:value-type="float" office:value="14037808" calcext:value-type="float">
            <text:p>14037808</text:p>
          </table:table-cell>
          <table:table-cell office:value-type="string" calcext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SessionIn</text:p>
          </table:table-cell>
          <table:table-cell office:value-type="float" office:value="14037552" calcext:value-type="float">
            <text:p>14037552</text:p>
          </table:table-cell>
          <table:table-cell office:value-type="string" calcext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SessionJustIn</text:p>
          </table:table-cell>
          <table:table-cell office:value-type="float" office:value="14037680" calcext:value-type="float">
            <text:p>14037680</text:p>
          </table:table-cell>
          <table:table-cell office:value-type="string" calcext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SessionJustOut</text:p>
          </table:table-cell>
          <table:table-cell office:value-type="float" office:value="14037424" calcext:value-type="float">
            <text:p>14037424</text:p>
          </table:table-cell>
          <table:table-cell office:value-type="string" calcext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SessionOut</text:p>
          </table:table-cell>
          <table:table-cell office:value-type="float" office:value="14037296" calcext:value-type="float">
            <text:p>14037296</text:p>
          </table:table-cell>
          <table:table-cell office:value-type="string" calcext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SimpleDamage</text:p>
          </table:table-cell>
          <table:table-cell office:value-type="float" office:value="14038336" calcext:value-type="float">
            <text:p>14038336</text:p>
          </table:table-cell>
          <table:table-cell office:value-type="string" calcext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TalkEventDistIn</text:p>
          </table:table-cell>
          <table:table-cell office:value-type="float" office:value="14048048" calcext:value-type="float">
            <text:p>14048048</text:p>
          </table:table-cell>
          <table:table-cell office:value-type="string" calcext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TalkEventDistOut</text:p>
          </table:table-cell>
          <table:table-cell office:value-type="float" office:value="14047920" calcext:value-type="float">
            <text:p>14047920</text:p>
          </table:table-cell>
          <table:table-cell office:value-type="string" calcext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TextEffectEnd</text:p>
          </table:table-cell>
          <table:table-cell office:value-type="float" office:value="14034720" calcext:value-type="float">
            <text:p>14034720</text:p>
          </table:table-cell>
          <table:table-cell office:value-type="string" calcext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TurnCharactorEnd</text:p>
          </table:table-cell>
          <table:table-cell office:value-type="float" office:value="14035504" calcext:value-type="float">
            <text:p>14035504</text:p>
          </table:table-cell>
          <table:table-cell office:value-type="string" calcext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WanderingDemon</text:p>
          </table:table-cell>
          <table:table-cell office:value-type="float" office:value="14033472" calcext:value-type="float">
            <text:p>14033472</text:p>
          </table:table-cell>
          <table:table-cell office:value-type="string" calcext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enCampMenu</text:p>
          </table:table-cell>
          <table:table-cell office:value-type="float" office:value="14015104" calcext:value-type="float">
            <text:p>14015104</text:p>
          </table:table-cell>
          <table:table-cell office:value-type="string" calcext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enSOSMsg_Tutorial</text:p>
          </table:table-cell>
          <table:table-cell office:value-type="float" office:value="14018384" calcext:value-type="float">
            <text:p>14018384</text:p>
          </table:table-cell>
          <table:table-cell office:value-type="string" calcext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eningDead</text:p>
          </table:table-cell>
          <table:table-cell office:value-type="float" office:value="14050816" calcext:value-type="float">
            <text:p>14050816</text:p>
          </table:table-cell>
          <table:table-cell office:value-type="string" calcext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amInitialize</text:p>
          </table:table-cell>
          <table:table-cell office:value-type="float" office:value="14050144" calcext:value-type="float">
            <text:p>14050144</text:p>
          </table:table-cell>
          <table:table-cell office:value-type="string" calcext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useTutorial</text:p>
          </table:table-cell>
          <table:table-cell office:value-type="float" office:value="14016688" calcext:value-type="float">
            <text:p>14016688</text:p>
          </table:table-cell>
          <table:table-cell office:value-type="string" calcext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Animation</text:p>
          </table:table-cell>
          <table:table-cell office:value-type="float" office:value="14032144" calcext:value-type="float">
            <text:p>14032144</text:p>
          </table:table-cell>
          <table:table-cell office:value-type="string" calcext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AnimationStayCancel</text:p>
          </table:table-cell>
          <table:table-cell office:value-type="float" office:value="14032064" calcext:value-type="float">
            <text:p>14032064</text:p>
          </table:table-cell>
          <table:table-cell office:value-type="string" calcext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erChrResetAnimation_RemoOnly</text:p>
          </table:table-cell>
          <table:table-cell office:value-type="float" office:value="14026288" calcext:value-type="float">
            <text:p>14026288</text:p>
          </table:table-cell>
          <table:table-cell office:value-type="string" calcext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LoopAnimation</text:p>
          </table:table-cell>
          <table:table-cell office:value-type="float" office:value="14031984" calcext:value-type="float">
            <text:p>14031984</text:p>
          </table:table-cell>
          <table:table-cell office:value-type="string" calcext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ObjectSE</text:p>
          </table:table-cell>
          <table:table-cell office:value-type="float" office:value="14030432" calcext:value-type="float">
            <text:p>14030432</text:p>
          </table:table-cell>
          <table:table-cell office:value-type="string" calcext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PointSE</text:p>
          </table:table-cell>
          <table:table-cell office:value-type="float" office:value="14032640" calcext:value-type="float">
            <text:p>14032640</text:p>
          </table:table-cell>
          <table:table-cell office:value-type="string" calcext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TypeSE</text:p>
          </table:table-cell>
          <table:table-cell office:value-type="float" office:value="14030384" calcext:value-type="float">
            <text:p>14030384</text:p>
          </table:table-cell>
          <table:table-cell office:value-type="string" calcext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callMenuEvent</text:p>
          </table:table-cell>
          <table:table-cell office:value-type="float" office:value="14034816" calcext:value-type="float">
            <text:p>14034816</text:p>
          </table:table-cell>
          <table:table-cell office:value-type="string" calcext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constructBreak</text:p>
          </table:table-cell>
          <table:table-cell office:value-type="float" office:value="14049392" calcext:value-type="float">
            <text:p>14049392</text:p>
          </table:table-cell>
          <table:table-cell office:value-type="string" calcext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coveryHeroin</text:p>
          </table:table-cell>
          <table:table-cell office:value-type="float" office:value="14026560" calcext:value-type="float">
            <text:p>14026560</text:p>
          </table:table-cell>
          <table:table-cell office:value-type="string" calcext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oveInventoryEquip</text:p>
          </table:table-cell>
          <table:table-cell office:value-type="float" office:value="14027888" calcext:value-type="float">
            <text:p>14027888</text:p>
          </table:table-cell>
          <table:table-cell office:value-type="string" calcext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peatMessage_begin</text:p>
          </table:table-cell>
          <table:table-cell office:value-type="float" office:value="14015424" calcext:value-type="float">
            <text:p>14015424</text:p>
          </table:table-cell>
          <table:table-cell office:value-type="string" calcext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peatMessage_end</text:p>
          </table:table-cell>
          <table:table-cell office:value-type="float" office:value="14015408" calcext:value-type="float">
            <text:p>14015408</text:p>
          </table:table-cell>
          <table:table-cell office:value-type="string" calcext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Ending</text:p>
          </table:table-cell>
          <table:table-cell office:value-type="float" office:value="14015952" calcext:value-type="float">
            <text:p>14015952</text:p>
          </table:table-cell>
          <table:table-cell office:value-type="string" calcext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ForceUpdateNetwork</text:p>
          </table:table-cell>
          <table:table-cell office:value-type="float" office:value="14027424" calcext:value-type="float">
            <text:p>14027424</text:p>
          </table:table-cell>
          <table:table-cell office:value-type="string" calcext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FullRecover</text:p>
          </table:table-cell>
          <table:table-cell office:value-type="float" office:value="14015808" calcext:value-type="float">
            <text:p>14015808</text:p>
          </table:table-cell>
          <table:table-cell office:value-type="string" calcext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Generate</text:p>
          </table:table-cell>
          <table:table-cell office:value-type="float" office:value="14021264" calcext:value-type="float">
            <text:p>14021264</text:p>
          </table:table-cell>
          <table:table-cell office:value-type="string" calcext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NormalUpdateNetwork</text:p>
          </table:table-cell>
          <table:table-cell office:value-type="float" office:value="14027376" calcext:value-type="float">
            <text:p>14027376</text:p>
          </table:table-cell>
          <table:table-cell office:value-type="string" calcext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OpenBriefingMsg</text:p>
          </table:table-cell>
          <table:table-cell office:value-type="float" office:value="14019408" calcext:value-type="float">
            <text:p>14019408</text:p>
          </table:table-cell>
          <table:table-cell office:value-type="string" calcext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OpenBriefingMsgPlus</text:p>
          </table:table-cell>
          <table:table-cell office:value-type="float" office:value="14033504" calcext:value-type="float">
            <text:p>14033504</text:p>
          </table:table-cell>
          <table:table-cell office:value-type="string" calcext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PlayMovie</text:p>
          </table:table-cell>
          <table:table-cell office:value-type="float" office:value="14047056" calcext:value-type="float">
            <text:p>14047056</text:p>
          </table:table-cell>
          <table:table-cell office:value-type="string" calcext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PlayMoviePlus</text:p>
          </table:table-cell>
          <table:table-cell office:value-type="float" office:value="14046928" calcext:value-type="float">
            <text:p>14046928</text:p>
          </table:table-cell>
          <table:table-cell office:value-type="string" calcext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Remo</text:p>
          </table:table-cell>
          <table:table-cell office:value-type="float" office:value="14050368" calcext:value-type="float">
            <text:p>14050368</text:p>
          </table:table-cell>
          <table:table-cell office:value-type="string" calcext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RemoPlus</text:p>
          </table:table-cell>
          <table:table-cell office:value-type="float" office:value="14050272" calcext:value-type="float">
            <text:p>14050272</text:p>
          </table:table-cell>
          <table:table-cell office:value-type="string" calcext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estUnlockTrophy</text:p>
          </table:table-cell>
          <table:table-cell office:value-type="float" office:value="14019504" calcext:value-type="float">
            <text:p>14019504</text:p>
          </table:table-cell>
          <table:table-cell office:value-type="string" calcext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larLeavePlayer</text:p>
          </table:table-cell>
          <table:table-cell office:value-type="float" office:value="14017504" calcext:value-type="float">
            <text:p>14017504</text:p>
          </table:table-cell>
          <table:table-cell office:value-type="string" calcext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etCamAngle</text:p>
          </table:table-cell>
          <table:table-cell office:value-type="float" office:value="14019360" calcext:value-type="float">
            <text:p>14019360</text:p>
          </table:table-cell>
          <table:table-cell office:value-type="string" calcext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etEventQwcSpEffect</text:p>
          </table:table-cell>
          <table:table-cell office:value-type="float" office:value="14032592" calcext:value-type="float">
            <text:p>14032592</text:p>
          </table:table-cell>
          <table:table-cell office:value-type="string" calcext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etSummonParam</text:p>
          </table:table-cell>
          <table:table-cell office:value-type="float" office:value="14019456" calcext:value-type="float">
            <text:p>14019456</text:p>
          </table:table-cell>
          <table:table-cell office:value-type="string" calcext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etSyncRideObjInfo</text:p>
          </table:table-cell>
          <table:table-cell office:value-type="float" office:value="14025984" calcext:value-type="float">
            <text:p>14025984</text:p>
          </table:table-cell>
          <table:table-cell office:value-type="string" calcext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etThink</text:p>
          </table:table-cell>
          <table:table-cell office:value-type="float" office:value="14028912" calcext:value-type="float">
            <text:p>14028912</text:p>
          </table:table-cell>
          <table:table-cell office:value-type="string" calcext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torePiece</text:p>
          </table:table-cell>
          <table:table-cell office:value-type="float" office:value="14044224" calcext:value-type="float">
            <text:p>14044224</text:p>
          </table:table-cell>
          <table:table-cell office:value-type="string" calcext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turnMapSelect</text:p>
          </table:table-cell>
          <table:table-cell office:value-type="float" office:value="14016960" calcext:value-type="float">
            <text:p>14016960</text:p>
          </table:table-cell>
          <table:table-cell office:value-type="string" calcext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vivePlayer</text:p>
          </table:table-cell>
          <table:table-cell office:value-type="float" office:value="14042592" calcext:value-type="float">
            <text:p>14042592</text:p>
          </table:table-cell>
          <table:table-cell office:value-type="string" calcext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vivePlayerNext</text:p>
          </table:table-cell>
          <table:table-cell office:value-type="float" office:value="14016672" calcext:value-type="float">
            <text:p>14016672</text:p>
          </table:table-cell>
          <table:table-cell office:value-type="string" calcext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veRequest</text:p>
          </table:table-cell>
          <table:table-cell office:value-type="float" office:value="14020240" calcext:value-type="float">
            <text:p>14020240</text:p>
          </table:table-cell>
          <table:table-cell office:value-type="string" calcext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veRequest_Profile</text:p>
          </table:table-cell>
          <table:table-cell office:value-type="float" office:value="14020208" calcext:value-type="float">
            <text:p>14020208</text:p>
          </table:table-cell>
          <table:table-cell office:value-type="string" calcext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ndEventRequest</text:p>
          </table:table-cell>
          <table:table-cell office:value-type="float" office:value="14029104" calcext:value-type="float">
            <text:p>14029104</text:p>
          </table:table-cell>
          <table:table-cell office:value-type="string" calcext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Alive</text:p>
          </table:table-cell>
          <table:table-cell office:value-type="float" office:value="14050464" calcext:value-type="float">
            <text:p>14050464</text:p>
          </table:table-cell>
          <table:table-cell office:value-type="string" calcext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AliveMotion</text:p>
          </table:table-cell>
          <table:table-cell office:value-type="float" office:value="14018240" calcext:value-type="float">
            <text:p>14018240</text:p>
          </table:table-cell>
          <table:table-cell office:value-type="string" calcext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AlwaysDrawForEvent</text:p>
          </table:table-cell>
          <table:table-cell office:value-type="float" office:value="14026096" calcext:value-type="float">
            <text:p>14026096</text:p>
          </table:table-cell>
          <table:table-cell office:value-type="string" calcext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AlwaysEnableBackread_forEvent</text:p>
          </table:table-cell>
          <table:table-cell office:value-type="float" office:value="14026576" calcext:value-type="float">
            <text:p>14026576</text:p>
          </table:table-cell>
          <table:table-cell office:value-type="string" calcext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AngleFoward</text:p>
          </table:table-cell>
          <table:table-cell office:value-type="float" office:value="14031488" calcext:value-type="float">
            <text:p>14031488</text:p>
          </table:table-cell>
          <table:table-cell office:value-type="string" calcext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AreaStartMapUid</text:p>
          </table:table-cell>
          <table:table-cell office:value-type="float" office:value="14022432" calcext:value-type="float">
            <text:p>14022432</text:p>
          </table:table-cell>
          <table:table-cell office:value-type="string" calcext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BossGauge</text:p>
          </table:table-cell>
          <table:table-cell office:value-type="float" office:value="14026496" calcext:value-type="float">
            <text:p>14026496</text:p>
          </table:table-cell>
          <table:table-cell office:value-type="string" calcext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BossUnitJrHit</text:p>
          </table:table-cell>
          <table:table-cell office:value-type="float" office:value="14030608" calcext:value-type="float">
            <text:p>14030608</text:p>
          </table:table-cell>
          <table:table-cell office:value-type="string" calcext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BountyRankPoint</text:p>
          </table:table-cell>
          <table:table-cell office:value-type="float" office:value="14044672" calcext:value-type="float">
            <text:p>14044672</text:p>
          </table:table-cell>
          <table:table-cell office:value-type="string" calcext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BrokenPiece</text:p>
          </table:table-cell>
          <table:table-cell office:value-type="float" office:value="14022560" calcext:value-type="float">
            <text:p>14022560</text:p>
          </table:table-cell>
          <table:table-cell office:value-type="string" calcext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amModeParamTargetId</text:p>
          </table:table-cell>
          <table:table-cell office:value-type="float" office:value="14016256" calcext:value-type="float">
            <text:p>14016256</text:p>
          </table:table-cell>
          <table:table-cell office:value-type="string" calcext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amModeParamTargetIdForBossLock</text:p>
          </table:table-cell>
          <table:table-cell office:value-type="float" office:value="14016240" calcext:value-type="float">
            <text:p>14016240</text:p>
          </table:table-cell>
          <table:table-cell office:value-type="string" calcext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hrType</text:p>
          </table:table-cell>
          <table:table-cell office:value-type="float" office:value="14028400" calcext:value-type="float">
            <text:p>14028400</text:p>
          </table:table-cell>
          <table:table-cell office:value-type="string" calcext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hrTypeDataGrey</text:p>
          </table:table-cell>
          <table:table-cell office:value-type="float" office:value="14016432" calcext:value-type="float">
            <text:p>14016432</text:p>
          </table:table-cell>
          <table:table-cell office:value-type="string" calcext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hrTypeDataGreyNext</text:p>
          </table:table-cell>
          <table:table-cell office:value-type="float" office:value="14016336" calcext:value-type="float">
            <text:p>14016336</text:p>
          </table:table-cell>
          <table:table-cell office:value-type="string" calcext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learBonus</text:p>
          </table:table-cell>
          <table:table-cell office:value-type="float" office:value="14021584" calcext:value-type="float">
            <text:p>14021584</text:p>
          </table:table-cell>
          <table:table-cell office:value-type="string" calcext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learItem</text:p>
          </table:table-cell>
          <table:table-cell office:value-type="float" office:value="14015696" calcext:value-type="float">
            <text:p>14015696</text:p>
          </table:table-cell>
          <table:table-cell office:value-type="string" calcext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learSesiionCount</text:p>
          </table:table-cell>
          <table:table-cell office:value-type="float" office:value="14017728" calcext:value-type="float">
            <text:p>14017728</text:p>
          </table:table-cell>
          <table:table-cell office:value-type="string" calcext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learState</text:p>
          </table:table-cell>
          <table:table-cell office:value-type="float" office:value="14017888" calcext:value-type="float">
            <text:p>14017888</text:p>
          </table:table-cell>
          <table:table-cell office:value-type="string" calcext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oliEnable</text:p>
          </table:table-cell>
          <table:table-cell office:value-type="float" office:value="14024848" calcext:value-type="float">
            <text:p>14024848</text:p>
          </table:table-cell>
          <table:table-cell office:value-type="string" calcext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oliEnableArray</text:p>
          </table:table-cell>
          <table:table-cell office:value-type="float" office:value="14043808" calcext:value-type="float">
            <text:p>14043808</text:p>
          </table:table-cell>
          <table:table-cell office:value-type="string" calcext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CompletelyNoMove</text:p>
          </table:table-cell>
          <table:table-cell office:value-type="float" office:value="14025952" calcext:value-type="float">
            <text:p>14025952</text:p>
          </table:table-cell>
          <table:table-cell office:value-type="string" calcext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eadMode</text:p>
          </table:table-cell>
          <table:table-cell office:value-type="float" office:value="14029872" calcext:value-type="float">
            <text:p>14029872</text:p>
          </table:table-cell>
          <table:table-cell office:value-type="string" calcext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eadMode2</text:p>
          </table:table-cell>
          <table:table-cell office:value-type="float" office:value="14029808" calcext:value-type="float">
            <text:p>14029808</text:p>
          </table:table-cell>
          <table:table-cell office:value-type="string" calcext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efaultRoutePoint</text:p>
          </table:table-cell>
          <table:table-cell office:value-type="float" office:value="14042528" calcext:value-type="float">
            <text:p>14042528</text:p>
          </table:table-cell>
          <table:table-cell office:value-type="string" calcext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efaultMapUid</text:p>
          </table:table-cell>
          <table:table-cell office:value-type="float" office:value="14022272" calcext:value-type="float">
            <text:p>14022272</text:p>
          </table:table-cell>
          <table:table-cell office:value-type="string" calcext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isable</text:p>
          </table:table-cell>
          <table:table-cell office:value-type="float" office:value="14028736" calcext:value-type="float">
            <text:p>14028736</text:p>
          </table:table-cell>
          <table:table-cell office:value-type="string" calcext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isableBackread_ForEvent</text:p>
          </table:table-cell>
          <table:table-cell office:value-type="float" office:value="14027472" calcext:value-type="float">
            <text:p>14027472</text:p>
          </table:table-cell>
          <table:table-cell office:value-type="string" calcext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isableDamage</text:p>
          </table:table-cell>
          <table:table-cell office:value-type="float" office:value="14019632" calcext:value-type="float">
            <text:p>14019632</text:p>
          </table:table-cell>
          <table:table-cell office:value-type="string" calcext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isableGravity</text:p>
          </table:table-cell>
          <table:table-cell office:value-type="float" office:value="14028960" calcext:value-type="float">
            <text:p>14028960</text:p>
          </table:table-cell>
          <table:table-cell office:value-type="string" calcext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isableWeakDamageAnim</text:p>
          </table:table-cell>
          <table:table-cell office:value-type="float" office:value="14025680" calcext:value-type="float">
            <text:p>14025680</text:p>
          </table:table-cell>
          <table:table-cell office:value-type="string" calcext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isableWeakDamageAnim_light</text:p>
          </table:table-cell>
          <table:table-cell office:value-type="float" office:value="14025616" calcext:value-type="float">
            <text:p>14025616</text:p>
          </table:table-cell>
          <table:table-cell office:value-type="string" calcext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ispMask</text:p>
          </table:table-cell>
          <table:table-cell office:value-type="float" office:value="14030848" calcext:value-type="float">
            <text:p>14030848</text:p>
          </table:table-cell>
          <table:table-cell office:value-type="string" calcext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rawEnable</text:p>
          </table:table-cell>
          <table:table-cell office:value-type="float" office:value="14024880" calcext:value-type="float">
            <text:p>14024880</text:p>
          </table:table-cell>
          <table:table-cell office:value-type="string" calcext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rawEnableArray</text:p>
          </table:table-cell>
          <table:table-cell office:value-type="float" office:value="14042416" calcext:value-type="float">
            <text:p>14042416</text:p>
          </table:table-cell>
          <table:table-cell office:value-type="string" calcext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DrawGroup</text:p>
          </table:table-cell>
          <table:table-cell office:value-type="float" office:value="14031360" calcext:value-type="float">
            <text:p>14031360</text:p>
          </table:table-cell>
          <table:table-cell office:value-type="string" calcext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nableEventPad</text:p>
          </table:table-cell>
          <table:table-cell office:value-type="float" office:value="14017568" calcext:value-type="float">
            <text:p>14017568</text:p>
          </table:table-cell>
          <table:table-cell office:value-type="string" calcext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BodyMaterialSeAndSfx</text:p>
          </table:table-cell>
          <table:table-cell office:value-type="float" office:value="14018320" calcext:value-type="float">
            <text:p>14018320</text:p>
          </table:table-cell>
          <table:table-cell office:value-type="string" calcext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BodyMaxHp</text:p>
          </table:table-cell>
          <table:table-cell office:value-type="float" office:value="14032240" calcext:value-type="float">
            <text:p>14032240</text:p>
          </table:table-cell>
          <table:table-cell office:value-type="string" calcext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Command</text:p>
          </table:table-cell>
          <table:table-cell office:value-type="float" office:value="14023856" calcext:value-type="float">
            <text:p>14023856</text:p>
          </table:table-cell>
          <table:table-cell office:value-type="string" calcext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CommandIndex</text:p>
          </table:table-cell>
          <table:table-cell office:value-type="float" office:value="14023792" calcext:value-type="float">
            <text:p>14023792</text:p>
          </table:table-cell>
          <table:table-cell office:value-type="string" calcext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Flag</text:p>
          </table:table-cell>
          <table:table-cell office:value-type="float" office:value="14025104" calcext:value-type="float">
            <text:p>14025104</text:p>
          </table:table-cell>
          <table:table-cell office:value-type="string" calcext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FlagValue</text:p>
          </table:table-cell>
          <table:table-cell office:value-type="float" office:value="14025568" calcext:value-type="float">
            <text:p>14025568</text:p>
          </table:table-cell>
          <table:table-cell office:value-type="string" calcext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Generate</text:p>
          </table:table-cell>
          <table:table-cell office:value-type="float" office:value="14025904" calcext:value-type="float">
            <text:p>14025904</text:p>
          </table:table-cell>
          <table:table-cell office:value-type="string" calcext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MovePointType</text:p>
          </table:table-cell>
          <table:table-cell office:value-type="float" office:value="14027696" calcext:value-type="float">
            <text:p>14027696</text:p>
          </table:table-cell>
          <table:table-cell office:value-type="string" calcext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SpecialEffect</text:p>
          </table:table-cell>
          <table:table-cell office:value-type="float" office:value="14029440" calcext:value-type="float">
            <text:p>14029440</text:p>
          </table:table-cell>
          <table:table-cell office:value-type="string" calcext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SpecialEffect_2</text:p>
          </table:table-cell>
          <table:table-cell office:value-type="float" office:value="14029248" calcext:value-type="float">
            <text:p>14029248</text:p>
          </table:table-cell>
          <table:table-cell office:value-type="string" calcext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SpecialEffectOwner</text:p>
          </table:table-cell>
          <table:table-cell office:value-type="float" office:value="14029376" calcext:value-type="float">
            <text:p>14029376</text:p>
          </table:table-cell>
          <table:table-cell office:value-type="string" calcext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SpecialEffectOwner_2</text:p>
          </table:table-cell>
          <table:table-cell office:value-type="float" office:value="14029200" calcext:value-type="float">
            <text:p>14029200</text:p>
          </table:table-cell>
          <table:table-cell office:value-type="string" calcext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EventTarget</text:p>
          </table:table-cell>
          <table:table-cell office:value-type="float" office:value="14031520" calcext:value-type="float">
            <text:p>14031520</text:p>
          </table:table-cell>
          <table:table-cell office:value-type="string" calcext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FirstSpeed</text:p>
          </table:table-cell>
          <table:table-cell office:value-type="float" office:value="14032528" calcext:value-type="float">
            <text:p>14032528</text:p>
          </table:table-cell>
          <table:table-cell office:value-type="string" calcext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FlagInitState</text:p>
          </table:table-cell>
          <table:table-cell office:value-type="float" office:value="14015472" calcext:value-type="float">
            <text:p>14015472</text:p>
          </table:table-cell>
          <table:table-cell office:value-type="string" calcext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FootIKInterpolateType</text:p>
          </table:table-cell>
          <table:table-cell office:value-type="float" office:value="14025488" calcext:value-type="float">
            <text:p>14025488</text:p>
          </table:table-cell>
          <table:table-cell office:value-type="string" calcext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ForceJoinBlackRequest</text:p>
          </table:table-cell>
          <table:table-cell office:value-type="float" office:value="14048752" calcext:value-type="float">
            <text:p>14048752</text:p>
          </table:table-cell>
          <table:table-cell office:value-type="string" calcext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HitInfo</text:p>
          </table:table-cell>
          <table:table-cell office:value-type="float" office:value="14031248" calcext:value-type="float">
            <text:p>14031248</text:p>
          </table:table-cell>
          <table:table-cell office:value-type="string" calcext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HitMask</text:p>
          </table:table-cell>
          <table:table-cell office:value-type="float" office:value="14043424" calcext:value-type="float">
            <text:p>14043424</text:p>
          </table:table-cell>
          <table:table-cell office:value-type="string" calcext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Hp</text:p>
          </table:table-cell>
          <table:table-cell office:value-type="float" office:value="14023072" calcext:value-type="float">
            <text:p>14023072</text:p>
          </table:table-cell>
          <table:table-cell office:value-type="string" calcext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IgnoreHit</text:p>
          </table:table-cell>
          <table:table-cell office:value-type="float" office:value="14030672" calcext:value-type="float">
            <text:p>14030672</text:p>
          </table:table-cell>
          <table:table-cell office:value-type="string" calcext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InfomationPriority</text:p>
          </table:table-cell>
          <table:table-cell office:value-type="float" office:value="14015248" calcext:value-type="float">
            <text:p>14015248</text:p>
          </table:table-cell>
          <table:table-cell office:value-type="string" calcext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InsideBattleArea</text:p>
          </table:table-cell>
          <table:table-cell office:value-type="float" office:value="14028880" calcext:value-type="float">
            <text:p>14028880</text:p>
          </table:table-cell>
          <table:table-cell office:value-type="string" calcext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IsAnimPauseOnRemoPlayForEvent</text:p>
          </table:table-cell>
          <table:table-cell office:value-type="float" office:value="14021376" calcext:value-type="float">
            <text:p>14021376</text:p>
          </table:table-cell>
          <table:table-cell office:value-type="string" calcext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KeepCommandIndex</text:p>
          </table:table-cell>
          <table:table-cell office:value-type="float" office:value="14034160" calcext:value-type="float">
            <text:p>14034160</text:p>
          </table:table-cell>
          <table:table-cell office:value-type="string" calcext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LoadWait</text:p>
          </table:table-cell>
          <table:table-cell office:value-type="float" office:value="14014784" calcext:value-type="float">
            <text:p>14014784</text:p>
          </table:table-cell>
          <table:table-cell office:value-type="string" calcext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LockActPntInvalidateMask</text:p>
          </table:table-cell>
          <table:table-cell office:value-type="float" office:value="14026992" calcext:value-type="float">
            <text:p>14026992</text:p>
          </table:table-cell>
          <table:table-cell office:value-type="string" calcext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MapUid</text:p>
          </table:table-cell>
          <table:table-cell office:value-type="float" office:value="14042640" calcext:value-type="float">
            <text:p>14042640</text:p>
          </table:table-cell>
          <table:table-cell office:value-type="string" calcext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MaxHp</text:p>
          </table:table-cell>
          <table:table-cell office:value-type="float" office:value="14022928" calcext:value-type="float">
            <text:p>14022928</text:p>
          </table:table-cell>
          <table:table-cell office:value-type="string" calcext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MenuBrake</text:p>
          </table:table-cell>
          <table:table-cell office:value-type="float" office:value="14015344" calcext:value-type="float">
            <text:p>14015344</text:p>
          </table:table-cell>
          <table:table-cell office:value-type="string" calcext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MiniBlockIndex</text:p>
          </table:table-cell>
          <table:table-cell office:value-type="float" office:value="14022128" calcext:value-type="float">
            <text:p>14022128</text:p>
          </table:table-cell>
          <table:table-cell office:value-type="string" calcext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MovePoint</text:p>
          </table:table-cell>
          <table:table-cell office:value-type="float" office:value="14029712" calcext:value-type="float">
            <text:p>14029712</text:p>
          </table:table-cell>
          <table:table-cell office:value-type="string" calcext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MultiWallMapUid</text:p>
          </table:table-cell>
          <table:table-cell office:value-type="float" office:value="14021120" calcext:value-type="float">
            <text:p>14021120</text:p>
          </table:table-cell>
          <table:table-cell office:value-type="string" calcext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NoNetSync</text:p>
          </table:table-cell>
          <table:table-cell office:value-type="float" office:value="14026448" calcext:value-type="float">
            <text:p>14026448</text:p>
          </table:table-cell>
          <table:table-cell office:value-type="string" calcext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ObjDeactivate</text:p>
          </table:table-cell>
          <table:table-cell office:value-type="float" office:value="14020896" calcext:value-type="float">
            <text:p>14020896</text:p>
          </table:table-cell>
          <table:table-cell office:value-type="string" calcext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ObjDisableBreak</text:p>
          </table:table-cell>
          <table:table-cell office:value-type="float" office:value="14021440" calcext:value-type="float">
            <text:p>14021440</text:p>
          </table:table-cell>
          <table:table-cell office:value-type="string" calcext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ObjEventCollisionFill</text:p>
          </table:table-cell>
          <table:table-cell office:value-type="float" office:value="14024576" calcext:value-type="float">
            <text:p>14024576</text:p>
          </table:table-cell>
          <table:table-cell office:value-type="string" calcext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ReturnPointEntityId</text:p>
          </table:table-cell>
          <table:table-cell office:value-type="float" office:value="14015600" calcext:value-type="float">
            <text:p>14015600</text:p>
          </table:table-cell>
          <table:table-cell office:value-type="string" calcext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ReviveWait</text:p>
          </table:table-cell>
          <table:table-cell office:value-type="float" office:value="14018176" calcext:value-type="float">
            <text:p>14018176</text:p>
          </table:table-cell>
          <table:table-cell office:value-type="string" calcext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SelfBloodMapUid</text:p>
          </table:table-cell>
          <table:table-cell office:value-type="float" office:value="14024688" calcext:value-type="float">
            <text:p>14024688</text:p>
          </table:table-cell>
          <table:table-cell office:value-type="string" calcext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SosSignPos</text:p>
          </table:table-cell>
          <table:table-cell office:value-type="float" office:value="14022000" calcext:value-type="float">
            <text:p>14022000</text:p>
          </table:table-cell>
          <table:table-cell office:value-type="string" calcext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SosSignWarp</text:p>
          </table:table-cell>
          <table:table-cell office:value-type="float" office:value="14016624" calcext:value-type="float">
            <text:p>14016624</text:p>
          </table:table-cell>
          <table:table-cell office:value-type="string" calcext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SpStayAndDamageAnimId</text:p>
          </table:table-cell>
          <table:table-cell office:value-type="float" office:value="14027200" calcext:value-type="float">
            <text:p>14027200</text:p>
          </table:table-cell>
          <table:table-cell office:value-type="string" calcext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SubMenuBrake</text:p>
          </table:table-cell>
          <table:table-cell office:value-type="float" office:value="14014592" calcext:value-type="float">
            <text:p>14014592</text:p>
          </table:table-cell>
          <table:table-cell office:value-type="string" calcext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SummonedPos</text:p>
          </table:table-cell>
          <table:table-cell office:value-type="float" office:value="14016656" calcext:value-type="float">
            <text:p>14016656</text:p>
          </table:table-cell>
          <table:table-cell office:value-type="string" calcext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SyncRideObjInfo</text:p>
          </table:table-cell>
          <table:table-cell office:value-type="float" office:value="14026016" calcext:value-type="float">
            <text:p>14026016</text:p>
          </table:table-cell>
          <table:table-cell office:value-type="string" calcext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SystemIgnore</text:p>
          </table:table-cell>
          <table:table-cell office:value-type="float" office:value="14026144" calcext:value-type="float">
            <text:p>14026144</text:p>
          </table:table-cell>
          <table:table-cell office:value-type="string" calcext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alkMsg</text:p>
          </table:table-cell>
          <table:table-cell office:value-type="float" office:value="14016912" calcext:value-type="float">
            <text:p>14016912</text:p>
          </table:table-cell>
          <table:table-cell office:value-type="string" calcext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amType</text:p>
          </table:table-cell>
          <table:table-cell office:value-type="float" office:value="14027600" calcext:value-type="float">
            <text:p>14027600</text:p>
          </table:table-cell>
          <table:table-cell office:value-type="string" calcext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amTypeDefault</text:p>
          </table:table-cell>
          <table:table-cell office:value-type="float" office:value="14027520" calcext:value-type="float">
            <text:p>14027520</text:p>
          </table:table-cell>
          <table:table-cell office:value-type="string" calcext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amTypePlus</text:p>
          </table:table-cell>
          <table:table-cell office:value-type="float" office:value="14027568" calcext:value-type="float">
            <text:p>14027568</text:p>
          </table:table-cell>
          <table:table-cell office:value-type="string" calcext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xtEffect</text:p>
          </table:table-cell>
          <table:table-cell office:value-type="float" office:value="14017584" calcext:value-type="float">
            <text:p>14017584</text:p>
          </table:table-cell>
          <table:table-cell office:value-type="string" calcext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utorialSummonedPos</text:p>
          </table:table-cell>
          <table:table-cell office:value-type="float" office:value="14016640" calcext:value-type="float">
            <text:p>14016640</text:p>
          </table:table-cell>
          <table:table-cell office:value-type="string" calcext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ValidTalk</text:p>
          </table:table-cell>
          <table:table-cell office:value-type="float" office:value="14017984" calcext:value-type="float">
            <text:p>14017984</text:p>
          </table:table-cell>
          <table:table-cell office:value-type="string" calcext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owRankingDialog</text:p>
          </table:table-cell>
          <table:table-cell office:value-type="float" office:value="14014816" calcext:value-type="float">
            <text:p>14014816</text:p>
          </table:table-cell>
          <table:table-cell office:value-type="string" calcext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pLoopAnimation</text:p>
          </table:table-cell>
          <table:table-cell office:value-type="float" office:value="14024640" calcext:value-type="float">
            <text:p>14024640</text:p>
          </table:table-cell>
          <table:table-cell office:value-type="string" calcext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pPlayer</text:p>
          </table:table-cell>
          <table:table-cell office:value-type="float" office:value="14027088" calcext:value-type="float">
            <text:p>14027088</text:p>
          </table:table-cell>
          <table:table-cell office:value-type="string" calcext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pPointSE</text:p>
          </table:table-cell>
          <table:table-cell office:value-type="float" office:value="14019168" calcext:value-type="float">
            <text:p>14019168</text:p>
          </table:table-cell>
          <table:table-cell office:value-type="string" calcext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ActionCount</text:p>
          </table:table-cell>
          <table:table-cell office:value-type="float" office:value="14023616" calcext:value-type="float">
            <text:p>14023616</text:p>
          </table:table-cell>
          <table:table-cell office:value-type="string" calcext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DispMaskByBit</text:p>
          </table:table-cell>
          <table:table-cell office:value-type="float" office:value="14024352" calcext:value-type="float">
            <text:p>14024352</text:p>
          </table:table-cell>
          <table:table-cell office:value-type="string" calcext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HitMask</text:p>
          </table:table-cell>
          <table:table-cell office:value-type="float" office:value="14044320" calcext:value-type="float">
            <text:p>14044320</text:p>
          </table:table-cell>
          <table:table-cell office:value-type="string" calcext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HitMaskByBit</text:p>
          </table:table-cell>
          <table:table-cell office:value-type="float" office:value="14044400" calcext:value-type="float">
            <text:p>14044400</text:p>
          </table:table-cell>
          <table:table-cell office:value-type="string" calcext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mmonBlackRequest</text:p>
          </table:table-cell>
          <table:table-cell office:value-type="float" office:value="14034896" calcext:value-type="float">
            <text:p>14034896</text:p>
          </table:table-cell>
          <table:table-cell office:value-type="string" calcext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mmonedMapReload</text:p>
          </table:table-cell>
          <table:table-cell office:value-type="float" office:value="14026832" calcext:value-type="float">
            <text:p>14026832</text:p>
          </table:table-cell>
          <table:table-cell office:value-type="string" calcext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mmonSuccess</text:p>
          </table:table-cell>
          <table:table-cell office:value-type="float" office:value="14044080" calcext:value-type="float">
            <text:p>14044080</text:p>
          </table:table-cell>
          <table:table-cell office:value-type="string" calcext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witchDispMask</text:p>
          </table:table-cell>
          <table:table-cell office:value-type="float" office:value="14024480" calcext:value-type="float">
            <text:p>14024480</text:p>
          </table:table-cell>
          <table:table-cell office:value-type="string" calcext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witchHitMask</text:p>
          </table:table-cell>
          <table:table-cell office:value-type="float" office:value="14044592" calcext:value-type="float">
            <text:p>14044592</text:p>
          </table:table-cell>
          <table:table-cell office:value-type="string" calcext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alkNextPage</text:p>
          </table:table-cell>
          <table:table-cell office:value-type="float" office:value="14018112" calcext:value-type="float">
            <text:p>14018112</text:p>
          </table:table-cell>
          <table:table-cell office:value-type="string" calcext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easureDispModeChange</text:p>
          </table:table-cell>
          <table:table-cell office:value-type="float" office:value="14043232" calcext:value-type="float">
            <text:p>14043232</text:p>
          </table:table-cell>
          <table:table-cell office:value-type="string" calcext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urnCharactor</text:p>
          </table:table-cell>
          <table:table-cell office:value-type="float" office:value="14033824" calcext:value-type="float">
            <text:p>14033824</text:p>
          </table:table-cell>
          <table:table-cell office:value-type="string" calcext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utorial_begin</text:p>
          </table:table-cell>
          <table:table-cell office:value-type="float" office:value="14016560" calcext:value-type="float">
            <text:p>14016560</text:p>
          </table:table-cell>
          <table:table-cell office:value-type="string" calcext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utorial_end</text:p>
          </table:table-cell>
          <table:table-cell office:value-type="float" office:value="14016544" calcext:value-type="float">
            <text:p>14016544</text:p>
          </table:table-cell>
          <table:table-cell office:value-type="string" calcext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nLockSession</text:p>
          </table:table-cell>
          <table:table-cell office:value-type="float" office:value="14017520" calcext:value-type="float">
            <text:p>14017520</text:p>
          </table:table-cell>
          <table:table-cell office:value-type="string" calcext:value-type="string">
            <text:p>0xd5e3f0</text:p>
          </table:table-cell>
          <table:table-cell table:number-columns-repeated="2"/>
          <table:table-cell office:value-type="string" calcext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pDateBloodMark</text:p>
          </table:table-cell>
          <table:table-cell office:value-type="float" office:value="14049776" calcext:value-type="float">
            <text:p>14049776</text:p>
          </table:table-cell>
          <table:table-cell office:value-type="string" calcext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til_RequestLevelUp</text:p>
          </table:table-cell>
          <table:table-cell office:value-type="float" office:value="14014512" calcext:value-type="float">
            <text:p>14014512</text:p>
          </table:table-cell>
          <table:table-cell office:value-type="string" calcext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til_RequestLevelUpFirst</text:p>
          </table:table-cell>
          <table:table-cell office:value-type="float" office:value="14014544" calcext:value-type="float">
            <text:p>14014544</text:p>
          </table:table-cell>
          <table:table-cell office:value-type="string" calcext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til_RequestRegene</text:p>
          </table:table-cell>
          <table:table-cell office:value-type="float" office:value="14014496" calcext:value-type="float">
            <text:p>14014496</text:p>
          </table:table-cell>
          <table:table-cell office:value-type="string" calcext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til_RequestRespawn</text:p>
          </table:table-cell>
          <table:table-cell office:value-type="float" office:value="14014480" calcext:value-type="float">
            <text:p>14014480</text:p>
          </table:table-cell>
          <table:table-cell office:value-type="string" calcext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lidPointLight</text:p>
          </table:table-cell>
          <table:table-cell office:value-type="float" office:value="14020640" calcext:value-type="float">
            <text:p>14020640</text:p>
          </table:table-cell>
          <table:table-cell office:value-type="string" calcext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lidSfx</text:p>
          </table:table-cell>
          <table:table-cell office:value-type="float" office:value="14020768" calcext:value-type="float">
            <text:p>14020768</text:p>
          </table:table-cell>
          <table:table-cell office:value-type="string" calcext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rp</text:p>
          </table:table-cell>
          <table:table-cell office:value-type="float" office:value="14032192" calcext:value-type="float">
            <text:p>14032192</text:p>
          </table:table-cell>
          <table:table-cell office:value-type="string" calcext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rpDmy</text:p>
          </table:table-cell>
          <table:table-cell office:value-type="float" office:value="14043760" calcext:value-type="float">
            <text:p>14043760</text:p>
          </table:table-cell>
          <table:table-cell office:value-type="string" calcext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rpNextStage</text:p>
          </table:table-cell>
          <table:table-cell office:value-type="float" office:value="14036224" calcext:value-type="float">
            <text:p>14036224</text:p>
          </table:table-cell>
          <table:table-cell office:value-type="string" calcext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rpNextStageKick</text:p>
          </table:table-cell>
          <table:table-cell office:value-type="float" office:value="14035248" calcext:value-type="float">
            <text:p>14035248</text:p>
          </table:table-cell>
          <table:table-cell office:value-type="string" calcext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rpNextStage_Bonfire</text:p>
          </table:table-cell>
          <table:table-cell office:value-type="float" office:value="14036128" calcext:value-type="float">
            <text:p>14036128</text:p>
          </table:table-cell>
          <table:table-cell office:value-type="string" calcext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rpRestart</text:p>
          </table:table-cell>
          <table:table-cell office:value-type="float" office:value="14034304" calcext:value-type="float">
            <text:p>14034304</text:p>
          </table:table-cell>
          <table:table-cell office:value-type="string" calcext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rpRestartNoGrey</text:p>
          </table:table-cell>
          <table:table-cell office:value-type="float" office:value="14034256" calcext:value-type="float">
            <text:p>14034256</text:p>
          </table:table-cell>
          <table:table-cell office:value-type="string" calcext:value-type="string">
            <text:p>0xd62550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WarpSelfBloodMark</text:p>
          </table:table-cell>
          <table:table-cell office:value-type="float" office:value="14043600" calcext:value-type="float">
            <text:p>14043600</text:p>
          </table:table-cell>
          <table:table-cell office:value-type="string" calcext:value-type="string">
            <text:p>0xD649D0</text:p>
          </table:table-cell>
          <table:table-cell table:number-columns-repeated="1021"/>
        </table:table-row>
        <table:table-row table:style-name="ro7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 calcext:value-type="string">
            <text:p>[enable]</text:p>
          </table:table-cell>
        </table:table-row>
        <table:table-row table:style-name="ro3">
          <table:table-cell office:value-type="string" calcext:value-type="string">
            <text:p>alloc(MyCode,1024)</text:p>
          </table:table-cell>
        </table:table-row>
        <table:table-row table:style-name="ro3">
          <table:table-cell office:value-type="string" calcext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push ebp</text:p>
          </table:table-cell>
        </table:table-row>
        <table:table-row table:style-name="ro3">
          <table:table-cell office:value-type="string" calcext:value-type="string">
            <text:p>mov ebp, esp</text:p>
          </table:table-cell>
        </table:table-row>
        <table:table-row table:style-name="ro3">
          <table:table-cell office:value-type="string" calcext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mov eax,0</text:p>
          </table:table-cell>
        </table:table-row>
        <table:table-row table:style-name="ro3">
          <table:table-cell office:value-type="string" calcext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mov eax,0</text:p>
          </table:table-cell>
        </table:table-row>
        <table:table-row table:style-name="ro3">
          <table:table-cell office:value-type="string" calcext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mov eax,0</text:p>
          </table:table-cell>
        </table:table-row>
        <table:table-row table:style-name="ro3">
          <table:table-cell office:value-type="string" calcext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mov eax,64</text:p>
          </table:table-cell>
        </table:table-row>
        <table:table-row table:style-name="ro3">
          <table:table-cell office:value-type="string" calcext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mov eax,2710</text:p>
          </table:table-cell>
        </table:table-row>
        <table:table-row table:style-name="ro3">
          <table:table-cell office:value-type="string" calcext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pop eax</text:p>
          </table:table-cell>
        </table:table-row>
        <table:table-row table:style-name="ro3">
          <table:table-cell office:value-type="string" calcext:value-type="string">
            <text:p>pop eax</text:p>
          </table:table-cell>
        </table:table-row>
        <table:table-row table:style-name="ro3">
          <table:table-cell office:value-type="string" calcext:value-type="string">
            <text:p>pop eax</text:p>
          </table:table-cell>
        </table:table-row>
        <table:table-row table:style-name="ro3">
          <table:table-cell office:value-type="string" calcext:value-type="string">
            <text:p>pop eax</text:p>
          </table:table-cell>
        </table:table-row>
        <table:table-row table:style-name="ro3">
          <table:table-cell office:value-type="string" calcext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pop eax</text:p>
          </table:table-cell>
        </table:table-row>
        <table:table-row table:style-name="ro3">
          <table:table-cell office:value-type="string" calcext:value-type="string">
            <text:p>mov esp, ebp</text:p>
          </table:table-cell>
        </table:table-row>
        <table:table-row table:style-name="ro3">
          <table:table-cell office:value-type="string" calcext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 calcext:value-type="string">
            <text:p>--------------</text:p>
          </table:table-cell>
        </table:table-row>
        <table:table-row table:style-name="ro3">
          <table:table-cell office:value-type="string" calcext:value-type="string">
            <text:p>[enable]</text:p>
          </table:table-cell>
        </table:table-row>
        <table:table-row table:style-name="ro3">
          <table:table-cell office:value-type="string" calcext:value-type="string">
            <text:p>alloc(MyCode,1024)</text:p>
          </table:table-cell>
        </table:table-row>
        <table:table-row table:style-name="ro3">
          <table:table-cell office:value-type="string" calcext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push ebp</text:p>
          </table:table-cell>
        </table:table-row>
        <table:table-row table:style-name="ro3">
          <table:table-cell office:value-type="string" calcext:value-type="string">
            <text:p>mov ebp, esp</text:p>
          </table:table-cell>
        </table:table-row>
        <table:table-row table:style-name="ro3">
          <table:table-cell office:value-type="string" calcext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pop eax</text:p>
          </table:table-cell>
        </table:table-row>
        <table:table-row table:style-name="ro3">
          <table:table-cell office:value-type="string" calcext:value-type="string">
            <text:p>mov esp, ebp</text:p>
          </table:table-cell>
        </table:table-row>
        <table:table-row table:style-name="ro3">
          <table:table-cell office:value-type="string" calcext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8" table:default-cell-style-name="ce14"/>
        <table:table-column table:style-name="co5" table:number-columns-repeated="1023" table:default-cell-style-name="ce14"/>
        <table:table-row table:style-name="ro3">
          <table:table-cell office:value-type="string" calcext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9" table:default-cell-style-name="ce14"/>
        <table:table-column table:style-name="co20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 calcext:value-type="string">
            <text:p>mov eax,[esp+10]</text:p>
          </table:table-cell>
          <table:table-cell office:value-type="string" calcext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push eax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mov eax, ebx</text:p>
          </table:table-cell>
          <table:table-cell table:style-name="ce27" office:value-type="string" calcext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mov ebx, ecx</text:p>
          </table:table-cell>
          <table:table-cell office:value-type="string" calcext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and ebx, fc00</text:p>
          </table:table-cell>
          <table:table-cell office:value-type="string" calcext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cmp ebx, fc00</text:p>
          </table:table-cell>
          <table:table-cell office:value-type="string" calcext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mov ebx, eax</text:p>
          </table:table-cell>
          <table:table-cell office:value-type="string" calcext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je stackPassed</text:p>
          </table:table-cell>
          <table:table-cell office:value-type="string" calcext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jmp codeSkip</text:p>
          </table:table-cell>
          <table:table-cell office:value-type="string" calcext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mov ebx, [ebx-30]</text:p>
          </table:table-cell>
          <table:table-cell office:value-type="string" calcext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cmp ebx, 0</text:p>
          </table:table-cell>
          <table:table-cell office:value-type="string" calcext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je ptrFail</text:p>
          </table:table-cell>
          <table:table-cell office:value-type="string" calcext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mov ebx, [ebx+14]</text:p>
          </table:table-cell>
          <table:table-cell office:value-type="string" calcext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cmp ebx, 0</text:p>
          </table:table-cell>
          <table:table-cell office:value-type="string" calcext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je ptrFail</text:p>
          </table:table-cell>
          <table:table-cell office:value-type="string" calcext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add ebx, 30</text:p>
          </table:table-cell>
          <table:table-cell office:value-type="string" calcext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jmp ptrSuccess</text:p>
          </table:table-cell>
          <table:table-cell office:value-type="string" calcext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mov ebx, eax</text:p>
          </table:table-cell>
          <table:table-cell office:value-type="string" calcext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jmp codeSkip</text:p>
          </table:table-cell>
          <table:table-cell office:value-type="string" calcext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push eax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mov eax,0</text:p>
          </table:table-cell>
          <table:table-cell office:value-type="string" calcext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cmp eax,20</text:p>
          </table:table-cell>
          <table:table-cell office:value-type="string" calcext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je loopExit</text:p>
          </table:table-cell>
          <table:table-cell office:value-type="string" calcext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mov dl,[ebx]</text:p>
          </table:table-cell>
          <table:table-cell office:value-type="string" calcext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mov [edi],dl</text:p>
          </table:table-cell>
          <table:table-cell office:value-type="string" calcext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inc eax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inc ebx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inc edi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Jmp loopStart</text:p>
          </table:table-cell>
          <table:table-cell office:value-type="string" calcext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 calcext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sub ebx, 20</text:p>
          </table:table-cell>
          <table:table-cell office:value-type="string" calcext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sub edi, 20</text:p>
          </table:table-cell>
          <table:table-cell office:value-type="string" calcext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pop eax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 calcext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pop eax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push esi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1" table:default-cell-style-name="ce14"/>
        <table:table-column table:style-name="co22" table:default-cell-style-name="ce14"/>
        <table:table-column table:style-name="co5" table:number-columns-repeated="1022" table:default-cell-style-name="ce14"/>
        <table:table-row table:style-name="ro3">
          <table:table-cell office:value-type="string" calcext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ush eax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ush ebx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ush ecx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ush edx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ush esi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ush edi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ov edi,MyCode+200</text:p>
          </table:table-cell>
          <table:table-cell office:value-type="string" calcext:value-type="string">
            <text:p>BF 00 00 00 00</text:p>
          </table:table-cell>
          <table:table-cell office:value-type="string" calcext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v eax,0</text:p>
          </table:table-cell>
          <table:table-cell office:value-type="string" calcext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v ebx,0</text:p>
          </table:table-cell>
          <table:table-cell office:value-type="string" calcext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v ecx,0</text:p>
          </table:table-cell>
          <table:table-cell office:value-type="string" calcext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v edx,0</text:p>
          </table:table-cell>
          <table:table-cell office:value-type="string" calcext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v bl,[edi]</text:p>
          </table:table-cell>
          <table:table-cell office:value-type="string" calcext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mp bl,0</text:p>
          </table:table-cell>
          <table:table-cell office:value-type="string" calcext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e CopyLoop</text:p>
          </table:table-cell>
          <table:table-cell office:value-type="string" calcext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v al,[esi]</text:p>
          </table:table-cell>
          <table:table-cell office:value-type="string" calcext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v bl,[edi]</text:p>
          </table:table-cell>
          <table:table-cell office:value-type="string" calcext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c esi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c edi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c ecx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mp al,bl</text:p>
          </table:table-cell>
          <table:table-cell office:value-type="string" calcext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ne FailCmpLoop</text:p>
          </table:table-cell>
          <table:table-cell office:value-type="string" calcext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mp ecx,11</text:p>
          </table:table-cell>
          <table:table-cell office:value-type="string" calcext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ne CmpLoop</text:p>
          </table:table-cell>
          <table:table-cell office:value-type="string" calcext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b esi,ecx</text:p>
          </table:table-cell>
          <table:table-cell office:value-type="string" calcext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b edi,ecx</text:p>
          </table:table-cell>
          <table:table-cell office:value-type="string" calcext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v ecx,0</text:p>
          </table:table-cell>
          <table:table-cell office:value-type="string" calcext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mp CopyLoop</text:p>
          </table:table-cell>
          <table:table-cell office:value-type="string" calcext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ub esi,ecx</text:p>
          </table:table-cell>
          <table:table-cell office:value-type="string" calcext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b edi,ecx</text:p>
          </table:table-cell>
          <table:table-cell office:value-type="string" calcext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v ecx,0</text:p>
          </table:table-cell>
          <table:table-cell office:value-type="string" calcext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d edi,30</text:p>
          </table:table-cell>
          <table:table-cell office:value-type="string" calcext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mp StartLoop</text:p>
          </table:table-cell>
          <table:table-cell office:value-type="string" calcext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v bl,[esi]</text:p>
          </table:table-cell>
          <table:table-cell office:value-type="string" calcext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v [edi],bl</text:p>
          </table:table-cell>
          <table:table-cell office:value-type="string" calcext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c esi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c edi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c ecx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mp ecx,30</text:p>
          </table:table-cell>
          <table:table-cell office:value-type="string" calcext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e ExitLoop</text:p>
          </table:table-cell>
          <table:table-cell office:value-type="string" calcext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mp CopyLoop</text:p>
          </table:table-cell>
          <table:table-cell office:value-type="string" calcext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op edi</text:p>
          </table:table-cell>
          <table:table-cell office:value-type="string" calcext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p esi</text:p>
          </table:table-cell>
          <table:table-cell office:value-type="string" calcext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p edx</text:p>
          </table:table-cell>
          <table:table-cell office:value-type="string" calcext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p ecx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p ebx</text:p>
          </table:table-cell>
          <table:table-cell office:value-type="string" calcext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p eax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ovq [esi+14],xmm0</text:p>
          </table:table-cell>
          <table:table-cell office:value-type="string" calcext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mp 00BE6383</text:p>
          </table:table-cell>
          <table:table-cell office:value-type="string" calcext:value-type="string">
            <text:p>E9 00 00 00 00</text:p>
          </table:table-cell>
          <table:table-cell office:value-type="string" calcext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3" table:default-cell-style-name="ce14"/>
        <table:table-column table:style-name="co24" table:default-cell-style-name="ce14"/>
        <table:table-column table:style-name="co5" table:number-columns-repeated="1022" table:default-cell-style-name="ce14"/>
        <table:table-row table:style-name="ro3">
          <table:table-cell office:value-type="string" calcext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 calcext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 calcext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6"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family="'Courier New'" style:font-style-name="Regular" style:font-family-generic="modern" style:font-pitch="fixed" fo:font-size="11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7">00/00/0000</text:date>, <text:time style:data-style-name="N2" text:time-value="17:13:00.2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10-17T17:46:28.629000000</dc:date>
    <meta:editing-duration>P17DT16H48M31S</meta:editing-duration>
    <meta:editing-cycles>612</meta:editing-cycles>
    <meta:generator>LibreOffice/5.4.0.3$Windows_X86_64 LibreOffice_project/7556cbc6811c9d992f4064ab9287069087d7f62c</meta:generator>
    <meta:document-statistic meta:table-count="12" meta:cell-count="4778" meta:object-count="1"/>
  </office:meta>
</office:document-meta>
</file>